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3" style:family="paragraph" style:parent-style-name="Body_20_Text_20_First_20_Indent" style:master-page-name="Standard">
      <style:paragraph-properties fo:text-align="center" style:justify-single-word="false" style:page-number="0"/>
      <style:text-properties style:font-name="Times" fo:font-size="16pt" fo:font-weight="bold" style:font-size-asian="16pt" style:font-weight-asian="bold" style:font-size-complex="16pt"/>
    </style:style>
    <style:style style:name="P4" style:family="paragraph" style:parent-style-name="Body_20_Text_20_First_20_Indent">
      <style:paragraph-properties fo:text-align="center" style:justify-single-word="false"/>
    </style:style>
    <style:style style:name="P6" style:family="paragraph" style:parent-style-name="Contents_20_1">
      <style:paragraph-properties>
        <style:tab-stops>
          <style:tab-stop style:position="6.9in" style:type="right" style:leader-style="dotted" style:leader-text="."/>
        </style:tab-stops>
      </style:paragraph-properties>
    </style:style>
    <style:style style:name="P7" style:family="paragraph" style:parent-style-name="Contents_20_2">
      <style:paragraph-properties>
        <style:tab-stops>
          <style:tab-stop style:position="6.9in" style:type="right" style:leader-style="dotted" style:leader-text="."/>
        </style:tab-stops>
      </style:paragraph-properties>
    </style:style>
    <style:style style:name="P8"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9" style:family="paragraph" style:parent-style-name="Heading_20_1">
      <style:text-properties style:font-name="Times New Roman" fo:font-size="16pt" style:font-size-asian="16pt" style:font-size-complex="16pt"/>
    </style:style>
    <style:style style:name="P1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2" style:family="paragraph" style:parent-style-name="Default_20_Text">
      <style:text-properties fo:color="#000000" style:font-name="Helv" fo:font-size="10pt" style:font-size-asian="10pt" style:font-name-complex="Helv" style:font-size-complex="10pt"/>
    </style:style>
    <style:style style:name="P14" style:family="paragraph" style:parent-style-name="Body_20_Text_20_First_20_Indent">
      <style:text-properties style:font-name="Times New Roman" fo:font-size="12pt" style:font-size-asian="12pt" style:font-size-complex="12pt"/>
    </style:style>
    <style:style style:name="P16" style:family="paragraph" style:parent-style-name="Body_20_Text_20_First_20_Indent">
      <style:text-properties fo:color="#000000" style:font-name="Times New Roman" fo:font-size="12pt" style:font-size-asian="12pt" style:font-name-complex="Helv" style:font-size-complex="12pt"/>
    </style:style>
    <style:style style:name="P17" style:family="paragraph" style:parent-style-name="Heading_20_2">
      <style:text-properties fo:color="#000000" style:font-name-complex="Helv"/>
    </style:style>
    <style:style style:name="P18" style:family="paragraph" style:parent-style-name="Default_20_Text">
      <style:text-properties fo:color="#000000" style:font-name-complex="Helv"/>
    </style:style>
    <style:style style:name="P19" style:family="paragraph" style:parent-style-name="Default_20_Text">
      <style:text-properties style:language-asian="zh" style:country-asian="CN"/>
    </style:style>
    <style:style style:name="P20" style:family="paragraph" style:parent-style-name="Default_20_Text" style:list-style-name="L3"/>
    <style:style style:name="P21" style:family="paragraph" style:parent-style-name="Default_20_Text" style:list-style-name="L4">
      <style:text-properties fo:font-weight="bold" style:font-weight-asian="bold" style:font-weight-complex="bold"/>
    </style:style>
    <style:style style:name="P23" style:family="paragraph" style:parent-style-name="Default_20_Text" style:list-style-name="L4">
      <style:text-properties fo:font-weight="normal" style:font-weight-asian="normal" style:font-weight-complex="normal"/>
    </style:style>
    <style:style style:name="P24" style:family="paragraph" style:parent-style-name="Default_20_Text">
      <style:text-properties style:font-name="Cambria" fo:font-size="12pt" style:font-name-asian="Cambria" style:font-size-asian="12pt" style:font-name-complex="Cambria" style:font-size-complex="12pt"/>
    </style:style>
    <style:style style:name="P25" style:family="paragraph" style:parent-style-name="Default_20_Text">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6" style:family="paragraph" style:parent-style-name="Default_20_Text">
      <style:paragraph-properties style:text-autospace="none"/>
    </style:style>
    <style:style style:name="P32" style:family="paragraph" style:parent-style-name="Default_20_Text">
      <style:text-properties fo:color="#000000" style:font-name="Times New Roman" fo:font-size="12pt" style:font-name-asian="Helv1" style:font-size-asian="12pt" style:font-name-complex="Helv1" style:font-size-complex="12pt"/>
    </style:style>
    <style:style style:name="P3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 style:family="paragraph" style:parent-style-name="Default_20_Text" style:list-style-name="WW8Num10">
      <style:paragraph-properties fo:margin-top="0in" fo:margin-bottom="0in"/>
      <style:text-properties fo:color="#000000"/>
    </style:style>
    <style:style style:name="P35" style:family="paragraph" style:parent-style-name="Default_20_Tex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38" style:family="paragraph" style:parent-style-name="Default_20_Tex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9" style:family="paragraph" style:parent-style-name="Body_20_Text_20_First_20_Indent">
      <style:paragraph-properties fo:margin-top="0in" fo:margin-bottom="0.0835in" fo:orphans="2" fo:widows="2" style:writing-mode="lr-tb"/>
    </style:style>
    <style:style style:name="P41" style:family="paragraph" style:parent-style-name="Default_20_Text">
      <style:paragraph-properties fo:margin-left="0.0193in" fo:margin-right="0in" fo:margin-top="0.1665in" fo:margin-bottom="0.0417in" fo:orphans="2" fo:widows="2" fo:text-indent="0in" style:auto-text-indent="false" style:writing-mode="lr-tb"/>
    </style:style>
    <style:style style:name="P42" style:family="paragraph" style:parent-style-name="Body_20_Text_20_First_20_Indent" style:list-style-name="L5"/>
    <style:style style:name="P43" style:family="paragraph" style:parent-style-name="Body_20_Text_20_First_20_Indent" style:list-style-name="L5">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4" style:family="paragraph" style:parent-style-name="Body_20_Text_20_First_20_Indent" style:list-style-name="L5">
      <style:paragraph-properties fo:margin-left="0.5in" fo:margin-right="0in" fo:text-indent="0.1457in" style:auto-text-indent="false"/>
    </style:style>
    <style:style style:name="P45" style:family="paragraph" style:parent-style-name="Code" style:list-style-name="L5">
      <style:paragraph-properties fo:margin-left="1in" fo:margin-right="0in" fo:text-indent="0in" style:auto-text-indent="false"/>
    </style:style>
    <style:style style:name="P46" style:family="paragraph" style:parent-style-name="Body_20_Text_20_First_20_Indent" style:list-style-name="L5">
      <style:text-properties fo:color="#000000" style:font-name="Times New Roman" fo:font-size="12pt" style:font-name-asian="Helv1" style:font-size-asian="12pt" style:font-name-complex="Helv1" style:font-size-complex="12pt"/>
    </style:style>
    <style:style style:name="P47" style:family="paragraph" style:parent-style-name="Heading_20_3">
      <style:text-properties fo:color="#000000" style:font-name="Helv1" fo:font-size="10pt" style:font-name-asian="Helv1" style:font-size-asian="10pt" style:font-name-complex="Helv1" style:font-size-complex="10pt"/>
    </style:style>
    <style:style style:name="P48" style:family="paragraph" style:parent-style-name="Default_20_Text">
      <style:text-properties fo:color="#000000" style:font-name="Helv1" fo:font-size="10pt" style:font-name-asian="Helv1" style:font-size-asian="10pt" style:font-name-complex="Helv1" style:font-size-complex="10pt"/>
    </style:style>
    <style:style style:name="P49" style:family="paragraph" style:parent-style-name="Default_20_Text">
      <style:text-properties fo:color="#000000" style:font-name="Helv1" fo:font-size="10pt" fo:font-weight="bold" style:font-name-asian="Helv1" style:font-size-asian="10pt" style:font-name-complex="Helv1" style:font-size-complex="10pt"/>
    </style:style>
    <style:style style:name="P51" style:family="paragraph" style:parent-style-name="Default_20_Text">
      <style:text-properties fo:color="#000000" style:font-name="Helv1" fo:font-size="10pt" fo:font-weight="normal" style:font-name-asian="Helv1" style:font-size-asian="10pt" style:font-name-complex="Helv1" style:font-size-complex="10pt"/>
    </style:style>
    <style:style style:name="P52" style:family="paragraph" style:parent-style-name="Default_20_Text">
      <style:text-properties fo:color="#000000" style:font-name="Times New Roman" fo:font-size="12pt" fo:font-weight="normal" style:font-name-asian="Helv1" style:font-size-asian="12pt" style:font-name-complex="Helv1" style:font-size-complex="12pt"/>
    </style:style>
    <style:style style:name="P53" style:family="paragraph" style:parent-style-name="Default_20_Text">
      <style:text-properties fo:font-weight="bold"/>
    </style:style>
    <style:style style:name="P55" style:family="paragraph" style:parent-style-name="Default_20_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56" style:family="paragraph" style:parent-style-name="Text_20_Body_20_Single">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57" style:family="paragraph" style:parent-style-name="Heading_20_2">
      <style:text-properties fo:font-size="14pt" style:font-size-asian="14pt" style:font-size-complex="14pt"/>
    </style:style>
    <style:style style:name="P58" style:family="paragraph" style:parent-style-name="Default_20_Text" style:list-style-name="L6">
      <style:paragraph-properties>
        <style:tab-stops>
          <style:tab-stop style:position="2.7953in"/>
        </style:tab-stops>
      </style:paragraph-properties>
    </style:style>
    <style:style style:name="P61" style:family="paragraph" style:parent-style-name="Default_20_Text" style:list-style-name="L6"/>
    <style:style style:name="P62" style:family="paragraph" style:parent-style-name="Default_20_Text">
      <style:text-properties fo:font-style="italic" fo:font-weight="bold" style:language-asian="zh" style:country-asian="CN" style:font-style-asian="italic" style:font-weight-asian="bold" style:font-style-complex="italic" style:font-weight-complex="bold"/>
    </style:style>
    <style:style style:name="P64" style:family="paragraph" style:parent-style-name="Default_20_Text">
      <style:text-properties fo:font-style="normal" fo:font-weight="bold" style:language-asian="zh" style:country-asian="CN" style:font-style-asian="normal" style:font-weight-asian="bold" style:font-style-complex="normal" style:font-weight-complex="bold"/>
    </style:style>
    <style:style style:name="P65" style:family="paragraph" style:parent-style-name="Default_20_Text">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6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67" style:family="paragraph" style:parent-style-name="Default_20_Text">
      <style:text-properties style:font-name="Helv1" fo:font-size="10pt" style:font-size-asian="10pt" style:language-asian="zh" style:country-asian="CN" style:font-size-complex="10pt"/>
    </style:style>
    <style:style style:name="P6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0" style:family="paragraph" style:parent-style-name="Default_20_Text" style:list-style-name="L7"/>
    <style:style style:name="P71" style:family="paragraph" style:parent-style-name="Default_20_Text" style:list-style-name="L7">
      <style:text-properties style:language-asian="zh" style:country-asian="CN"/>
    </style:style>
    <style:style style:name="P7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7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80" style:family="paragraph" style:parent-style-name="Default_20_Text">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2" style:family="paragraph" style:parent-style-name="Text_20_Body_20_Single">
      <style:text-properties style:font-name="Tms Rmn" fo:font-weight="bold" style:font-weight-asian="bold" style:font-weight-complex="bold"/>
    </style:style>
    <style:style style:name="P83" style:family="paragraph" style:parent-style-name="Default_20_Text">
      <style:paragraph-properties fo:margin-left="0in" fo:margin-right="0in" fo:text-indent="0in" style:auto-text-indent="false"/>
    </style:style>
    <style:style style:name="P84" style:family="paragraph" style:parent-style-name="Code">
      <style:paragraph-properties fo:margin-left="0in" fo:margin-right="0in" fo:text-indent="0in" style:auto-text-indent="false"/>
    </style:style>
    <style:style style:name="P85" style:family="paragraph" style:parent-style-name="Code" style:list-style-name="L8">
      <style:paragraph-properties fo:margin-left="0in" fo:margin-right="0in" fo:text-indent="0in" style:auto-text-indent="false"/>
    </style:style>
    <style:style style:name="P86" style:family="paragraph" style:parent-style-name="Default_20_Text">
      <style:paragraph-properties fo:margin-left="0in" fo:margin-right="0in" fo:text-indent="0in" style:auto-text-indent="false"/>
      <style:text-properties style:language-asian="zh" style:country-asian="CN"/>
    </style:style>
    <style:style style:name="P89" style:family="paragraph" style:parent-style-name="Heading_20_3">
      <style:paragraph-properties fo:margin-left="0in" fo:margin-right="0in" fo:text-indent="0in" style:auto-text-indent="false"/>
    </style:style>
    <style:style style:name="P91" style:family="paragraph" style:parent-style-name="Default_20_Text">
      <style:paragraph-properties fo:margin-left="0in" fo:margin-right="0in" fo:text-indent="0in" style:auto-text-indent="false"/>
      <style:text-properties style:font-name="Times New Roman" fo:font-size="12pt" fo:font-weight="normal" style:font-name-complex="Times New Roman"/>
    </style:style>
    <style:style style:name="P92" style:family="paragraph" style:parent-style-name="Default_20_Text">
      <style:paragraph-properties fo:margin-left="0in" fo:margin-right="0in" fo:text-indent="0in" style:auto-text-indent="false"/>
      <style:text-properties style:font-name="Times New Roman" style:font-name-complex="Times New Roman"/>
    </style:style>
    <style:style style:name="P93" style:family="paragraph" style:parent-style-name="List_20_Paragraph">
      <style:paragraph-properties fo:margin-left="0in" fo:margin-right="0in" fo:text-indent="0in" style:auto-text-indent="false"/>
      <style:text-properties style:font-name="Times New Roman" style:font-name-complex="Times New Roman"/>
    </style:style>
    <style:style style:name="P94" style:family="paragraph" style:parent-style-name="Code">
      <style:text-properties style:language-asian="zh" style:country-asian="CN"/>
    </style:style>
    <style:style style:name="P9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98" style:family="paragraph" style:parent-style-name="Code">
      <style:text-properties style:font-name="Tms Rmn1" fo:font-size="10pt" style:font-name-asian="Tms Rmn1" style:font-size-asian="10pt" style:font-name-complex="Tms Rmn1" style:font-size-complex="10pt"/>
    </style:style>
    <style:style style:name="P102" style:family="paragraph" style:parent-style-name="Default_20_Text">
      <style:text-properties style:font-name="Times New Roman" fo:font-style="italic" fo:font-weight="normal" style:font-style-asian="italic" style:font-weight-asian="normal" style:font-name-complex="Times New Roman" style:font-style-complex="italic" style:font-weight-complex="normal"/>
    </style:style>
    <style:style style:name="P103" style:family="paragraph" style:parent-style-name="Default_20_Text">
      <style:text-properties fo:font-style="italic" fo:font-weight="bold" style:font-weight-asian="normal" style:font-weight-complex="normal"/>
    </style:style>
    <style:style style:name="P104" style:family="paragraph" style:parent-style-name="Default_20_Text">
      <style:text-properties style:font-name="Times New Roman" style:font-name-complex="Times New Roman"/>
    </style:style>
    <style:style style:name="P105" style:family="paragraph" style:parent-style-name="Code">
      <style:paragraph-properties fo:orphans="2" fo:widows="2" style:writing-mode="lr-tb"/>
    </style:style>
    <style:style style:name="P108" style:family="paragraph" style:parent-style-name="Code">
      <style:paragraph-properties fo:orphans="2" fo:widows="2" style:writing-mode="lr-tb"/>
      <style:text-properties fo:color="#0000ff" fo:language="en" fo:country="US" style:text-underline-style="solid" style:text-underline-type="single"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9" style:family="paragraph" style:parent-style-name="Code">
      <style:paragraph-properties fo:orphans="2" fo:widows="2" style:writing-mode="lr-tb"/>
      <style:text-properties fo:color="#000000" fo:language="en" fo:country="US" fo:font-weight="normal" style:font-name-asian="Times New Roman" style:language-asian="zh" style:country-asian="CN" style:font-weight-asian="normal" style:font-name-complex="Times New Roman" style:language-complex="ar" style:country-complex="SA" style:font-weight-complex="normal"/>
    </style:style>
    <style:style style:name="P110" style:family="paragraph" style:parent-style-name="Default_20_Text">
      <style:text-properties style:font-name="Times New Roman" fo:font-style="italic" style:font-style-asian="italic" style:font-name-complex="Times New Roman" style:font-style-complex="italic"/>
    </style:style>
    <style:style style:name="P111" style:family="paragraph" style:parent-style-name="Default_20_Text">
      <style:text-properties style:font-name="Times New Roman" fo:font-weight="bold" style:language-asian="zh" style:country-asian="CN" style:font-weight-asian="bold" style:font-name-complex="Times New Roman" style:font-weight-complex="bold"/>
    </style:style>
    <style:style style:name="P113" style:family="paragraph" style:parent-style-name="Code">
      <style:text-properties fo:font-weight="normal" style:font-weight-asian="normal" style:font-weight-complex="normal"/>
    </style:style>
    <style:style style:name="P114" style:family="paragraph" style:parent-style-name="Default_20_Text">
      <style:text-properties fo:font-weight="bold" style:language-asian="zh" style:country-asian="CN" style:font-weight-asian="bold" style:font-weight-complex="bold"/>
    </style:style>
    <style:style style:name="P115" style:family="paragraph" style:parent-style-name="Default_20_Text">
      <style:text-properties fo:font-weight="normal" style:font-weight-asian="normal" style:font-weight-complex="normal"/>
    </style:style>
    <style:style style:name="P121" style:family="paragraph" style:parent-style-name="Default_20_Text">
      <style:text-properties style:font-name="Times New Roman" fo:font-size="12pt" fo:font-weight="normal" style:font-size-asian="12pt" style:font-size-complex="12pt"/>
    </style:style>
    <style:style style:name="P12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3" style:family="paragraph" style:parent-style-name="Default_20_Text">
      <style:text-properties style:font-name="Times New Roman" fo:font-style="normal" style:font-style-asian="italic" style:font-name-complex="Times New Roman" style:font-style-complex="italic"/>
    </style:style>
    <style:style style:name="P124"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5" style:family="paragraph" style:parent-style-name="Heading_20_4">
      <style:text-properties style:font-name="Times New Roman" fo:font-size="12pt" fo:font-weight="bold" style:font-size-asian="12pt" style:font-size-complex="12pt"/>
    </style:style>
    <style:style style:name="P12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31" style:family="paragraph" style:parent-style-name="Default_20_Text">
      <style:text-properties style:font-name="Courier New" fo:font-size="12pt" fo:font-weight="normal" style:font-size-asian="12pt" style:language-asian="zh" style:country-asian="CN" style:font-name-complex="Times New Roman" style:font-size-complex="12pt"/>
    </style:style>
    <style:style style:name="P13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42"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143"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144" style:family="paragraph" style:parent-style-name="Heading_20_4">
      <style:paragraph-properties fo:orphans="2" fo:widows="2" style:writing-mode="lr-tb"/>
      <style:text-properties style:use-window-font-color="true" fo:language="en" fo:country="US" style:font-name-asian="Times New Roman" style:language-asian="zh" style:country-asian="CN" style:font-name-complex="Times New Roman" style:language-complex="ar" style:country-complex="SA"/>
    </style:style>
    <style:style style:name="P145" style:family="paragraph" style:parent-style-name="Default_20_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46" style:family="paragraph" style:parent-style-name="Heading_20_4">
      <style:paragraph-properties fo:orphans="2" fo:widows="2" style:writing-mode="lr-tb"/>
      <style:text-properties style:use-window-font-color="true" style:font-name="Arial" fo:font-size="11pt" fo:language="en" fo:country="US" style:font-name-asian="Times New Roman" style:font-size-asian="11pt" style:language-asian="zh" style:country-asian="CN" style:font-name-complex="Times New Roman" style:font-size-complex="11pt" style:language-complex="ar" style:country-complex="SA"/>
    </style:style>
    <style:style style:name="P147"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48" style:family="paragraph" style:parent-style-name="Code">
      <style:text-properties fo:font-size="10pt" style:font-size-asian="10pt" style:font-size-complex="10pt"/>
    </style:style>
    <style:style style:name="P149" style:family="paragraph" style:parent-style-name="Default_20_Text">
      <style:paragraph-properties fo:orphans="2" fo:widows="2" style:writing-mode="lr-tb"/>
      <style:text-properties style:use-window-font-color="true" style:font-name="Helv1" fo:font-size="10pt" fo:language="en" fo:country="US" style:text-underline-style="solid" style:text-underline-type="single"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50" style:family="paragraph" style:parent-style-name="Default_20_Text">
      <style:text-properties fo:color="#000000" style:font-name="Helv1" fo:font-size="10pt" fo:font-weight="bold" style:font-name-asian="Helv1" style:font-size-asian="10pt" style:font-weight-asian="bold" style:font-name-complex="Helv1" style:font-size-complex="10pt" style:font-weight-complex="bold"/>
    </style:style>
    <style:style style:name="P151" style:family="paragraph" style:parent-style-name="Default_20_Text">
      <style:paragraph-properties fo:margin-left="0.5in" fo:margin-right="0in" fo:text-indent="0in" style:auto-text-indent="false"/>
    </style:style>
    <style:style style:name="P152" style:family="paragraph" style:parent-style-name="Default_20_Text" style:list-style-name="L9">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153" style:family="paragraph" style:parent-style-name="Default_20_Text" style:list-style-name="L9">
      <style:paragraph-properties fo:margin-left="1in" fo:margin-right="0in" fo:text-indent="-0.25in" style:auto-text-indent="false"/>
      <style:text-properties style:font-name="Times New Roman" fo:font-size="10pt" style:font-size-asian="10pt" style:font-size-complex="10pt"/>
    </style:style>
    <style:style style:name="P154"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55"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56" style:family="paragraph" style:parent-style-name="Default_20_Text">
      <style:paragraph-properties fo:margin-left="1in" fo:margin-right="0in" fo:text-indent="0in" style:auto-text-indent="false"/>
      <style:text-properties style:font-name="Times New Roman" fo:font-size="10pt" style:font-size-asian="10pt" style:font-size-complex="10pt"/>
    </style:style>
    <style:style style:name="P157" style:family="paragraph" style:parent-style-name="Code">
      <style:text-properties style:font-name="Times New Roman" fo:font-size="10pt" style:font-size-asian="10pt" style:language-asian="zh" style:country-asian="CN" style:font-size-complex="10pt"/>
    </style:style>
    <style:style style:name="P158" style:family="paragraph" style:parent-style-name="Default_20_Text">
      <style:paragraph-properties fo:margin-left="0.5in" fo:margin-right="0in" fo:text-indent="0in" style:auto-text-indent="false"/>
      <style:text-properties fo:font-weight="bold" style:language-asian="zh" style:country-asian="CN" style:font-weight-asian="bold" style:font-weight-complex="bold"/>
    </style:style>
    <style:style style:name="P159" style:family="paragraph" style:parent-style-name="Default_20_Text">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164"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5" style:family="paragraph" style:parent-style-name="Default_20_Text" style:list-style-name="L9">
      <style:paragraph-properties fo:margin-left="1in" fo:margin-right="0in" fo:text-indent="-0.25in" style:auto-text-indent="false"/>
      <style:text-properties style:language-asian="zh" style:country-asian="CN"/>
    </style:style>
    <style:style style:name="P166" style:family="paragraph" style:parent-style-name="Code" style:list-style-name="L9">
      <style:paragraph-properties fo:margin-left="1.5in" fo:margin-right="0in" fo:text-indent="0in" style:auto-text-indent="false"/>
      <style:text-properties style:language-asian="zh" style:country-asian="CN"/>
    </style:style>
    <style:style style:name="P167" style:family="paragraph" style:parent-style-name="Default_20_Text" style:list-style-name="L10">
      <style:paragraph-properties fo:margin-left="1in" fo:margin-right="0in" fo:text-indent="-0.25in" style:auto-text-indent="false"/>
    </style:style>
    <style:style style:name="P168" style:family="paragraph" style:parent-style-name="Code">
      <style:paragraph-properties fo:margin-left="1in" fo:margin-right="0in" fo:text-indent="0in" style:auto-text-indent="false"/>
      <style:text-properties style:language-asian="zh" style:country-asian="CN"/>
    </style:style>
    <style:style style:name="P169" style:family="paragraph" style:parent-style-name="Code">
      <style:paragraph-properties fo:margin-left="1in" fo:margin-right="0in" fo:text-indent="0in" style:auto-text-indent="false"/>
    </style:style>
    <style:style style:name="P170" style:family="paragraph" style:parent-style-name="Default_20_Text" style:list-style-name="L10">
      <style:paragraph-properties fo:margin-left="1in" fo:margin-right="0in" fo:text-indent="-0.25in" style:auto-text-indent="false"/>
      <style:text-properties style:language-asian="zh" style:country-asian="CN"/>
    </style:style>
    <style:style style:name="P171" style:family="paragraph" style:parent-style-name="Default_20_Text">
      <style:paragraph-properties fo:margin-left="1in" fo:margin-right="0in" fo:text-indent="0in" style:auto-text-indent="false"/>
    </style:style>
    <style:style style:name="P172" style:family="paragraph" style:parent-style-name="Default_20_Text">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173"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4" style:family="paragraph" style:parent-style-name="Code" style:list-style-name="L11">
      <style:paragraph-properties fo:margin-left="1in" fo:margin-right="0in" fo:text-indent="0in" style:auto-text-indent="false"/>
      <style:text-properties style:language-asian="zh" style:country-asian="CN"/>
    </style:style>
    <style:style style:name="P175" style:family="paragraph" style:parent-style-name="Default_20_Text">
      <style:text-properties fo:font-weight="bold" style:font-weight-asian="bold" style:font-weight-complex="bold"/>
    </style:style>
    <style:style style:name="P17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78" style:family="paragraph" style:parent-style-name="Text_20_Body_20_Single">
      <style:text-properties fo:font-weight="bold" style:font-weight-asian="bold" style:font-weight-complex="bold"/>
    </style:style>
    <style:style style:name="P179" style:family="paragraph" style:parent-style-name="Default_20_Text" style:list-style-name="L12"/>
    <style:style style:name="P180" style:family="paragraph" style:parent-style-name="Text_20_Body_20_Single">
      <style:text-properties fo:font-weight="normal" style:language-asian="zh" style:country-asian="CN" style:font-weight-asian="bold" style:font-weight-complex="bold"/>
    </style:style>
    <style:style style:name="P181" style:family="paragraph" style:parent-style-name="Text_20_Body_20_Single">
      <style:text-properties fo:font-weight="normal" style:font-weight-asian="bold" style:font-weight-complex="bold"/>
    </style:style>
    <style:style style:name="P182" style:family="paragraph" style:parent-style-name="Default_20_Text">
      <style:text-properties fo:font-style="italic" fo:font-weight="normal" style:font-style-asian="italic" style:font-weight-asian="normal" style:font-style-complex="italic" style:font-weight-complex="normal"/>
    </style:style>
    <style:style style:name="P18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6" style:family="paragraph" style:parent-style-name="Body_20_Text_20_First_20_Indent">
      <style:text-properties fo:font-size="12pt" style:font-size-asian="12pt" style:font-size-complex="12pt"/>
    </style:style>
    <style:style style:name="P189" style:family="paragraph" style:parent-style-name="Default_20_Text">
      <style:text-properties fo:color="#000000" fo:font-weight="bold" style:font-weight-asian="bold" style:font-weight-complex="bold"/>
    </style:style>
    <style:style style:name="P191" style:family="paragraph" style:parent-style-name="Text_20_Body_20_Single">
      <style:text-properties fo:color="#ff0000" fo:font-weight="bold" style:font-weight-asian="bold" style:font-weight-complex="bold"/>
    </style:style>
    <style:style style:name="P192" style:family="paragraph" style:parent-style-name="Default_20_Text">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93" style:family="paragraph" style:parent-style-name="Text_20_Body_20_Single">
      <style:text-properties style:font-name="Times New Roman" style:font-name-asian="Times New Roman"/>
    </style:style>
    <style:style style:name="P200" style:family="paragraph" style:parent-style-name="Body_20_Text_20_First_20_Indent">
      <style:text-properties fo:color="#000000" style:font-name="Times New Roman"/>
    </style:style>
    <style:style style:name="P201" style:family="paragraph" style:parent-style-name="Default_20_Text">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20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03"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0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07"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209" style:family="paragraph" style:parent-style-name="Heading_20_1">
      <style:text-properties style:font-name="Times New Roman" fo:font-size="14pt" style:font-size-asian="14pt" style:font-size-complex="14pt"/>
    </style:style>
    <style:style style:name="P214" style:family="paragraph" style:parent-style-name="Heading_20_1">
      <style:text-properties style:font-name="Times-Roman" fo:font-size="14pt" style:font-name-asian="Times-Roman" style:font-size-asian="14pt" style:font-name-complex="Times-Roman" style:font-size-complex="14pt"/>
    </style:style>
    <style:style style:name="P21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19" style:family="paragraph" style:parent-style-name="Default_20_Text">
      <style:paragraph-properties fo:orphans="2" fo:widows="2" style:writing-mode="lr-tb"/>
    </style:style>
    <style:style style:name="P220" style:family="paragraph" style:parent-style-name="Default_20_Text">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21" style:family="paragraph" style:parent-style-name="Text_20_Body_20_Indent">
      <style:paragraph-properties fo:margin-left="0in" fo:margin-right="0in" fo:text-indent="0in" style:auto-text-indent="false"/>
    </style:style>
    <style:style style:name="P222" style:family="paragraph" style:parent-style-name="Text_20_Body_20_Indent" style:list-style-name="L13">
      <style:text-properties style:font-name="Times-Roman" style:font-name-asian="Times-Roman" style:font-name-complex="Times-Roman"/>
    </style:style>
    <style:style style:name="P223" style:family="paragraph" style:parent-style-name="Body_20_Text_20_First_20_Indent">
      <style:text-properties style:font-name="Times-Roman" style:font-name-asian="Times-Roman" style:font-name-complex="Times-Roman"/>
    </style:style>
    <style:style style:name="P225" style:family="paragraph" style:parent-style-name="Default_20_Text">
      <style:text-properties style:font-name="Times New Roman" fo:font-size="12pt" fo:font-style="normal" fo:font-weight="normal" style:font-size-asian="14pt" style:font-size-complex="14pt"/>
    </style:style>
    <style:style style:name="P226" style:family="paragraph" style:parent-style-name="Heading_20_1">
      <style:text-properties fo:font-size="14pt" style:font-size-asian="14pt" style:font-size-complex="14pt"/>
    </style:style>
    <style:style style:name="P22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228" style:family="paragraph" style:parent-style-name="Default_20_Text">
      <style:paragraph-properties fo:margin-left="0in" fo:margin-right="0in" fo:text-indent="0in" style:auto-text-indent="false"/>
      <style:text-properties style:font-name="Times New Roman" fo:font-size="14pt" style:font-size-asian="14pt" style:font-size-complex="14pt"/>
    </style:style>
    <style:style style:name="P232" style:family="paragraph" style:parent-style-name="Default_20_Text">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233" style:family="paragraph" style:parent-style-name="Body_20_Text_20_First_20_Indent">
      <style:text-properties style:font-name="Times New Roman"/>
    </style:style>
    <style:style style:name="P237" style:family="paragraph" style:parent-style-name="Text_20_Body_20_Single" style:list-style-name="L14"/>
    <style:style style:name="P238" style:family="paragraph" style:parent-style-name="Heading_20_1">
      <style:text-properties fo:font-size="16pt" style:font-size-asian="16pt" style:font-size-complex="16pt"/>
    </style:style>
    <style:style style:name="P239" style:family="paragraph" style:parent-style-name="Heading_20_3">
      <style:text-properties fo:font-size="12pt" style:font-size-asian="12pt" style:font-size-complex="12pt"/>
    </style:style>
    <style:style style:name="P240" style:family="paragraph" style:parent-style-name="Default_20_Text" style:list-style-name="L15"/>
    <style:style style:name="P241" style:family="paragraph" style:parent-style-name="Default_20_Text" style:list-style-name="L16"/>
    <style:style style:name="P242" style:family="paragraph" style:parent-style-name="Default_20_Text" style:list-style-name="L17"/>
    <style:style style:name="P244" style:family="paragraph" style:parent-style-name="Default_20_Text" style:list-style-name="L18"/>
    <style:style style:name="P245" style:family="paragraph" style:parent-style-name="Default_20_Text" style:list-style-name="L19"/>
    <style:style style:name="P246" style:family="paragraph" style:parent-style-name="Heading_20_3">
      <style:text-properties fo:font-size="10pt" style:font-size-asian="10pt" style:font-size-complex="10pt"/>
    </style:style>
    <style:style style:name="P247" style:family="paragraph" style:parent-style-name="Default_20_Text" style:list-style-name="L20"/>
    <style:style style:name="P248" style:family="paragraph" style:parent-style-name="Default_20_Text" style:list-style-name="L21"/>
    <style:style style:name="P249" style:family="paragraph" style:parent-style-name="Default_20_Text" style:list-style-name="L22"/>
    <style:style style:name="P250" style:family="paragraph" style:parent-style-name="Default_20_Text" style:list-style-name="L23"/>
    <style:style style:name="P251" style:family="paragraph" style:parent-style-name="Default_20_Text" style:list-style-name="L24"/>
    <style:style style:name="P252" style:family="paragraph" style:parent-style-name="Default_20_Text" style:list-style-name="L25"/>
    <style:style style:name="P253" style:family="paragraph" style:parent-style-name="Default_20_Text" style:list-style-name="L26"/>
    <style:style style:name="P254" style:family="paragraph" style:parent-style-name="Default_20_Text" style:list-style-name="L27"/>
    <style:style style:name="P255" style:family="paragraph" style:parent-style-name="Default_20_Text">
      <style:text-properties fo:font-size="12pt" style:font-size-asian="12pt" style:font-size-complex="12pt"/>
    </style:style>
    <style:style style:name="P256" style:family="paragraph" style:parent-style-name="Default_20_Text" style:list-style-name="L28">
      <style:text-properties fo:font-size="12pt" style:font-size-asian="12pt" style:font-size-complex="12pt"/>
    </style:style>
    <style:style style:name="P258" style:family="paragraph" style:parent-style-name="Default_20_Text">
      <style:text-properties fo:color="#000000" fo:font-size="12pt" style:font-size-asian="12pt" style:language-asian="zh" style:country-asian="CN" style:font-size-complex="12pt"/>
    </style:style>
    <style:style style:name="P259" style:family="paragraph" style:parent-style-name="Heading_20_3">
      <style:text-properties fo:color="#000000" style:language-asian="zh" style:country-asian="CN"/>
    </style:style>
    <style:style style:name="P260" style:family="paragraph" style:parent-style-name="Default_20_Text" style:list-style-name="L29"/>
    <style:style style:name="P264" style:family="paragraph" style:parent-style-name="Default_20_Text" style:list-style-name="L30"/>
    <style:style style:name="P265" style:family="paragraph" style:parent-style-name="Default_20_Text" style:list-style-name="L31"/>
    <style:style style:name="P266" style:family="paragraph" style:parent-style-name="Default_20_Text" style:list-style-name="L32"/>
    <style:style style:name="P267" style:family="paragraph" style:parent-style-name="Default_20_Text" style:list-style-name="L33"/>
    <style:style style:name="P269" style:family="paragraph" style:parent-style-name="Default_20_Text">
      <style:text-properties fo:font-size="14pt" style:font-size-asian="14pt" style:font-size-complex="14pt"/>
    </style:style>
    <style:style style:name="P270" style:family="paragraph" style:parent-style-name="Default_20_Text">
      <style:text-properties style:font-name="Times New Roman" fo:font-size="12pt" style:font-size-asian="12pt" style:font-size-complex="12pt"/>
    </style:style>
    <style:style style:name="P274" style:family="paragraph" style:parent-style-name="Default_20_Text">
      <style:text-properties fo:color="#000000"/>
    </style:style>
    <style:style style:name="P275" style:family="paragraph" style:parent-style-name="List_20_Number_20_4">
      <style:paragraph-properties fo:margin-left="0in" fo:margin-right="0in" fo:text-indent="0in" style:auto-text-indent="false"/>
    </style:style>
    <style:style style:name="P276" style:family="paragraph" style:parent-style-name="List_20_Number_20_4">
      <style:paragraph-properties fo:margin-left="-1in" fo:margin-right="0in" fo:text-indent="0in" style:auto-text-indent="false"/>
    </style:style>
    <style:style style:name="P277" style:family="paragraph" style:parent-style-name="Text_20_Body_20_Single">
      <style:paragraph-properties fo:margin-left="0in" fo:margin-right="0in" fo:text-indent="0in" style:auto-text-indent="false"/>
    </style:style>
    <style:style style:name="P27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80" style:family="paragraph" style:parent-style-name="Default_20_Text">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84"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285"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286"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287"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88"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91"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92"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294" style:family="paragraph" style:parent-style-name="Default_20_Text">
      <style:paragraph-properties fo:margin-left="0.25in" fo:margin-right="0in" fo:margin-top="0in" fo:margin-bottom="0in" fo:line-height="100%" fo:text-indent="0in" style:auto-text-indent="false" style:text-autospace="none" style:writing-mode="lr-tb"/>
    </style:style>
    <style:style style:name="P296" style:family="paragraph" style:parent-style-name="Default_20_Text">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98" style:family="paragraph" style:parent-style-name="Default_20_Text">
      <style:text-properties style:font-weight-complex="bold"/>
    </style:style>
    <style:style style:name="P299" style:family="paragraph" style:parent-style-name="Default_20_Text" style:list-style-name="WW8Num17"/>
    <style:style style:name="P301" style:family="paragraph" style:parent-style-name="Default_20_Text" style:list-style-name="WW8Num17">
      <style:paragraph-properties style:text-autospace="none"/>
    </style:style>
    <style:style style:name="P302" style:family="paragraph" style:parent-style-name="Default_20_Text" style:list-style-name="WW8Num17">
      <style:text-properties fo:color="#000000"/>
    </style:style>
    <style:style style:name="P303" style:family="paragraph" style:parent-style-name="Default_20_Text" style:list-style-name="WW8Num17">
      <style:text-properties fo:color="#000000" fo:font-weight="bold" style:font-weight-asian="bold" style:font-weight-complex="bold"/>
    </style:style>
    <style:style style:name="P304" style:family="paragraph" style:parent-style-name="Default_20_Text" style:list-style-name="WW8Num15">
      <style:paragraph-properties fo:margin-top="0.1945in" fo:margin-bottom="0in"/>
    </style:style>
    <style:style style:name="P305" style:family="paragraph" style:parent-style-name="Default_20_Text" style:list-style-name="WW8Num15">
      <style:paragraph-properties fo:margin-top="0in" fo:margin-bottom="0in"/>
    </style:style>
    <style:style style:name="P306" style:family="paragraph" style:parent-style-name="Default_20_Text" style:list-style-name="WW8Num15">
      <style:paragraph-properties fo:margin-top="0in" fo:margin-bottom="0.1945in"/>
    </style:style>
    <style:style style:name="P307" style:family="paragraph" style:parent-style-name="List_20_Number_20_2">
      <style:text-properties fo:font-size="12pt" style:font-size-asian="12pt" style:font-size-complex="12pt"/>
    </style:style>
    <style:style style:name="P308" style:family="paragraph" style:parent-style-name="Default_20_Text">
      <style:paragraph-properties fo:margin-left="0.5in" fo:margin-right="0in" fo:text-indent="0in" style:auto-text-indent="false"/>
      <style:text-properties fo:font-size="12pt" fo:font-style="italic" style:font-size-asian="12pt" style:font-style-asian="italic" style:font-size-complex="12pt"/>
    </style:style>
    <style:style style:name="P309" style:family="paragraph" style:parent-style-name="List_20_Number_20_2">
      <style:paragraph-properties fo:margin-left="0.5in" fo:margin-right="0in" fo:text-indent="0in" style:auto-text-indent="false"/>
      <style:text-properties fo:font-size="12pt" style:font-size-asian="12pt" style:font-size-complex="12pt"/>
    </style:style>
    <style:style style:name="P31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311"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2" style:family="paragraph" style:parent-style-name="Default_20_Text">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313" style:family="paragraph" style:parent-style-name="Code">
      <style:text-properties fo:font-size="12pt" style:font-size-asian="12pt" style:font-size-complex="12pt"/>
    </style:style>
    <style:style style:name="P315" style:family="paragraph" style:parent-style-name="Text_20_Body_20_Single" style:list-style-name="L34"/>
    <style:style style:name="P316" style:family="paragraph" style:parent-style-name="Text_20_Body_20_Single">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7" style:family="paragraph" style:parent-style-name="Heading_20_2">
      <style:text-properties fo:font-size="12pt"/>
    </style:style>
    <style:style style:name="P318" style:family="paragraph" style:parent-style-name="Text_20_Body_20_Single" style:list-style-name="L35">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1" style:family="paragraph" style:parent-style-name="Text_20_Body_20_Single" style:list-style-name="L35">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0" style:family="text">
      <style:text-properties fo:color="#000000"/>
    </style:style>
    <style:style style:name="T13" style:family="text">
      <style:text-properties fo:color="#000000" style:font-name="Times New Roman" fo:font-size="12pt" style:font-size-asian="12pt" style:font-name-complex="Helv" style:font-size-complex="12pt"/>
    </style:style>
    <style:style style:name="T15" style:family="text">
      <style:text-properties fo:color="#000000" style:font-name-complex="Helv"/>
    </style:style>
    <style:style style:name="T22" style:family="text">
      <style:text-properties fo:font-weight="normal" style:font-weight-asian="normal" style:font-weight-complex="normal"/>
    </style:style>
    <style:style style:name="T27" style:family="text">
      <style:text-properties style:font-name="Cambria" fo:font-size="12pt" style:font-name-asian="Cambria" style:font-size-asian="12pt" style:font-name-complex="Cambria" style:font-size-complex="12pt"/>
    </style:style>
    <style:style style:name="T28"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29" style:family="text">
      <style:text-properties style:font-name="Cambria" fo:font-size="12pt" fo:font-weight="normal" style:font-name-asian="Cambria" style:font-size-asian="12pt" style:font-weight-asian="normal" style:font-name-complex="Cambria" style:font-size-complex="12pt" style:font-weight-complex="normal" text:xmlns="http://xcat.svn.sourceforge.net/viewvc/xcat/xcat-core/trunk/xCAT-client/share/doc/xCAT-Statelite.pdf"/>
    </style:style>
    <style:style style:name="T30" style:family="text">
      <style:text-properties fo:color="#000000" style:font-name="Helv1" fo:font-size="10pt" style:font-name-asian="Helv1" style:font-size-asian="10pt" style:font-name-complex="Helv1" style:font-size-complex="10pt"/>
    </style:style>
    <style:style style:name="T31" style:family="text">
      <style:text-properties fo:color="#000000" style:font-name="Times New Roman" fo:font-size="12pt" style:font-name-asian="Helv1" style:font-size-asian="12pt" style:font-name-complex="Helv1" style:font-size-complex="12pt"/>
    </style:style>
    <style:style style:name="T37" style:family="text">
      <style:text-properties fo:font-weight="bold" style:font-weight-asian="bold"/>
    </style:style>
    <style:style style:name="T4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0" style:family="text">
      <style:text-properties style:font-name="Times New Roman" fo:font-size="12pt" style:font-size-asian="12pt" style:font-size-complex="12pt"/>
    </style:style>
    <style:style style:name="T5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9" style:family="text">
      <style:text-properties style:font-name="Times New Roman" fo:font-size="12pt" fo:font-weight="normal" style:font-size-asian="12pt" style:font-weight-asian="normal" style:font-size-complex="12pt" style:font-weight-complex="normal"/>
    </style:style>
    <style:style style:name="T60"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3" style:family="text">
      <style:text-properties fo:font-style="normal" style:font-style-asian="normal" style:font-style-complex="normal"/>
    </style:style>
    <style:style style:name="T69" style:family="text">
      <style:text-properties style:language-asian="zh" style:country-asian="CN"/>
    </style:style>
    <style:style style:name="T73" style:family="text">
      <style:text-properties fo:font-weight="bold" style:font-weight-asian="bold" style:font-weight-complex="bold"/>
    </style:style>
    <style:style style:name="T74" style:family="text">
      <style:text-properties style:font-name="Courier New" fo:font-size="10pt" style:font-size-asian="10pt" style:language-asian="zh" style:country-asian="CN" style:font-size-complex="10pt"/>
    </style:style>
    <style:style style:name="T75" style:family="text">
      <style:text-properties style:font-name="Courier New" fo:font-size="10pt" style:font-size-asian="10pt" style:font-size-complex="10pt"/>
    </style:style>
    <style:style style:name="T76" style:family="text">
      <style:text-properties style:font-name="Courier New" fo:font-size="10pt" fo:font-weight="bold" style:font-size-asian="10pt" style:language-asian="zh" style:country-asian="CN" style:font-weight-asian="bold" style:font-size-complex="10pt" style:font-weight-complex="bold"/>
    </style:style>
    <style:style style:name="T77" style:family="text">
      <style:text-properties style:font-name="Times New Roman" fo:font-size="12pt" style:font-size-asian="12pt" style:language-asian="zh" style:country-asian="CN" style:font-size-complex="12pt"/>
    </style:style>
    <style:style style:name="T78" style:family="text">
      <style:text-properties fo:font-weight="bold" style:language-asian="zh" style:country-asian="CN" style:font-weight-asian="bold" style:font-weight-complex="bold"/>
    </style:style>
    <style:style style:name="T87" style:family="text">
      <style:text-properties style:font-name="Tms Rmn"/>
    </style:style>
    <style:style style:name="T88" style:family="text">
      <style:text-properties style:font-name="Tms Rmn" fo:font-weight="bold" style:font-weight-asian="bold" style:font-weight-complex="bold"/>
    </style:style>
    <style:style style:name="T90" style:family="text">
      <style:text-properties style:font-name="Times New Roman" fo:font-size="12pt" fo:font-weight="normal" style:font-name-complex="Times New Roman" text:xmlns="http://xcat.svn.sourceforge.net/viewvc/xcat/xcat-core/trunk/xCAT-client/share/doc/xCAT2pLinux.pdf"/>
    </style:style>
    <style:style style:name="T97" style:family="text">
      <style:text-properties fo:color="#000000" style:font-name-asian="Helv1" style:font-name-complex="Helv1"/>
    </style:style>
    <style:style style:name="T99" style:family="text">
      <style:text-properties style:text-underline-style="solid" style:text-underline-type="single" style:text-underline-width="auto" style:text-underline-color="font-color"/>
    </style:style>
    <style:style style:name="T100" style:family="text">
      <style:text-properties fo:font-weight="bold" style:language-asian="zh" style:country-asian="CN"/>
    </style:style>
    <style:style style:name="T101" style:family="text">
      <style:text-properties fo:font-weight="bold"/>
    </style:style>
    <style:style style:name="T106" style:family="text">
      <style:text-properties fo:color="#0000ff" fo:language="en" fo:country="US" style:text-underline-style="solid" style:text-underline-type="single"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07" style:family="text">
      <style:text-properties fo:color="#0000ff" fo:language="en" fo:country="US" style:text-underline-style="solid" style:text-underline-type="single"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text:xmlns="http://xcat.sourceforge.net/yum/xcat-dep/"/>
    </style:style>
    <style:style style:name="T112" style:family="text">
      <style:text-properties style:language-asian="zh" style:country-asian="CN"/>
    </style:style>
    <style:style style:name="T116" style:family="text">
      <style:text-properties style:font-name="Times New Roman" fo:font-size="12pt" style:font-size-asian="12pt" style:font-size-complex="12pt" text:xmlns="http://xcat.sourceforge.net/#download"/>
    </style:style>
    <style:style style:name="T117" style:family="text">
      <style:text-properties style:font-name="Times New Roman" fo:font-size="12pt" fo:font-weight="bold" style:font-size-asian="12pt" style:font-size-complex="12pt"/>
    </style:style>
    <style:style style:name="T118" style:family="text">
      <style:text-properties style:font-name="Times New Roman" fo:font-size="12pt" fo:font-weight="normal" style:font-size-asian="12pt" style:font-size-complex="12pt"/>
    </style:style>
    <style:style style:name="T119" style:family="text">
      <style:text-properties style:font-name="Times New Roman" fo:font-size="12pt" fo:font-weight="normal" style:font-size-asian="12pt" style:language-asian="zh" style:country-asian="CN" style:font-size-complex="12pt"/>
    </style:style>
    <style:style style:name="T120" style:family="text">
      <style:text-properties style:font-name="Times New Roman" fo:font-size="12pt" fo:font-weight="normal" style:font-size-asian="12pt" style:font-size-complex="12pt" text:xmlns="http://sourceforge.net/project/showfiles.php?group_id=208749&amp;package_id=258529&amp;release_id=608981"/>
    </style:style>
    <style:style style:name="T127" style:family="text">
      <style:text-properties style:font-name="Courier New" style:language-asian="zh" style:country-asian="CN" style:font-name-complex="Times New Roman"/>
    </style:style>
    <style:style style:name="T128" style:family="text">
      <style:text-properties style:font-name="Courier New" style:language-asian="zh" style:country-asian="CN" style:font-name-complex="Times New Roman" text:xmlns="file:///root/xcat2/xcat-dep/sles10/ppc64"/>
    </style:style>
    <style:style style:name="T129" style:family="text">
      <style:text-properties style:font-name="Courier New" fo:font-size="10pt" fo:font-weight="normal" style:font-size-asian="10pt" style:language-asian="zh" style:country-asian="CN" style:font-name-complex="Times New Roman" style:font-size-complex="10pt"/>
    </style:style>
    <style:style style:name="T130" style:family="text">
      <style:text-properties style:font-name="Courier New" fo:font-size="10pt" fo:font-weight="normal" style:font-size-asian="10pt" style:language-asian="zh" style:country-asian="CN" style:font-name-complex="Times New Roman" style:font-size-complex="10pt" text:xmlns="file:///root/xcat2/core-snap"/>
    </style:style>
    <style:style style:name="T13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3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34" style:family="text">
      <style:text-properties fo:font-size="10pt" style:font-size-asian="10pt" style:font-size-complex="10pt"/>
    </style:style>
    <style:style style:name="T135" style:family="text">
      <style:text-properties fo:font-size="10pt" style:font-size-asian="10pt" style:font-size-complex="10pt"/>
    </style:style>
    <style:style style:name="T136" style:family="text">
      <style:text-properties fo:color="#000000" fo:font-size="10pt" style:font-size-asian="10pt" style:font-size-complex="10pt"/>
    </style:style>
    <style:style style:name="T137" style:family="text">
      <style:text-properties fo:color="#000000" style:font-name="Courier New" fo:font-size="10pt" fo:font-weight="normal" style:font-size-asian="10pt" style:language-asian="zh" style:country-asian="CN" style:font-name-complex="Times New Roman" style:font-size-complex="10pt" text:xmlns="file:///root/xcat2/core-snap"/>
    </style:style>
    <style:style style:name="T138"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40" style:family="text">
      <style:text-properties fo:font-size="10pt" fo:font-style="normal" fo:font-weight="normal" style:font-size-asian="10pt" style:font-size-complex="10pt"/>
    </style:style>
    <style:style style:name="T141" style:family="text">
      <style:text-properties fo:color="#000000" fo:font-size="10pt" fo:font-style="normal" fo:font-weight="normal" style:font-size-asian="10pt" style:font-size-complex="10pt"/>
    </style:style>
    <style:style style:name="T160" style:family="text">
      <style:text-properties fo:font-weight="normal"/>
    </style:style>
    <style:style style:name="T161" style:family="text">
      <style:text-properties fo:font-style="normal" fo:font-weight="normal"/>
    </style:style>
    <style:style style:name="T162" style:family="text">
      <style:text-properties style:font-name="Times New Roman" fo:font-style="normal" fo:font-weight="normal"/>
    </style:style>
    <style:style style:name="T163" style:family="text">
      <style:text-properties style:font-name="Times New Roman" fo:font-weight="normal"/>
    </style:style>
    <style:style style:name="T177" style:family="text">
      <style:text-properties style:font-name="Courier New"/>
    </style:style>
    <style:style style:name="T187" style:family="text">
      <style:text-properties fo:font-size="12pt" style:font-size-asian="12pt" style:font-size-complex="12pt"/>
    </style:style>
    <style:style style:name="T188" style:family="text">
      <style:text-properties fo:color="#333333"/>
    </style:style>
    <style:style style:name="T190" style:family="text">
      <style:text-properties fo:font-weight="normal" style:font-weight-asian="normal" style:font-weight-complex="normal"/>
    </style:style>
    <style:style style:name="T194" style:family="text">
      <style:text-properties fo:font-size="12pt" style:font-size-asian="12pt" style:language-asian="zh" style:country-asian="CN" style:font-size-complex="12pt"/>
    </style:style>
    <style:style style:name="T195" style:family="text">
      <style:text-properties fo:font-size="12pt" fo:font-weight="bold" style:font-size-asian="12pt" style:language-asian="zh" style:country-asian="CN" style:font-weight-asian="bold" style:font-size-complex="12pt" style:font-weight-complex="bold"/>
    </style:style>
    <style:style style:name="T196" style:family="text">
      <style:text-properties fo:font-size="12pt" fo:font-weight="bold" style:font-size-asian="12pt" style:language-asian="zh" style:country-asian="CN" style:font-weight-asian="bold" style:font-size-complex="12pt" style:font-weight-complex="bold"/>
    </style:style>
    <style:style style:name="T197" style:family="text">
      <style:text-properties style:font-name="Times New Roman"/>
    </style:style>
    <style:style style:name="T198" style:family="text">
      <style:text-properties style:font-name="Times New Roman" text:xmlns="http://xcat.svn.sourceforge.net/viewvc/xcat/xcat-core/trunk/xCAT-client/share/doc/xCAT2-updatenode.pdf"/>
    </style:style>
    <style:style style:name="T199" style:family="text">
      <style:text-properties fo:color="#000000" style:font-name="Times New Roman"/>
    </style:style>
    <style:style style:name="T205" style:family="text">
      <style:text-properties style:font-name="Times New Roman" fo:font-size="12pt" style:font-size-asian="12pt" style:font-size-complex="12pt" text:xmlns="http://xcat.svn.sourceforge.net/viewvc/xcat/xcat-core/trunk/xCAT-client/share/doc/xCAT2SetupPostgresql.pdf"/>
    </style:style>
    <style:style style:name="T206" style:family="text">
      <style:text-properties style:font-name="Times New Roman" fo:font-size="12pt" style:font-size-asian="12pt" style:font-size-complex="12pt" text:xmlns="http://xcat.svn.sourceforge.net/viewvc/xcat/xcat-core/trunk/xCAT-client/share/doc/xCAT2.SetupMySQL.pdf"/>
    </style:style>
    <style:style style:name="T208" style:family="text">
      <style:text-properties fo:font-style="normal" style:font-style-asian="normal" style:font-style-complex="normal"/>
    </style:style>
    <style:style style:name="T210" style:family="text">
      <style:text-properties fo:font-size="12pt" style:font-size-asian="12pt" style:font-size-complex="12pt"/>
    </style:style>
    <style:style style:name="T21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12" style:family="text">
      <style:text-properties style:font-name="Times-Roman" fo:font-size="12pt" style:font-name-asian="Times-Roman" style:font-size-asian="12pt" style:font-name-complex="Times-Roman" style:font-size-complex="12pt"/>
    </style:style>
    <style:style style:name="T213" style:family="text">
      <style:text-properties style:font-name="Times-Roman" fo:font-size="12pt" style:font-name-asian="Times-Roman" style:font-size-asian="12pt" style:font-name-complex="Times-Roman" style:font-size-complex="12pt" text:xmlns="http://xcat.svn.sourceforge.net/viewvc/xcat/xcat-core/trunk/xCAT-client/share/doc/xCAT2-Monitoring.pdf"/>
    </style:style>
    <style:style style:name="T215" style:family="text">
      <style:text-properties style:font-name="Times-Roman" style:font-name-asian="Times-Roman" style:font-name-complex="Times-Roman"/>
    </style:style>
    <style:style style:name="T216" style:family="text">
      <style:text-properties style:font-name="Times-Roman" style:font-name-asian="Times-Roman" style:font-name-complex="Times-Roman" text:xmlns="http://sourceforge.net/apps/mediawiki/xcat/index.php?title=Partimage"/>
    </style:style>
    <style:style style:name="T217" style:family="text">
      <style:text-properties style:font-name="Times-Roman" style:font-name-asian="Times-Roman" style:font-name-complex="Times-Roman" text:xmlns="http://xcat.svn.sourceforge.net/viewvc/xcat/xcat-core/trunk/xCAT-client/share/doc/xCAT2IBsupport.pdf"/>
    </style:style>
    <style:style style:name="T224" style:family="text">
      <style:text-properties style:font-name="Times-Roman" style:font-name-asian="Times-Roman" style:font-name-complex="Times-Roman" text:xmlns="http://sourceforge.net/apps/mediawiki/xcat/index.php?title=BootTarget"/>
    </style:style>
    <style:style style:name="T229" style:family="text">
      <style:text-properties style:font-name="Times New Roman" fo:font-size="12pt" fo:font-style="normal" fo:font-weight="normal" style:font-size-asian="12pt" style:font-size-complex="12pt"/>
    </style:style>
    <style:style style:name="T230" style:family="text">
      <style:text-properties style:font-name="Times New Roman" fo:font-size="12pt" fo:font-style="normal" fo:font-weight="normal" style:font-size-asian="12pt" style:font-size-complex="12pt" text:xmlns="http://sourceforge.net/apps/mediawiki/xcat/index.php?title=Main_Page"/>
    </style:style>
    <style:style style:name="T231" style:family="text">
      <style:text-properties style:font-name="Times New Roman" fo:font-size="12pt" fo:font-style="normal" fo:font-weight="normal" style:font-size-asian="12pt" style:font-size-complex="12pt" text:xmlns="http://sourceforge.net/apps/mediawiki/xcat/index.php?title=HowTos"/>
    </style:style>
    <style:style style:name="T234" style:family="text">
      <style:text-properties fo:color="#000000"/>
    </style:style>
    <style:style style:name="T235" style:family="text">
      <style:text-properties fo:font-size="14pt" style:font-size-asian="14pt" style:font-size-complex="14pt"/>
    </style:style>
    <style:style style:name="T236" style:family="text">
      <style:text-properties fo:font-size="16pt" style:font-size-asian="16pt" style:font-size-complex="16pt"/>
    </style:style>
    <style:style style:name="T243" style:family="text">
      <style:text-properties fo:color="#0000ff" style:text-underline-style="solid" style:text-underline-type="single" style:text-underline-width="auto" style:text-underline-color="font-color"/>
    </style:style>
    <style:style style:name="T257" style:family="text">
      <style:text-properties fo:color="#000000" style:language-asian="zh" style:country-asian="CN"/>
    </style:style>
    <style:style style:name="T261" style:family="text">
      <style:text-properties fo:font-weight="normal" style:language-asian="zh" style:country-asian="CN" style:font-weight-asian="normal" style:font-weight-complex="normal"/>
    </style:style>
    <style:style style:name="T262" style:family="text">
      <style:text-properties fo:color="#000000" fo:font-weight="normal" style:language-asian="zh" style:country-asian="CN" style:font-weight-asian="normal" style:font-weight-complex="normal"/>
    </style:style>
    <style:style style:name="T263" style:family="text">
      <style:text-properties fo:color="#000000" style:language-asian="zh" style:country-asian="CN"/>
    </style:style>
    <style:style style:name="T268" style:family="text">
      <style:text-properties fo:font-size="12pt" style:font-size-asian="14pt" style:font-size-complex="14pt"/>
    </style:style>
    <style:style style:name="T271" style:family="text">
      <style:text-properties fo:font-style="italic" style:font-style-asian="italic" style:font-style-complex="italic"/>
    </style:style>
    <style:style style:name="T272" style:family="text">
      <style:text-properties fo:color="#000000" fo:font-style="italic" style:font-name-asian="Helv1" style:font-style-asian="italic" style:font-name-complex="Helv1" style:font-style-complex="italic"/>
    </style:style>
    <style:style style:name="T273" style:family="text">
      <style:text-properties fo:color="#000000" fo:font-weight="bold" style:font-name-asian="Helv1" style:font-weight-asian="bold" style:font-name-complex="Helv1" style:font-weight-complex="bold"/>
    </style:style>
    <style:style style:name="T278" style:family="text">
      <style:text-properties fo:font-size="12pt" fo:font-style="italic" style:font-size-asian="12pt" style:font-style-asian="italic" style:font-size-complex="12pt"/>
    </style:style>
    <style:style style:name="T281" style:family="text">
      <style:text-properties style:font-name="Times New Roman1" style:font-name-asian="Times New Roman1" style:font-name-complex="Times New Roman1"/>
    </style:style>
    <style:style style:name="T282" style:family="text">
      <style:text-properties fo:color="#000000" style:font-name="Times New Roman1" style:font-name-asian="Helv1" style:font-name-complex="Helv1"/>
    </style:style>
    <style:style style:name="T283" style:family="text">
      <style:text-properties fo:color="#000000" style:font-name="Times New Roman1" style:font-name-asian="Helv1" style:language-asian="zh" style:country-asian="CN" style:font-name-complex="Helv1"/>
    </style:style>
    <style:style style:name="T289" style:family="text">
      <style:text-properties style:font-name="Times New Roman1" fo:font-size="12pt" style:font-name-asian="Times New Roman1" style:font-size-asian="12pt" style:font-name-complex="Times New Roman1" style:font-size-complex="12pt"/>
    </style:style>
    <style:style style:name="T290"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93" style:family="text">
      <style:text-properties fo:color="#000000" fo:font-weight="normal" style:font-weight-asian="normal" style:font-weight-complex="normal"/>
    </style:style>
    <style:style style:name="T295" style:family="text">
      <style:text-properties fo:color="#000000" style:font-name="Helv1" fo:font-size="10pt" fo:font-weight="normal" style:font-name-asian="Helv1" style:font-size-asian="10pt" style:font-weight-asian="normal" style:font-name-complex="Helv1" style:font-size-complex="10pt" style:font-weight-complex="normal" text:xmlns="http://xcat.sf.net/man5/xcatdb.5.html"/>
    </style:style>
    <style:style style:name="T297" style:family="text">
      <style:text-properties style:font-weight-complex="bold"/>
    </style:style>
    <style:style style:name="T300" style:family="text">
      <style:text-properties fo:font-style="italic" style:font-style-asian="italic"/>
    </style:style>
    <style:style style:name="T314" style:family="text">
      <style:text-properties style:text-position="super 58%"/>
    </style:style>
    <style:style style:name="T319" style:family="text">
      <style:text-properties fo:font-size="12pt" style:font-size-asian="16pt" style:font-size-complex="16pt"/>
    </style:style>
    <style:style style:name="T320" style:family="text">
      <style:text-properties fo:font-size="12pt"/>
    </style:style>
    <style:style style:name="Sect5" style:family="section">
      <style:section-properties>
        <style:columns fo:column-count="0" fo:column-gap="0in"/>
      </style:section-properties>
    </style: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1">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7">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0">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7">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0">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4">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3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time-style style:name="N10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CAT2 Top Doc <text:s text:c="3"/></text:p>
      <text:p text:style-name="P4"><text:date style:data-style-name="N5036" text:date-value="2010-07-12T14:33:50.84">07/12/2010</text:date>, <text:time style:data-style-name="N106" text:time-value="2010-07-12T14:33:50.84">PM 02:33:51</text:time></text:p>
      <text:p text:style-name="Date"/>
      <text:table-of-content text:style-name="Sect5" text:protected="true" text:name="Table of Contents1">
        <text:table-of-content-source text:outline-level="10">
          <text:index-title-template text:style-name="Contents_5f_20_5f_Heading">Table of Contents</text:index-title-template>
          <text:table-of-content-entry-template text:outline-level="1" text:style-name="Contents_5f_20_5f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5f_20_5f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5f_20_5f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5f_20_5f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5f_20_5f_5">
            <text:index-entry-link-start/>
            <text:index-entry-chapter/>
            <text:index-entry-text/>
            <text:index-entry-link-end/>
            <text:index-entry-tab-stop style:type="right" style:leader-char="."/>
            <text:index-entry-page-number/>
          </text:table-of-content-entry-template>
          <text:table-of-content-entry-template text:outline-level="6" text:style-name="Contents_5f_20_5f_6">
            <text:index-entry-link-start/>
            <text:index-entry-chapter/>
            <text:index-entry-text/>
            <text:index-entry-link-end/>
            <text:index-entry-tab-stop style:type="right" style:leader-char="."/>
            <text:index-entry-page-number/>
          </text:table-of-content-entry-template>
          <text:table-of-content-entry-template text:outline-level="7" text:style-name="Contents_5f_20_5f_7">
            <text:index-entry-link-start/>
            <text:index-entry-chapter/>
            <text:index-entry-text/>
            <text:index-entry-link-end/>
            <text:index-entry-tab-stop style:type="right" style:leader-char="."/>
            <text:index-entry-page-number/>
          </text:table-of-content-entry-template>
          <text:table-of-content-entry-template text:outline-level="8" text:style-name="Contents_5f_20_5f_8">
            <text:index-entry-link-start/>
            <text:index-entry-chapter/>
            <text:index-entry-text/>
            <text:index-entry-link-end/>
            <text:index-entry-tab-stop style:type="right" style:leader-char="."/>
            <text:index-entry-page-number/>
          </text:table-of-content-entry-template>
          <text:table-of-content-entry-template text:outline-level="9" text:style-name="Contents_5f_20_5f_9">
            <text:index-entry-link-start/>
            <text:index-entry-chapter/>
            <text:index-entry-text/>
            <text:index-entry-link-end/>
            <text:index-entry-tab-stop style:type="right" style:leader-char="."/>
            <text:index-entry-page-number/>
          </text:table-of-content-entry-template>
          <text:table-of-content-entry-template text:outline-level="10" text:style-name="Contents_5f_20_5f_10">
            <text:index-entry-link-start/>
            <text:index-entry-chapter/>
            <text:index-entry-text/>
            <text:index-entry-link-end/>
            <text:index-entry-tab-stop style:type="right" style:leader-char="."/>
            <text:index-entry-page-number/>
          </text:table-of-content-entry-template>
        </text:table-of-content-source>
        <text:index-body>
          <text:index-title text:style-name="Sect5" text:name="Table of Contents1_Head">
            <text:p text:style-name="Contents_20_Heading">Table of Contents</text:p>
          </text:index-title>
          <text:p text:style-name="P6" text:id="toc0heading&#9;1.0"><text:a xlink:type="simple" xlink:href="#1.Overview of xCAT |outline" text:style-name="Internet_5f_20_5f_link" text:visited-style-name="Internet_5f_20_5f_link">1.0 Overview of xCAT<text:tab/></text:a>2</text:p>
          <text:p text:style-name="P7" text:id="toc1heading&#9;1.1"><text:a xlink:type="simple" xlink:href="#1.1.xCAT  Architecture|outline" text:style-name="Internet_5f_20_5f_link" text:visited-style-name="Internet_5f_20_5f_link">1.1 xCAT <text:s/>Architecture</text:a><text:tab/>3</text:p>
          <text:p text:style-name="P7" text:id="toc2heading&#9;1.2"><text:a xlink:type="simple" xlink:href="#1.2.Supported Operating Systems|outline" text:style-name="Internet_5f_20_5f_link" text:visited-style-name="Internet_5f_20_5f_link">1.2 Supported Operating Systems</text:a><text:tab/>3</text:p>
          <text:p text:style-name="P7" text:id="toc3heading&#9;1.3"><text:a xlink:type="simple" xlink:href="#1.3.Stateless, Statelite and Stateful Choices|outline" text:style-name="Internet_5f_20_5f_link" text:visited-style-name="Internet_5f_20_5f_link">1.3 Stateless, Statelite and Stateful Choices</text:a><text:tab/>3</text:p>
          <text:p text:style-name="P7" text:id="toc4heading&#9;1.4"><text:a xlink:type="simple" xlink:href="#1.4. Defining Hostnames in  xCAT |outline" text:style-name="Internet_5f_20_5f_link" text:visited-style-name="Internet_5f_20_5f_link">1.4 <text:s/>Defining Hostnames in <text:s/>xCAT<text:tab/></text:a>4</text:p>
          <text:p text:style-name="P7" text:id="toc5heading&#9;1.5"><text:a xlink:type="simple" xlink:href="#1.5.xCAT  Features|outline" text:style-name="Internet_5f_20_5f_link" text:visited-style-name="Internet_5f_20_5f_link">1.5 xCAT <text:s/>Features</text:a><text:tab/>4</text:p>
          <text:p text:style-name="P7" text:id="toc6heading&#9;1.6"><text:a xlink:type="simple" xlink:href="#1.6.xCAT  license|outline" text:style-name="Internet_5f_20_5f_link" text:visited-style-name="Internet_5f_20_5f_link">1.6 xCAT <text:s/>license</text:a><text:tab/>5</text:p>
          <text:p text:style-name="P7" text:id="toc7heading&#9;1.7"><text:a xlink:type="simple" xlink:href="#1.7.xCAT  support|outline" text:style-name="Internet_5f_20_5f_link" text:visited-style-name="Internet_5f_20_5f_link">1.7 xCAT <text:s/>support</text:a><text:tab/>5</text:p>
          <text:p text:style-name="P6" text:id="toc8heading&#9;2.0"><text:a xlink:type="simple" xlink:href="#2.Installing an xCAT Management Node|outline" text:style-name="Internet_5f_20_5f_link" text:visited-style-name="Internet_5f_20_5f_link">2.0 Installing an xCAT Management Node</text:a><text:tab/>7</text:p>
          <text:p text:style-name="P7" text:id="toc9heading&#9;2.1"><text:a xlink:type="simple" xlink:href="#2.1. Install an AIX Management Node |outline" text:style-name="Internet_5f_20_5f_link" text:visited-style-name="Internet_5f_20_5f_link">2.1 <text:s/>Install an AIX Management Node<text:tab/></text:a>7</text:p>
          <text:p text:style-name="P7" text:id="toc10heading&#9;2.2"><text:a xlink:type="simple" xlink:href="#2.2. Install a Linux Management Node |outline" text:style-name="Internet_5f_20_5f_link" text:visited-style-name="Internet_5f_20_5f_link">2.2 <text:s/>Install a Linux Management Node<text:tab/></text:a>7</text:p>
          <text:p text:style-name="P7" text:id="toc11heading&#9;2.3"><text:a xlink:type="simple" xlink:href="#2.3. Download and Install xCAT 2 From an MN That Has Internet Access|outline" text:style-name="Internet_5f_20_5f_link" text:visited-style-name="Internet_5f_20_5f_link">2.3 <text:s/>Download and Install xCAT 2 From an MN That Has Internet Access</text:a><text:tab/>10</text:p>
          <text:p text:style-name="P7" text:id="toc12heading&#9;2.4"><text:a xlink:type="simple" xlink:href="#2.4. Download and Install xCAT 2 For an MN That Does Not Have Internet Access|outline" text:style-name="Internet_5f_20_5f_link" text:visited-style-name="Internet_5f_20_5f_link">2.4 <text:s/>Download and Install xCAT 2 For an MN That Does Not Have Internet Access</text:a><text:tab/>11</text:p>
          <text:p text:style-name="P7" text:id="toc13heading&#9;2.5"><text:a xlink:type="simple" xlink:href="#2.5. Get the Requisite Packages From the Distro|outline" text:style-name="Internet_5f_20_5f_link" text:visited-style-name="Internet_5f_20_5f_link">2.5 <text:s/>Get the Requisite Packages From the Distro</text:a><text:tab/>12</text:p>
          <text:p text:style-name="P7" text:id="toc14heading&#9;2.6"><text:a xlink:type="simple" xlink:href="#2.6. Install  xCAT and Dependencies on the MN ( yum/zypper)|outline" text:style-name="Internet_5f_20_5f_link" text:visited-style-name="Internet_5f_20_5f_link">2.6 <text:s/>Install <text:s/>xCAT and Dependencies on the MN ( yum/zypper)</text:a><text:tab/>15</text:p>
          <text:p text:style-name="P7" text:id="toc15heading&#9;2.7"><text:a xlink:type="simple" xlink:href="#2.7. Install/Update  xCAT and Deps on the MN ( without yum/zypper)|outline" text:style-name="Internet_5f_20_5f_link" text:visited-style-name="Internet_5f_20_5f_link">2.7 <text:s/>Install/Update <text:s/>xCAT and Deps on the MN ( without yum/zypper)</text:a><text:tab/>15</text:p>
          <text:p text:style-name="P7" text:id="toc16heading&#9;2.8"><text:a xlink:type="simple" xlink:href="#2.8. Install Yaboot on the MN for pLinux(pre2.3) |outline" text:style-name="Internet_5f_20_5f_link" text:visited-style-name="Internet_5f_20_5f_link">2.8 <text:s/>Install Yaboot on the MN for pLinux(pre2.3)<text:tab/></text:a>17</text:p>
          <text:p text:style-name="P7" text:id="toc17heading&#9;2.9"><text:a xlink:type="simple" xlink:href="#2.9. Update xCAT Software after Installation|outline" text:style-name="Internet_5f_20_5f_link" text:visited-style-name="Internet_5f_20_5f_link">2.9 <text:s/>Update xCAT Software after Installation</text:a><text:tab/>17</text:p>
          <text:p text:style-name="P6" text:id="toc18heading&#9;3.0"><text:a xlink:type="simple" xlink:href="#3.Deploying and Maintaining Cluster Nodes |outline" text:style-name="Internet_5f_20_5f_link" text:visited-style-name="Internet_5f_20_5f_link">3.0 Deploying and Maintaining Cluster Nodes<text:tab/></text:a>18</text:p>
          <text:p text:style-name="P7" text:id="toc19heading&#9;3.1"><text:a xlink:type="simple" xlink:href="#3.1.Linux Nodes|outline" text:style-name="Internet_5f_20_5f_link" text:visited-style-name="Internet_5f_20_5f_link">3.1 Linux Nodes</text:a><text:tab/>18</text:p>
          <text:p text:style-name="P7" text:id="toc20heading&#9;3.2"><text:a xlink:type="simple" xlink:href="#3.2.pLinux Cookbook|outline" text:style-name="Internet_5f_20_5f_link" text:visited-style-name="Internet_5f_20_5f_link">3.2 pLinux Cookbook</text:a><text:tab/>18</text:p>
          <text:p text:style-name="P7" text:id="toc21heading&#9;3.3"><text:a xlink:type="simple" xlink:href="#3.3.Linux BladeCenter How-To|outline" text:style-name="Internet_5f_20_5f_link" text:visited-style-name="Internet_5f_20_5f_link">3.3 Linux BladeCenter How-To</text:a><text:tab/>18</text:p>
          <text:p text:style-name="P7" text:id="toc22heading&#9;3.4"><text:a xlink:type="simple" xlink:href="#3.4.IdataPlex How-To|outline" text:style-name="Internet_5f_20_5f_link" text:visited-style-name="Internet_5f_20_5f_link">3.4 IdataPlex How-To</text:a><text:tab/>18</text:p>
          <text:p text:style-name="P7" text:id="toc23heading&#9;3.5"><text:a xlink:type="simple" xlink:href="#3.5.SLES 10.1 notes|outline" text:style-name="Internet_5f_20_5f_link" text:visited-style-name="Internet_5f_20_5f_link">3.5 SLES 10.1 notes</text:a><text:tab/>18</text:p>
          <text:p text:style-name="P6" text:id="toc24heading&#9;4.0"><text:a xlink:type="simple" xlink:href="#4.AIX Nodes|outline" text:style-name="Internet_5f_20_5f_link" text:visited-style-name="Internet_5f_20_5f_link">4.0 AIX Nodes</text:a><text:tab/>18</text:p>
          <text:p text:style-name="P7" text:id="toc25heading&#9;4.1"><text:a xlink:type="simple" xlink:href="#4.1.Installing AIX standalone nodes (using standard NIM rte method)|outline" text:style-name="Internet_5f_20_5f_link" text:visited-style-name="Internet_5f_20_5f_link">4.1 Installing AIX standalone nodes (using standard NIM rte method)</text:a><text:tab/>18</text:p>
          <text:p text:style-name="P7" text:id="toc26heading&#9;4.2"><text:a xlink:type="simple" xlink:href="#4.2.Booting AIX diskless nodes|outline" text:style-name="Internet_5f_20_5f_link" text:visited-style-name="Internet_5f_20_5f_link">4.2 Booting AIX diskless nodes</text:a><text:tab/>19</text:p>
          <text:p text:style-name="P7" text:id="toc27heading&#9;4.3"><text:a xlink:type="simple" xlink:href="#4.3.Cloning AIX nodes (using an AIX mksysb image)|outline" text:style-name="Internet_5f_20_5f_link" text:visited-style-name="Internet_5f_20_5f_link">4.3 Cloning AIX nodes (using an AIX mksysb image)</text:a><text:tab/>19</text:p>
          <text:p text:style-name="P7" text:id="toc28heading&#9;4.4"><text:a xlink:type="simple" xlink:href="#4.4.AIX on JS blade installation|outline" text:style-name="Internet_5f_20_5f_link" text:visited-style-name="Internet_5f_20_5f_link">4.4 AIX on JS blade installation</text:a><text:tab/>19</text:p>
          <text:p text:style-name="P6" text:id="toc29heading&#9;5.0"><text:a xlink:type="simple" xlink:href="#5.Updating the  xCAT Cluster|outline" text:style-name="Internet_5f_20_5f_link" text:visited-style-name="Internet_5f_20_5f_link">5.0 Updating the <text:s/>xCAT Cluster</text:a><text:tab/>19</text:p>
          <text:p text:style-name="P7" text:id="toc30heading&#9;5.1"><text:a xlink:type="simple" xlink:href="#5.1.Updating Linux |outline" text:style-name="Internet_5f_20_5f_link" text:visited-style-name="Internet_5f_20_5f_link">5.1 Updating Linux<text:tab/></text:a>19</text:p>
          <text:p text:style-name="P7" text:id="toc31heading&#9;5.2"><text:a xlink:type="simple" xlink:href="#5.2.Updating AIX cluster nodes|outline" text:style-name="Internet_5f_20_5f_link" text:visited-style-name="Internet_5f_20_5f_link">5.2 Updating AIX cluster nodes</text:a><text:tab/>19</text:p>
          <text:p text:style-name="P6" text:id="toc32heading&#9;6.0"><text:a xlink:type="simple" xlink:href="#6.Node Discovery|outline" text:style-name="Internet_5f_20_5f_link" text:visited-style-name="Internet_5f_20_5f_link">6.0 Node Discovery</text:a><text:tab/>19</text:p>
          <text:p text:style-name="P6" text:id="toc33heading&#9;7.0"><text:a xlink:type="simple" xlink:href="#7.|outline" text:style-name="Internet_5f_20_5f_link" text:visited-style-name="Internet_5f_20_5f_link">7.0<text:tab/></text:a>19</text:p>
          <text:p text:style-name="P6" text:id="toc34heading&#9;8.0"><text:a xlink:type="simple" xlink:href="#8.Using Hierarchy |outline" text:style-name="Internet_5f_20_5f_link" text:visited-style-name="Internet_5f_20_5f_link">8.0 Using Hierarchy<text:tab/></text:a>19</text:p>
          <text:p text:style-name="P7" text:id="toc35heading&#9;8.1"><text:a xlink:type="simple" xlink:href="#8.1.Setting up a hierarchical cluster |outline" text:style-name="Internet_5f_20_5f_link" text:visited-style-name="Internet_5f_20_5f_link">8.1 Setting up a hierarchical cluster<text:tab/></text:a>20</text:p>
          <text:p text:style-name="P6" text:id="toc36heading&#9;9.0"><text:a xlink:type="simple" xlink:href="#9.Setting up alternate databases|outline" text:style-name="Internet_5f_20_5f_link" text:visited-style-name="Internet_5f_20_5f_link">9.0 Setting up alternate databases</text:a><text:tab/>20</text:p>
          <text:p text:style-name="P7" text:id="toc37heading&#9;9.1"><text:a xlink:type="simple" xlink:href="#9.1.|outline" text:style-name="Internet_5f_20_5f_link" text:visited-style-name="Internet_5f_20_5f_link">9.1<text:tab/></text:a>20</text:p>
          <text:p text:style-name="P7" text:id="toc38heading&#9;9.2"><text:a xlink:type="simple" xlink:href="#9.2.SQLite|outline" text:style-name="Internet_5f_20_5f_link" text:visited-style-name="Internet_5f_20_5f_link">9.2 SQLite</text:a><text:tab/>20</text:p>
          <text:p text:style-name="P7" text:id="toc39heading&#9;9.3"><text:a xlink:type="simple" xlink:href="#9.3.PostgreSQL|outline" text:style-name="Internet_5f_20_5f_link" text:visited-style-name="Internet_5f_20_5f_link">9.3 PostgreSQL</text:a><text:tab/>20</text:p>
          <text:p text:style-name="P7" text:id="toc40heading&#9;9.4"><text:a xlink:type="simple" xlink:href="#9.4.MySQL|outline" text:style-name="Internet_5f_20_5f_link" text:visited-style-name="Internet_5f_20_5f_link">9.4 MySQL</text:a><text:tab/>20</text:p>
          <text:p text:style-name="P7" text:id="toc41heading&#9;9.5"><text:a xlink:type="simple" xlink:href="#9.5.DB2 |outline" text:style-name="Internet_5f_20_5f_link" text:visited-style-name="Internet_5f_20_5f_link">9.5 DB2<text:tab/></text:a>20</text:p>
          <text:p text:style-name="P6" text:id="toc42heading&#9;10.0"><text:a xlink:type="simple" xlink:href="#10.Synchronizing files from the MN to the nodes.|outline" text:style-name="Internet_5f_20_5f_link" text:visited-style-name="Internet_5f_20_5f_link">10.0 Synchronizing files from the MN to the nodes.</text:a><text:tab/>20</text:p>
          <text:p text:style-name="P6" text:id="toc43heading&#9;11.0"><text:a xlink:type="simple" xlink:href="#11.Monitoring |outline" text:style-name="Internet_5f_20_5f_link" text:visited-style-name="Internet_5f_20_5f_link">11.0 Monitoring<text:tab/></text:a>21</text:p>
          <text:p text:style-name="P6" text:id="toc44heading&#9;12.0"><text:a xlink:type="simple" xlink:href="#12.|outline" text:style-name="Internet_5f_20_5f_link" text:visited-style-name="Internet_5f_20_5f_link">12.0<text:tab/></text:a>21</text:p>
          <text:p text:style-name="P6" text:id="toc45heading&#9;13.0"><text:a xlink:type="simple" xlink:href="#13.xCAT imaging |outline" text:style-name="Internet_5f_20_5f_link" text:visited-style-name="Internet_5f_20_5f_link">13.0 xCAT imaging<text:tab/></text:a>21</text:p>
          <text:p text:style-name="P6" text:id="toc46heading&#9;14.0"><text:a xlink:type="simple" xlink:href="#14.xCAT Statelite|outline" text:style-name="Internet_5f_20_5f_link" text:visited-style-name="Internet_5f_20_5f_link">14.0 xCAT Statelite</text:a><text:tab/>21</text:p>
          <text:p text:style-name="P6" text:id="toc47heading&#9;15.0"><text:a xlink:type="simple" xlink:href="#15.xCAT IB Support|outline" text:style-name="Internet_5f_20_5f_link" text:visited-style-name="Internet_5f_20_5f_link">15.0 xCAT IB Support</text:a><text:tab/>21</text:p>
          <text:p text:style-name="P6" text:id="toc48heading&#9;16.0"><text:a xlink:type="simple" xlink:href="#16.SystemP hardware discovery and HMC connection|outline" text:style-name="Internet_5f_20_5f_link" text:visited-style-name="Internet_5f_20_5f_link">16.0 SystemP hardware discovery and HMC connection</text:a><text:tab/>21</text:p>
          <text:p text:style-name="P6" text:id="toc49heading&#9;17.0"><text:a xlink:type="simple" xlink:href="#17.xCAT IBM HPC Integration Support|outline" text:style-name="Internet_5f_20_5f_link" text:visited-style-name="Internet_5f_20_5f_link">17.0 xCAT IBM HPC Integration Support</text:a><text:tab/>21</text:p>
          <text:p text:style-name="P6" text:id="toc50heading&#9;18.0"><text:a xlink:type="simple" xlink:href="#18.Customize your installation methods|outline" text:style-name="Internet_5f_20_5f_link" text:visited-style-name="Internet_5f_20_5f_link">18.0 Customize your installation methods</text:a><text:tab/>22</text:p>
          <text:p text:style-name="P6" text:id="toc51heading&#9;19.0"><text:a xlink:type="simple" xlink:href="#19.Uninstalling xCAT on Linux|outline" text:style-name="Internet_5f_20_5f_link" text:visited-style-name="Internet_5f_20_5f_link">19.0 Uninstalling xCAT on Linux</text:a><text:tab/>22</text:p>
          <text:p text:style-name="P6" text:id="toc52heading&#9;20.0"><text:a xlink:type="simple" xlink:href="#20.Migrating from xCAT 1.3 to 2.x|outline" text:style-name="Internet_5f_20_5f_link" text:visited-style-name="Internet_5f_20_5f_link">20.0 Migrating from xCAT 1.3 to 2.x</text:a><text:tab/>22</text:p>
          <text:p text:style-name="P6" text:id="toc53heading&#9;21.0"><text:a xlink:type="simple" xlink:href="#21.xCAT for CSM Admin|outline" text:style-name="Internet_5f_20_5f_link" text:visited-style-name="Internet_5f_20_5f_link">21.0 xCAT for CSM Admin</text:a><text:tab/>22</text:p>
          <text:p text:style-name="P6" text:id="toc54heading&#9;22.0"><text:a xlink:type="simple" xlink:href="#22.xCAT How-To(s)|outline" text:style-name="Internet_5f_20_5f_link" text:visited-style-name="Internet_5f_20_5f_link">22.0 xCAT How-To(s)</text:a><text:tab/>22</text:p>
          <text:p text:style-name="P7" text:id="toc55heading&#9;22.1"><text:a xlink:type="simple" xlink:href="#22.1. xCAT on Windows|outline" text:style-name="Internet_5f_20_5f_link" text:visited-style-name="Internet_5f_20_5f_link">22.1 <text:s/>xCAT on Windows</text:a><text:tab/>22</text:p>
          <text:p text:style-name="P7" text:id="toc56heading&#9;22.2"><text:a xlink:type="simple" xlink:href="#22.2. xCAT and Xen|outline" text:style-name="Internet_5f_20_5f_link" text:visited-style-name="Internet_5f_20_5f_link">22.2 <text:s/>xCAT and Xen</text:a><text:tab/>23</text:p>
          <text:p text:style-name="P7" text:id="toc57heading&#9;22.3"><text:a xlink:type="simple" xlink:href="#22.3. Stateless GPFS|outline" text:style-name="Internet_5f_20_5f_link" text:visited-style-name="Internet_5f_20_5f_link">22.3 <text:s/>Stateless GPFS</text:a><text:tab/>23</text:p>
          <text:p text:style-name="P7" text:id="toc58heading&#9;22.4"><text:a xlink:type="simple" xlink:href="#22.4. Maui|outline" text:style-name="Internet_5f_20_5f_link" text:visited-style-name="Internet_5f_20_5f_link">22.4 <text:s/>Maui</text:a><text:tab/>23</text:p>
          <text:p text:style-name="P7" text:id="toc59heading&#9;22.5"><text:a xlink:type="simple" xlink:href="#22.5. Moab|outline" text:style-name="Internet_5f_20_5f_link" text:visited-style-name="Internet_5f_20_5f_link">22.5 <text:s/>Moab</text:a><text:tab/>23</text:p>
          <text:p text:style-name="P7" text:id="toc60heading&#9;22.6"><text:a xlink:type="simple" xlink:href="#22.6.Torque |outline" text:style-name="Internet_5f_20_5f_link" text:visited-style-name="Internet_5f_20_5f_link">22.6 Torque<text:tab/></text:a>23</text:p>
          <text:p text:style-name="P7" text:id="toc61heading&#9;22.7"><text:a xlink:type="simple" xlink:href="#22.7.Ganglia|outline" text:style-name="Internet_5f_20_5f_link" text:visited-style-name="Internet_5f_20_5f_link">22.7 Ganglia</text:a><text:tab/>23</text:p>
          <text:p text:style-name="P7" text:id="toc62heading&#9;22.8"><text:a xlink:type="simple" xlink:href="#22.8. LDAP|outline" text:style-name="Internet_5f_20_5f_link" text:visited-style-name="Internet_5f_20_5f_link">22.8 <text:s/>LDAP</text:a><text:tab/>23</text:p>
          <text:p text:style-name="P7" text:id="toc63heading&#9;22.9"><text:a xlink:type="simple" xlink:href="#22.9. XCAT Developer Guide |outline" text:style-name="Internet_5f_20_5f_link" text:visited-style-name="Internet_5f_20_5f_link">22.9 <text:s/>XCAT Developer Guide<text:tab/></text:a>23</text:p>
          <text:p text:style-name="P6" text:id="toc64heading&#9;23.0"><text:a xlink:type="simple" xlink:href="#23. Known Bugs|outline" text:style-name="Internet_5f_20_5f_link" text:visited-style-name="Internet_5f_20_5f_link">23.0 <text:s/>Known Bugs</text:a><text:tab/>23</text:p>
          <text:p text:style-name="P6" text:id="toc65heading&#9;24.0"><text:a xlink:type="simple" xlink:href="#24. Feature requests|outline" text:style-name="Internet_5f_20_5f_link" text:visited-style-name="Internet_5f_20_5f_link">24.0 <text:s/>Feature requests</text:a><text:tab/>23</text:p>
          <text:p text:style-name="P6" text:id="toc66heading&#9;25.0"><text:a xlink:type="simple" xlink:href="#25. References|outline" text:style-name="Internet_5f_20_5f_link" text:visited-style-name="Internet_5f_20_5f_link">25.0 <text:s/>References</text:a><text:tab/>23</text:p>
          <text:p text:style-name="P6" text:id="toc67heading&#9;26.0"><text:a xlink:type="simple" xlink:href="#26.Appendix A:  xCAT Commands and Database Tables|outline" text:style-name="Internet_5f_20_5f_link" text:visited-style-name="Internet_5f_20_5f_link">26.0 Appendix A: <text:s/>xCAT Commands and Database Tables</text:a><text:tab/>24</text:p>
          <text:p text:style-name="P6" text:id="toc68heading&#9;27.0"><text:a xlink:type="simple" xlink:href="#27.Appendix B:  xCAT node group support ( static and dynamic)|outline" text:style-name="Internet_5f_20_5f_link" text:visited-style-name="Internet_5f_20_5f_link">27.0 Appendix B: <text:s/>xCAT node group support ( static and dynamic)</text:a><text:tab/>27</text:p>
          <text:p text:style-name="P7" text:id="toc69heading&#9;27.1"><text:a xlink:type="simple" xlink:href="#27.1.|outline" text:style-name="Internet_5f_20_5f_link" text:visited-style-name="Internet_5f_20_5f_link">27.1<text:tab/></text:a>29</text:p>
          <text:p text:style-name="P6" text:id="toc70heading&#9;28.0"><text:a xlink:type="simple" xlink:href="#28.Appendix C:  xCAT Database Tables and Object Defs|outline" text:style-name="Internet_5f_20_5f_link" text:visited-style-name="Internet_5f_20_5f_link">28.0 Appendix C: <text:s/>xCAT Database Tables and Object Defs</text:a><text:tab/>29</text:p>
          <text:p text:style-name="P6" text:id="toc71heading&#9;29.0"><text:a xlink:type="simple" xlink:href="#29.|outline" text:style-name="Internet_5f_20_5f_link" text:visited-style-name="Internet_5f_20_5f_link">29.0<text:tab/></text:a>29</text:p>
          <text:p text:style-name="P7" text:id="toc72heading&#9;29.1"><text:a xlink:type="simple" xlink:href="#29.1.Object definitions|outline" text:style-name="Internet_5f_20_5f_link" text:visited-style-name="Internet_5f_20_5f_link">29.1 Object definitions</text:a><text:tab/>30</text:p>
          <text:p text:style-name="P6" text:id="toc73heading&#9;30.0"><text:a xlink:type="simple" xlink:href="#30.Appendix D: Customizing Your Nodes by Creating Your Own Postscripts|outline" text:style-name="Internet_5f_20_5f_link" text:visited-style-name="Internet_5f_20_5f_link">30.0 Appendix D: Customizing Your Nodes by Creating Your Own Postscripts</text:a><text:tab/>31</text:p>
          <text:p text:style-name="P7" text:id="toc74heading&#9;30.1"><text:a xlink:type="simple" xlink:href="#30.1.|outline" text:style-name="Internet_5f_20_5f_link" text:visited-style-name="Internet_5f_20_5f_link">30.1<text:tab/></text:a>32</text:p>
          <text:p text:style-name="P7" text:id="toc75heading&#9;30.2"><text:a xlink:type="simple" xlink:href="#30.2. Suggestions for writing postscripts|outline" text:style-name="Internet_5f_20_5f_link" text:visited-style-name="Internet_5f_20_5f_link">30.2 <text:s/>Suggestions for writing postscripts</text:a><text:tab/>32</text:p>
        </text:index-body>
      </text:table-of-content>
      <text:p text:style-name="P8"/>
      <text:list text:style-name="Outline">
        <text:list-item>
          <text:h text:style-name="P9" text:outline-level="1">Overview of xCAT </text:h>
        </text:list-item>
      </text:list>
      <text:p text:style-name="Default_20_Text"/>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0"><text:s text:c="12"/></text:span></text:p>
      <text:list text:style-name="Outline" text:continue-numbering="true">
        <text:list-item>
          <text:list text:continue-numbering="true">
            <text:list-item>
              <text:h text:style-name="P11" text:outline-level="2">xCAT <text:s/>Architecture</text:h>
            </text:list-item>
          </text:list>
        </text:list-item>
      </text:list>
      <text:p text:style-name="P1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13"> for more details. </text:span></text:p>
      <text:p text:style-name="P14"><text:span text:style-name="T15">xCAT 2 was designed to scale for extremely large clusters. <text:s text:c="2"/>See xCAT on the </text:span><text:a xlink:type="simple" xlink:href="http://www.nytimes.com/2008/06/09/technology/09petaflops.html?_r=1">world's fastest know supercomputer</text:a><text:span text:style-name="T15">.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6"/>
      <text:list text:style-name="Outline" text:continue-numbering="true">
        <text:list-item>
          <text:list text:continue-numbering="true">
            <text:list-item>
              <text:h text:style-name="P17" text:outline-level="2">Supported Operating Systems</text:h>
            </text:list-item>
          </text:list>
        </text:list-item>
      </text:list>
      <text:p text:style-name="P18"/>
      <text:p text:style-name="P19"><text:span text:style-name="T15">xCAT 2 management nodes are supported on this list of <text:s/></text:span><text:a xlink:type="simple" xlink:href="https://sourceforge.net/apps/mediawiki/xcat/index.php?title=XCAT_Features">Hardware and OS Distos.</text:a></text:p>
      <text:p text:style-name="P16"/>
      <text:list text:style-name="Outline" text:continue-numbering="true">
        <text:list-item>
          <text:list text:continue-numbering="true">
            <text:list-item>
              <text:h text:style-name="Heading_20_2" text:outline-level="2">Stateless, Statelite and Stateful Choices</text:h>
            </text:list-item>
          </text:list>
        </text:list-item>
      </text:list>
      <text:p text:style-name="Default_20_Text">Stateless nodes are an important concept in xCAT 2. <text:s/>A stateless node is defined as one that has no “state” (configuration changes, software updates, etc.) stored permanently on it. <text:s/>This is extremely useful in a cluster for the following reasons:</text:p>
      <text:list text:style-name="L3">
        <text:list-item>
          <text:p text:style-name="P2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0">If a node experiences a hardware problem, the hardware can be pulled from the rack and replaced with new hardware and the node booted again and it will come up with the same state as before.</text:p>
        </text:list-item>
        <text:list-item>
          <text:p text:style-name="P20">In a provisioning environment, new nodes can be provisioned or moved without the worry of them losing state.</text:p>
        </text:list-item>
      </text:list>
      <text:p text:style-name="Default_20_Text"/>
      <text:p text:style-name="Default_20_Text">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Default_20_Text"/>
      <text:p text:style-name="Default_20_Text">Stateless nodes in xCAT 2 are implemented by not putting the OS on the local disk of the node. <text:s/>There are 3 choices for stateless:</text:p>
      <text:list text:style-name="L4">
        <text:list-item>
          <text:p text:style-name="P21">RAM-root<text:span text:style-name="T22"> – The entire OS image is contained in a RAM file system that is sent to the node when it boots. <text:s/>Typical size for a minimal compute node for Linux is 75-160 MB of memory.</text:span></text:p>
        </text:list-item>
        <text:list-item>
          <text:p text:style-name="P21">Compressed RAM-root<text:span text:style-name="T2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1">NFS Hybrid<text:span text:style-name="T2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23"/>
        </text:list-item>
      </text:list>
      <text:p text:style-name="P24"><text:span text:style-name="T22">Statelite ( xCAT 2.4 and later) provides an efficient and flexible diskless solution ,because most of the OS </text:span>image is NFS mounted read-only, but a configurable list of directories and files can</text:p>
      <text:p text:style-name="P25">be read-write. The read-write files can either be persistent across reboots, or</text:p>
      <text:p text:style-name="P26"><text:span text:style-name="T27">volatile (restoring to pristine state after reboot)</text:span><text:span text:style-name="T28">. <text:s text:c="2"/>There are advantages and disadvantages over Stateless, <text:s/>which are outlined in the </text:span><text:a xlink:type="simple" xlink:href="http://xcat.svn.sourceforge.net/viewvc/xcat/xcat-core/trunk/xCAT-client/share/doc/xCAT-Statelite.pdf">xCAT Statelite Cookbook.</text:a></text:p>
      <text:list text:style-name="Outline" text:continue-numbering="true">
        <text:list-item>
          <text:list text:continue-numbering="true">
            <text:list-item>
              <text:h text:style-name="Heading_20_2" text:outline-level="2"><text:s/>Defining Hostnames in <text:s/>xCAT </text:h>
            </text:list-item>
          </text:list>
        </text:list-item>
      </text:list>
      <text:p text:style-name="Default_20_Text">xCAT hostnames should not contain mixed case. <text:s text:c="4"/>Name resolution (DNS) <text:s text:c="2"/>will resolve all names to lower case, <text:s/>so all hostnames defined in xCAT should be lowercase. </text:p>
      <text:p text:style-name="Default_20_Text"/>
      <text:p text:style-name="Default_20_Text">The preferred method of setting up xCAT is to use short hostnames ( without the domain) <text:s/>for all nodes named <text:s/>in the database. <text:s text:c="3"/>If you must use long hostnames, <text:s/>then presently you are required <text:span text:style-name="T30"><text:s/></text:span><text:span text:style-name="T31">to create an xCAT "alias" for the node by assigning the node named by long hostname to a node group that is named as the short hostname.</text:span></text:p>
      <text:p text:style-name="P32"/>
      <text:p text:style-name="P32"/>
      <text:p text:style-name="P32">For example an entry in the nodelist table would look like the following:</text:p>
      <text:p text:style-name="P32">"testnode.cluster.net","testnode,compute",,,,,</text:p>
      <text:p text:style-name="P32"/>
      <text:list text:style-name="Outline" text:continue-numbering="true">
        <text:list-item>
          <text:list text:continue-numbering="true">
            <text:list-item>
              <text:h text:style-name="P11" text:outline-level="2">xCAT <text:s/>Features</text:h>
            </text:list-item>
          </text:list>
        </text:list-item>
      </text:list>
      <text:p text:style-name="Default_20_Text">Features <text:s/>provided by xCAT for AIX or Linux clusters include the following:</text:p>
      <text:list text:style-name="WW8Num10">
        <text:list-item text:start-value="1">
          <text:p text:style-name="P33">Deploying diskless and diskfull nodes.</text:p>
        </text:list-item>
        <text:list-item>
          <text:p text:style-name="P33">Node group support.</text:p>
        </text:list-item>
        <text:list-item>
          <text:p text:style-name="P33">Node discovery. </text:p>
        </text:list-item>
        <text:list-item>
          <text:p text:style-name="P33">Operating system image management.</text:p>
        </text:list-item>
        <text:list-item>
          <text:p text:style-name="P33">Support for user-provided customization scripts. <text:span text:style-name="_20_Char">xCAT supports the automatic running of user-provided customization scripts on the nodes when they are deployed (installed or booted).</text:span></text:p>
        </text:list-item>
        <text:list-item>
          <text:p text:style-name="P33">xCAT data store in plug-in relational <text:s/>database (SQLite, MySQL,Postgresl, TBD)</text:p>
        </text:list-item>
        <text:list-item>
          <text:p text:style-name="P34">Hardware control commands for discovering hardware, gathering MAC addresses, VPD, and environments, power control, initiating a network boot, and LPAR creation/deletion. <text:s/></text:p>
        </text:list-item>
        <text:list-item>
          <text:p text:style-name="P34">Hierarchical support to allow large system to distribute the management of the cluster to service nodes. </text:p>
        </text:list-item>
        <text:list-item>
          <text:p text:style-name="P33">Remote console support.</text:p>
        </text:list-item>
        <text:list-item>
          <text:p text:style-name="P35">Parallel remote shell and remote copy commands.</text:p>
        </text:list-item>
        <text:list-item>
          <text:p text:style-name="P35">rsync support.</text:p>
        </text:list-item>
        <text:list-item>
          <text:p text:style-name="P33">Monitoring plug-in infrastructure (RMC, Ganglia)</text:p>
        </text:list-item>
        <text:list-item>
          <text:p text:style-name="P35">Notification infrastructure which lets users monitor xCAT database table changes. </text:p>
        </text:list-item>
        <text:list-item>
          <text:p text:style-name="P33">Predefined conditions, responses and sensors.</text:p>
        </text:list-item>
        <text:list-item>
          <text:p text:style-name="P33">Software and firmware inventory </text:p>
        </text:list-item>
        <text:list-item>
          <text:p text:style-name="P36">InfiniteBand configuration</text:p>
        </text:list-item>
        <text:list-item>
          <text:p text:style-name="P33">Xen support</text:p>
        </text:list-item>
        <text:list-item>
          <text:p text:style-name="P33">Windows support</text:p>
        </text:list-item>
        <text:list-item>
          <text:p text:style-name="P33">GUI for initial cluster setup</text:p>
        </text:list-item>
        <text:list-item>
          <text:p text:style-name="P33">Allow continuous operation during cluster software updates <text:s/>using plug-in job scheduler ( LoadLeveler, Moab). </text:p>
        </text:list-item>
        <text:list-item>
          <text:p text:style-name="P33">Automatic setup for syslog, remote shell, DNS, DHCP, and ntp for both the xCAT management node and the cluster nodes.</text:p>
        </text:list-item>
        <text:list-item>
          <text:p text:style-name="P35">Documentation and “<text:span text:style-name="T37">man</text:span>” pages.</text:p>
          <text:p text:style-name="P38"/>
        </text:list-item>
      </text:list>
      <text:list text:style-name="Outline" text:continue-numbering="true">
        <text:list-item>
          <text:list text:continue-numbering="true">
            <text:list-item>
              <text:h text:style-name="P11" text:outline-level="2">xCAT <text:s/>license</text:h>
            </text:list-item>
          </text:list>
        </text:list-item>
      </text:list>
      <text:p text:style-name="Body_20_Text_20_First_20_Indent">xCAT 2 Open Source License: <text:a xlink:type="simple" xlink:href="http://www.opensource.org/licenses/eclipse-1.0.php">Eclipse Public License</text:a> </text:p>
      <text:list text:style-name="Outline" text:continue-numbering="true">
        <text:list-item>
          <text:list text:continue-numbering="true">
            <text:list-item>
              <text:h text:style-name="P11" text:outline-level="2">xCAT <text:s/>support</text:h>
            </text:list-item>
          </text:list>
        </text:list-item>
      </text:list>
      <text:p text:style-name="P12"/>
      <text:p text:style-name="P39"><text:span text:style-name="T40">Support for xCAT may now be </text:span><text:a xlink:type="simple" xlink:href="http://www-01.ibm.com/software/lotus/passportadvantage/paselectedsupportprograms.html">purchased</text:a><text:span text:style-name="T4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40">. <text:s text:c="5"/></text:span><text:span text:style-name="T10"><text:s text:c="7"/></text:span></text:p>
      <text:p text:style-name="P41">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5">
        <text:list-item>
          <text:p text:style-name="P42">The xcatd daemon, <text:s/>logs all commands run, and who runs them. <text:s/></text:p>
          <text:p text:style-name="P43">A typical entry is as follows:</text:p>
          <text:p text:style-name="P43">Feb 23 09:27:30 xcat20RRmn xCAT: xCAT: Allowing tabdump for root from localhost.localdomain</text:p>
          <text:p text:style-name="P44">You can grep for the following string in /var/log/messages on the MN, <text:s/>to obtain those entries:</text:p>
          <text:p text:style-name="P45">fgrep "xCAT: Allowing" /var/log/messages</text:p>
          <text:p text:style-name="P43"/>
          <text:p text:style-name="P43">You can also grep for all denials of requests:</text:p>
          <text:p text:style-name="P45">fgrep "xCAT: Denying" /var/log/messages</text:p>
          <text:p text:style-name="P45"/>
        </text:list-item>
        <text:list-item>
          <text:p text:style-name="P46">The xcatd daemon, logs startup errors <text:s/>and database access errors. </text:p>
        </text:list-item>
        <text:list-item>
          <text:p text:style-name="P42"><text:span text:style-name="T31">Errors from postscript running on nodes, and service nodes are logged in the syslog on the MN.</text:span><text:span text:style-name="T30"> </text:span></text:p>
        </text:list-item>
      </text:list>
      <text:p text:style-name="P47">Additonal setup</text:p>
      <text:p text:style-name="P48"/>
      <text:p text:style-name="P48">You can change the syslog setup to suit your needs. <text:s text:c="3"/>See the man page for the syslog software you are using. </text:p>
      <text:p text:style-name="P48"/>
      <text:p text:style-name="P49">On AIX, <text:s/>xCAT uses syslog:</text:p>
      <text:p text:style-name="P48"><text:s text:c="8"/>xCAT sets up the log to create up to 5 files of 1meg each and then rotate. <text:s text:c="2"/>See /etc/syslog.conf.</text:p>
      <text:p text:style-name="P48"/>
      <text:p text:style-name="P48"><text:s text:c="8"/># xCAT settings</text:p>
      <text:p text:style-name="P48"><text:s text:c="8"/>*.debug <text:s text:c="2"/>/var/log/messages <text:s/>rotate 1024K files 5</text:p>
      <text:p text:style-name="P48"/>
      <text:p text:style-name="P48"/>
      <text:p text:style-name="P49">On SLES xCAT uses syslog_ng:</text:p>
      <text:p text:style-name="P48"/>
      <text:p text:style-name="P48"><text:s text:c="3"/>T<text:span text:style-name="T50">he <text:s/>setup of xCAT used in syslog_ng, is basically the defaults of the syslog_ng software on the MN. <text:s/>It only changes to allow syslogs to be forwarded to the MN from the nodes. </text:span></text:p>
      <text:p text:style-name="P32"><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32"/>
      <text:p text:style-name="P32">When syslog_ng is installed, <text:s/>it sets itself up to use logrotate to rotate the generated logs. <text:s text:c="4"/>See man logrotate for more details. </text:p>
      <text:p text:style-name="P48"><text:s/></text:p>
      <text:p text:style-name="P48"/>
      <text:p text:style-name="P49">On RedHat xCAT user rsyslog:</text:p>
      <text:p text:style-name="P49"/>
      <text:p text:style-name="P51">xCAT uses basic defaults for rsyslog. <text:s text:c="2"/>See <text:a xlink:type="simple" xlink:href="http://linux.die.net/man/8/rsyslogd">http://linux.die.net/man/8/rsyslogd</text:a> <text:s/>for more information. <text:s text:c="3"/></text:p>
      <text:p text:style-name="P51"/>
      <text:p text:style-name="P52">When rsyslog is installed, <text:s/>it sets itself up to use logrotate to rotate the generated logs. <text:s text:c="4"/>See man logrotate for more details. </text:p>
      <text:p text:style-name="P49"/>
      <text:p text:style-name="P53">On a node or service node:</text:p>
      <text:p text:style-name="P48"/>
      <text:p text:style-name="P48"><text:s text:c="2"/>xCAT directs syslog <text:s/>to send all syslog messages to the Management Node.</text:p>
      <text:p text:style-name="P48"/>
      <text:p text:style-name="P48">For example on RedHat:</text:p>
      <text:p text:style-name="P48"><text:s text:c="7"/>This entry in /etc/rsyslog.conf, <text:s/>directs syslog to <text:s/>forward all <text:s/>messages to the ip address, which is the <text:s/>ip of the MN.</text:p>
      <text:p text:style-name="P48"><text:s text:c="8"/># xCAT settings</text:p>
      <text:p text:style-name="P48"><text:s text:c="8"/>*.* @7.113.44.250</text:p>
      <text:p text:style-name="P48"/>
      <text:p text:style-name="P48"/>
      <text:p text:style-name="Heading_20_3">auditlog </text:p>
      <text:p text:style-name="Default_20_Text">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Default_20_Text"/>
      <text:p text:style-name="Default_20_Text">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list text:style-name="Outline" text:continue-numbering="true">
        <text:list-item>
          <text:h text:style-name="Heading_20_1" text:outline-level="1">Installing an xCAT Management Node</text:h>
          <text:list>
            <text:list-item>
              <text:h text:style-name="Heading_20_2" text:outline-level="2"><text:s/><text:span text:style-name="T54">Install an AIX Management Node </text:span></text:h>
            </text:list-item>
          </text:list>
        </text:list-item>
      </text:list>
      <text:p text:style-name="P55"/>
      <text:p text:style-name="P55"/>
      <text:p text:style-name="Text_20_Body_20_Single">Refer to the <text:s/>document titled <text:a xlink:type="simple" xlink:href="http://xcat.svn.sourceforge.net/viewvc/xcat/xcat-core/trunk/xCAT-client/share/doc/xCAT2onAIX.pdf">Creating an xCAT Management Node</text:a> for details on how to install an xCAT on AIX management node.</text:p>
      <text:p text:style-name="Text_20_Body_20_Single"><text:a xlink:type="simple" xlink:href="http://xcat.svn.sourceforge.net/viewvc/xcat/xcat-core/trunk/xCAT-client/share/doc/xCAT2onAIX.pdf"/></text:p>
      <text:p text:style-name="P56"/>
      <text:list text:style-name="Outline" text:continue-numbering="true">
        <text:list-item>
          <text:list text:continue-numbering="true">
            <text:list-item>
              <text:h text:style-name="P57" text:outline-level="2"><text:s/>Install a Linux Management Node </text:h>
            </text:list-item>
          </text:list>
        </text:list-item>
      </text:list>
      <text:p text:style-name="Body_20_Text_20_First_20_Indent">To install the xCAT Management Node (MN), <text:s/>the following steps are taken:</text:p>
      <text:list text:style-name="L6">
        <text:list-item>
          <text:p text:style-name="P58">I<text:span text:style-name="T50">nstall the MN with t</text:span><text:span text:style-name="T59">he OS. <text:s/>Install all rpms from the OS. <text:s/></text:span><text:span text:style-name="T60">But if you don't, and you use yum/zypper, it will <text:s/>install the dependencies (e.g. dhcp, bind, expect, httpd, nfs-utils, vsftpd, etc.) for xCAT later.</text:span></text:p>
        </text:list-item>
        <text:list-item>
          <text:p text:style-name="P61">Configure Cluster-Facing NICS</text:p>
        </text:list-item>
        <text:list-item>
          <text:p text:style-name="P61">Configure NTP</text:p>
        </text:list-item>
        <text:list-item>
          <text:p text:style-name="P61">Configure Hostname</text:p>
        </text:list-item>
        <text:list-item>
          <text:p text:style-name="P61">Configure DNS or some hostname resolution method. </text:p>
        </text:list-item>
        <text:list-item>
          <text:p text:style-name="P61">Setup basic /etc/hosts file</text:p>
        </text:list-item>
        <text:list-item>
          <text:p text:style-name="P61">Configure Ethernet switches</text:p>
        </text:list-item>
      </text:list>
      <text:p text:style-name="Default_20_Text"/>
      <text:p text:style-name="P62">Convention: In order to distinguish the operation among different OS or distros, the mark likes <text:span text:style-name="T63">[OS+distro+release] will be used before an operation to specify the applicable range of the operation.</text:span></text:p>
      <text:p text:style-name="P64">[RH] – applicable for all releases of RHEL and Fedora</text:p>
      <text:p text:style-name="P64">[RHEL] – applicable for distro RHEL</text:p>
      <text:p text:style-name="P64">[FEDORA] – applicable for distro Fedora</text:p>
      <text:p text:style-name="P64">[SLES] – applicable for distro SLES</text:p>
      <text:p text:style-name="P65">[SLES11] – applicable for distro SLES11</text:p>
      <text:p text:style-name="Heading_20_3">Install a Linux Management Node </text:p>
      <text:p text:style-name="P66">Install the OS of Management Node</text:p>
      <text:p text:style-name="P19">xCAT 2 management nodes are supported on this list of <text:s/><text:a xlink:type="simple" xlink:href="https://sourceforge.net/apps/mediawiki/xcat/index.php?title=XCAT_Features">Hardware and OS Distos.</text:a></text:p>
      <text:p text:style-name="P19"/>
      <text:p text:style-name="P67"/>
      <text:p text:style-name="P68">Setup Your Networks</text:p>
      <text:p text:style-name="Default_20_Text">xCAT install process will scan and populate certain settings from the running configuration. Having <text:span text:style-name="T69"><text:s/></text:span>the networks configured ahead of time will aid in correct configuration. <text:span text:style-name="T69">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Default_20_Text"/>
      <text:p text:style-name="Heading_20_3"><text:span text:style-name="T69">[RH] Disable the</text:span> SELinux</text:p>
      <text:p text:style-name="P19">The RedHat SELinux (Secure Enterprise Linux) must be disabled on the xCAT 2 management node, various xCAT 2 functions will be affected if the SELinux feature is enabled.</text:p>
      <text:p text:style-name="P19">One method for disabling the SELinux is the following:</text:p>
      <text:list text:style-name="L7">
        <text:list-item>
          <text:p text:style-name="P70">In the /etc/selinux/config file, set SELINUX=<text:span text:style-name="T69">disabled.</text:span></text:p>
        </text:list-item>
        <text:list-item>
          <text:p text:style-name="P71">Reboot the node.</text:p>
        </text:list-item>
      </text:list>
      <text:p text:style-name="P19"/>
      <text:p text:style-name="Heading_20_3"><text:span text:style-name="T69">[RH] </text:span><text:reference-mark-start text:name="Disable the Firewall"/>Disable the Firewall<text:reference-mark-end text:name="Disable the Firewall"/></text:p>
      <text:p text:style-name="P19">The management node provides many services to the cluster nodes, but the firewall on the management node can interfere with this. <text:s/>If your cluster is on a secure network, the easiest thing to do is to disable the firewall on the management node:</text:p>
      <text:p text:style-name="P72">service iptables stop</text:p>
      <text:p text:style-name="P72">chkconfig iptables off</text:p>
      <text:p text:style-name="Default_20_Text"/>
      <text:p text:style-name="Default_20_Text">If disabling the firewall completely isn't an option, configure iptables to allow the following services on the NIC that faces the cluster: <text:s/>DHCP, TFTP, NFS, HTTP, FTP, DNS.</text:p>
      <text:p text:style-name="Heading_20_3">Configure Cluster-Facing NICS</text:p>
      <text:p text:style-name="Default_20_Text"><text:span text:style-name="T69">The cluster-facing NICs should be configured before installing xCAT 2 management node</text:span>. <text:span text:style-name="T69">There are a number of methods to configure the NICs such as updating Linux ifcfg-* files, using Linux ifconfig command or Linux Graphic User Interface. Here is an example of using ifcfg-* files to configure the NICs: </text:span></text:p>
      <text:p text:style-name="P19"/>
      <text:p text:style-name="P19">The location of the ifcfg-* files:</text:p>
      <text:p text:style-name="Default_20_Text"><text:span text:style-name="T73">[RH]:</text:span> <text:span text:style-name="T74">/etc/sysconfig/network-scripts/ifcfg-*</text:span></text:p>
      <text:p text:style-name="Default_20_Text"><text:span text:style-name="T73">[SLES]: </text:span>/<text:span text:style-name="T74">etc/sysconfig/network/ifcfg-*</text:span></text:p>
      <text:p text:style-name="P19"/>
      <text:p text:style-name="Default_20_Text">An example <text:span text:style-name="T69">of the content of </text:span>ifcfg-* <text:span text:style-name="T69">file</text:span>:</text:p>
      <text:p text:style-name="P72">DEVICE=eth1</text:p>
      <text:p text:style-name="P72">ONBOOT=yes</text:p>
      <text:p text:style-name="P72">BOOTPROTO=static</text:p>
      <text:p text:style-name="P72">IPADDR=11.16.0.1</text:p>
      <text:p text:style-name="P72">NETMASK=255.255.0.0</text:p>
      <text:p text:style-name="Code"/>
      <text:p text:style-name="Heading_20_3">Prevent DHCP client from overwriting DNS configuration</text:p>
      <text:p text:style-name="Default_20_Text"><text:span text:style-name="T69">If the management node will be 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69">cluster-facing network interfaces</text:span> .</text:p>
      <text:p text:style-name="P19"><text:span text:style-name="T73">[RH]:</text:span> <text:span text:style-name="T75">/etc/sysconfig/network-scripts/ifcfg-*</text:span></text:p>
      <text:p text:style-name="Default_20_Text"><text:span text:style-name="T73">[SLES]:</text:span><text:span text:style-name="T76"> </text:span><text:span text:style-name="T74">/etc/sysconfig/network/ifcfg-*</text:span></text:p>
      <text:p text:style-name="Default_20_Text"/>
      <text:p text:style-name="Heading_20_3">Configure Hostname</text:p>
      <text:p text:style-name="Default_20_Text"><text:span text:style-name="T69">The xCAT 2 management node hostsname must be configured before setting up the xCAT 2 mangement node. The hostname or its resolvable ip address will be used as the default master name in the xCAT site table, <text:s/>when installed. <text:s text:c="2"/></text:span><text:span text:style-name="T77">This name needs </text:span><text:span text:style-name="T31">to be the one that will resolve to the cluster-facing NIC. </text:span></text:p>
      <text:p text:style-name="Default_20_Text"><text:span text:style-name="T69">If the management node hostname is already configured, this step can be skipped. The Linux command “hostname” or the Linux GUI can be used to configure the hostname. <text:s/>Editing the hostname configuration file /etc/sysconfig/network on RedHat systems or /etc/HOSTNAME on SuSE systems is another method.</text:span></text:p>
      <text:p text:style-name="Default_20_Text"><text:span text:style-name="T78">[RH]:</text:span><text:span text:style-name="T69"> Edit the </text:span>/etc/sysconfig/network <text:span text:style-name="T69">and add</text:span> <text:span text:style-name="T69">entry</text:span> <text:span text:style-name="T69">'</text:span>HOSTNAME=(desired hostname)<text:span text:style-name="T69">'.</text:span></text:p>
      <text:p text:style-name="P19"/>
      <text:p text:style-name="P19"><text:span text:style-name="T73">[SLES]:</text:span> Edit the /etc/HOSTNAME and add the proper hostname.</text:p>
      <text:p text:style-name="P19"/>
      <text:p text:style-name="P79">Setup the TimeZone</text:p>
      <text:p text:style-name="P80">When using management node to install service nodes or compute nodes, the timezone configuration <text:s/>on the management node will be inherited by the service nodes or compute nodes. So it is recommended to setup the correct timezone on the management node.</text:p>
      <text:p text:style-name="P81"><text:s/>Configure DNS Resolution</text:p>
      <text:p text:style-name="Default_20_Text">/etc/resolv.conf should <text:span text:style-name="T69">contain the</text:span> <text:span text:style-name="T69">DNS for management node itself</text:span>.</text:p>
      <text:p text:style-name="Code">search cluster</text:p>
      <text:p text:style-name="Code">nameserver 11.16.0.1</text:p>
      <text:p text:style-name="P82"/>
      <text:p text:style-name="Heading_20_3"><text:s/><text:reference-mark-start text:name="Setup basic hosts file"/><text:span text:style-name="T69">Set up basic hosts file</text:span><text:reference-mark-end text:name="Setup basic hosts file"/></text:p>
      <text:p text:style-name="P83">Ensure <text:span text:style-name="T69">the /etc/hosts has the entries of localhost and management node itself.</text:span></text:p>
      <text:p text:style-name="P84">127.0.0.1<text:tab/><text:tab/>localhost.localdomain localhost</text:p>
      <text:p text:style-name="P84">::1<text:tab/><text:tab/>localhost6.localdomain6 localhost6</text:p>
      <text:list text:style-name="L8">
        <text:list-item>
          <text:list>
            <text:list-item>
              <text:list>
                <text:list-item>
                  <text:list>
                    <text:list-item>
                      <text:p text:style-name="P85"><text:s text:c="10"/>xcat20mn.clusters.com xcat20mn</text:p>
                    </text:list-item>
                    <text:list-item>
                      <text:p text:style-name="P85"><text:s text:c="11"/>.....</text:p>
                    </text:list-item>
                  </text:list>
                </text:list-item>
              </text:list>
            </text:list-item>
          </text:list>
        </text:list-item>
      </text:list>
      <text:p text:style-name="P86">Note: <text:span text:style-name="T87">Name resolution is required by xCAT 2. <text:s/>You can use a simple /etc/hosts mechanism or you can optionally set up a DNS name server. <text:s/>You can refer to section 4.3 </text:span><text:span text:style-name="T88">Configuring name resolution (optional) </text:span><text:span text:style-name="T87">in xCAT2onAIX for more details on how to setup DNS resolution and /etc/hosts.</text:span></text:p>
      <text:p text:style-name="Heading_20_3"><text:s/>Restart Management Node <text:span text:style-name="T69">(optional)</text:span></text:p>
      <text:p text:style-name="Default_20_Text">Though it is possible to restart the correct services for all settings except SELinux, the simplest step</text:p>
      <text:p text:style-name="P83">would be to reboot the management server at this point.</text:p>
      <text:p text:style-name="P83"/>
      <text:p text:style-name="Heading_20_3"><text:s/>Configure Ethernet Switches <text:span text:style-name="T69">(optional)</text:span></text:p>
      <text:p text:style-name="Default_20_Text">xCAT can use the ethernet switches for <text:span text:style-name="T69">automatic hardware </text:span>discovery <text:span text:style-name="T69">and initial configuration, this is useful especially for large clusters.</text:span> In general, this requires that the user in advance set</text:p>
      <text:p text:style-name="Default_20_Text">up an ip address and basic snmp functionality. Allowing the snmp version 1 community string “public”</text:p>
      <text:p text:style-name="Default_20_Text">read access will allow xCAT to communicate without further customization. It is also recommended</text:p>
      <text:p text:style-name="Default_20_Text">that spanning tree be set to portfast or edge-port for faster boot performance. Please see the relevant</text:p>
      <text:p text:style-name="Default_20_Text">switch documentation as to how to configure these items.</text:p>
      <text:p text:style-name="Default_20_Text"/>
      <text:p text:style-name="P89"><text:s/><text:span text:style-name="T69">[RH] </text:span>Remove the package tftp-server</text:p>
      <text:p text:style-name="P83">If you are a <text:s/>Power5 user, <text:s/>then skip the removal of tftp-server in this section. <text:s/>For more information read <text:s/><text:a xlink:type="simple" xlink:href="http://xcat.svn.sourceforge.net/viewvc/xcat/xcat-core/trunk/xCAT-client/share/doc/xCAT2pLinux.pdf">xCAT 2 Cookbook for Linux on IBM System P.</text:a></text:p>
      <text:p text:style-name="P91"/>
      <text:p text:style-name="P92"><text:span text:style-name="T69">xCAT</text:span>ships <text:s/>the package atftp* package with its dependencies. This package conflicts with the tftp-server that is by default installed with <text:s/>the OS. <text:s/></text:p>
      <text:p text:style-name="P93">In order to install the xCAT successfully, you have to remove <text:span text:style-name="T69">any </text:span>tftp-server <text:span text:style-name="T69">package that is installed </text:span>first.</text:p>
      <text:p text:style-name="Code">yum erase tftp-server.*</text:p>
      <text:p text:style-name="Code"/>
      <text:p text:style-name="Default_20_Text">or if <text:span text:style-name="T69">tftp-server depended by other packages:</text:span> </text:p>
      <text:p text:style-name="P94">rpm -e --nodeps tftp-server </text:p>
      <text:p text:style-name="P95"/>
      <text:p text:style-name="P96"><text:s/><text:span text:style-name="T69">[RH] </text:span>Remove the package <text:span text:style-name="T97">OpenIPMI-tools</text:span></text:p>
      <text:p text:style-name="P92">The xCAT software ships its own ipmi-tools* package with its dependencies. <text:s text:c="2"/>This package conflicts with the OpenIPMIs-tool packages <text:span text:style-name="T69">of the OS</text:span>, <text:s/>which must be removed before xCAT is installed. <text:s/></text:p>
      <text:p text:style-name="P98"/>
      <text:list text:style-name="Outline" text:continue-numbering="true">
        <text:list-item>
          <text:list text:continue-numbering="true">
            <text:list-item>
              <text:h text:style-name="Heading_20_2" text:outline-level="2"><text:s/><text:reference-mark-start text:name="Download and Install xCAT 2 From an MN That Has Internet Access"/>Download and Install xCAT 2 From an MN That <text:span text:style-name="T99">Has</text:span> Internet Access<text:reference-mark-end text:name="Download and Install xCAT 2 From an MN That Has Internet Access"/></text:h>
            </text:list-item>
          </text:list>
        </text:list-item>
      </text:list>
      <text:p text:style-name="P19">XCAT can be downloaded and installed using YUM on RedHat systems or zypper on SuSE systems.</text:p>
      <text:p text:style-name="Default_20_Text"><text:span text:style-name="T69">To download and install xCAT2 on RedHat systems, g</text:span>o to <text:s/>the <text:a xlink:type="simple" xlink:href="http://xcat.sourceforge.net/#download">xCAT Download</text:a> site. </text:p>
      <text:p text:style-name="Default_20_Text">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Default_20_Text"><text:span text:style-name="T100">For</text:span><text:span text:style-name="T101"> SLES systems, <text:s/></text:span><text:span text:style-name="T100">just simply use the zypper command to add the xCAT download site into the zypper repository and then use the zypper command to download and install xCAT2.</text:span></text:p>
      <text:p text:style-name="P102">Note: disable any firewalls that could prevent the download. <text:s text:c="2"/>See section<text:reference-ref text:reference-format="text" text:ref-name="Disable the Firewall">Disable the Firewall</text:reference-ref>.</text:p>
      <text:p text:style-name="P102"/>
      <text:p text:style-name="P103"/>
      <text:p text:style-name="Heading_20_4"><text:span text:style-name="T69">[RH] </text:span>Setup Yum</text:p>
      <text:p text:style-name="P104">Download Repository Files into the /etc/yum.repos.d.</text:p>
      <text:p text:style-name="P104">To get the current official release:</text:p>
      <text:p text:style-name="Code">cd etc/yum.repos.d</text:p>
      <text:p text:style-name="P105">wget <text:span text:style-name="T106">http://xcat.sourceforge.net/yum/xcat-core/xCAT-core.repo</text:span></text:p>
      <text:p text:style-name="P105">wget <text:a xlink:type="simple" xlink:href="http://xcat.sourceforge.net/yum/xcat-dep/">http://xcat.sourceforge.net/yum/xcat-dep/</text:a><text:span text:style-name="T106">&lt;release&gt;/&lt;arch&gt;/xCAT-dep.repo</text:span></text:p>
      <text:p text:style-name="P108"/>
      <text:p text:style-name="P109">for example:</text:p>
      <text:p text:style-name="P109">wget http://xcat.sourceforge.net/yum/xcat-dep/rh5/ppc64/xCAT-dep.repo</text:p>
      <text:p text:style-name="P110"/>
      <text:p text:style-name="Heading_20_4"><text:span text:style-name="T69">[SLES] </text:span>Setup Zypper</text:p>
      <text:p text:style-name="P111">[SLES11]:</text:p>
      <text:p text:style-name="Code"><text:span text:style-name="T69">zypper ar -t rpm-md </text:span><text:a xlink:type="simple" xlink:href="http://xcat.sf.net/yum/xcat-core"><text:span text:style-name="T112">http://xcat.sf.net/yum/xcat-core</text:span></text:a><text:span text:style-name="T69"> xCAT-core</text:span></text:p>
      <text:p text:style-name="P113"><text:span text:style-name="T69">zypper ar -t rpm-md </text:span><text:a xlink:type="simple" xlink:href="http://xcat.sf.net/yum/xcat-dep/sles10/ppc64"><text:span text:style-name="T112">http://xcat.sf.net/yum/xcat-dep/&lt;release&gt;/&lt;arch&gt;</text:span></text:a><text:span text:style-name="T69"> xCAT-dep</text:span></text:p>
      <text:p text:style-name="P114">[SLES10.2+]:</text:p>
      <text:p text:style-name="P113"><text:span text:style-name="T69">zypper sa -t rpm-md </text:span><text:a xlink:type="simple" xlink:href="http://xcat.sf.net/yum/xcat-core"><text:span text:style-name="T112">http://xcat.sf.net/yum/xcat-core</text:span></text:a><text:span text:style-name="T69"> xCAT-core</text:span></text:p>
      <text:p text:style-name="P113"><text:span text:style-name="T69">zypper sa -t rpm-md </text:span><text:a xlink:type="simple" xlink:href="http://xcat.sf.net/yum/xcat-dep/sles10/ppc64"><text:span text:style-name="T112">http://xcat.sf.net/yum/xcat-dep/&lt;release&gt;/&lt;arch&gt;</text:span></text:a><text:span text:style-name="T69"> xCAT-dep</text:span></text:p>
      <text:p text:style-name="P115"/>
      <text:list text:style-name="Outline" text:continue-numbering="true">
        <text:list-item>
          <text:list text:continue-numbering="true">
            <text:list-item>
              <text:h text:style-name="Heading_20_2" text:outline-level="2"><text:s/><text:reference-mark-start text:name="Download and Install xCAT 2 For an MN That Does Not Have Internet Access"/>Download and Install xCAT 2 For an MN That Does <text:span text:style-name="T99">Not Have</text:span> Internet Access<text:reference-mark-end text:name="Download and Install xCAT 2 For an MN That Does Not Have Internet Access"/></text:h>
            </text:list-item>
          </text:list>
        </text:list-item>
      </text:list>
      <text:p text:style-name="Default_20_Text"><text:span text:style-name="T50">Go to the </text:span><text:a xlink:type="simple" xlink:href="http://xcat.sourceforge.net/#download">xCAT Download</text:a><text:span text:style-name="T50"> site.</text:span><text:span text:style-name="T117"> <text:s/></text:span><text:span text:style-name="T118">Download the level of xCAT tarball you desire</text:span><text:span text:style-name="T119">d</text:span><text:span text:style-name="T118">. Go to the </text:span><text:a xlink:type="simple" xlink:href="http://sourceforge.net/project/showfiles.php?group_id=208749&amp;package_id=258529&amp;release_id=608981">xCAT Dependencies Download</text:a><text:span text:style-name="T118"> page and get the latest xCAT dependency tarball. </text:span></text:p>
      <text:p text:style-name="P121"/>
      <text:p text:style-name="P122"><text:span text:style-name="T69">Download the</text:span> tarballs</text:p>
      <text:p text:style-name="P123"><text:span text:style-name="T69">Download and c</text:span>opy the files to the Management Node (MN) and untar them: </text:p>
      <text:p text:style-name="Code">mkdir <text:span text:style-name="T69">/root</text:span>/xcat2</text:p>
      <text:p text:style-name="Code">cd <text:span text:style-name="T69">/root</text:span>/xcat2</text:p>
      <text:p text:style-name="Code"/>
      <text:p text:style-name="Code">tar jxvf core-rpms-snap.tar.bz2 <text:s/></text:p>
      <text:p text:style-name="Code">tar jxvf xcat-dep-2*.tar.bz2</text:p>
      <text:p text:style-name="Code"/>
      <text:p text:style-name="Code">if you download xcat-core-2.x.tar.bz2 then </text:p>
      <text:p text:style-name="P124"/>
      <text:p text:style-name="Code">tar jxvf <text:s/>xcat-core-2.x.tar.bz2</text:p>
      <text:p text:style-name="P125"><text:span text:style-name="T69">[RH] </text:span>Setup YUM repositor<text:span text:style-name="T69">ies</text:span> for xCAT and Dependencies</text:p>
      <text:p text:style-name="P104">On Red Hat related distros point YUM to the local repositories for xCAT and its dependencies:</text:p>
      <text:p text:style-name="Code">cd /root/xcat2/xcat-dep/&lt;<text:span text:style-name="T69">release&gt;</text:span>/&lt;arch&gt;</text:p>
      <text:p text:style-name="Code">./mklocalrepo.sh</text:p>
      <text:p text:style-name="Code">cd /root/xcat2/xcat-core</text:p>
      <text:p text:style-name="Code">./mklocalrepo.sh</text:p>
      <text:p text:style-name="P122"><text:span text:style-name="T69">[SLES] </text:span>Setup Zypper <text:span text:style-name="T101">repositor</text:span><text:span text:style-name="T100">ies</text:span> for xCAT and Dependencies</text:p>
      <text:p text:style-name="P104"><text:tab/></text:p>
      <text:p text:style-name="P111">[SLES 10.2+]:</text:p>
      <text:p text:style-name="P126"><text:span text:style-name="T127">zypper sa </text:span><text:a xlink:type="simple" xlink:href="file:///root/xcat2/xcat-dep/sles10/ppc64">file:///root/xcat2/xcat-dep/sles10/&lt;arch&gt;</text:a><text:span text:style-name="T127"> xCAT-dep</text:span></text:p>
      <text:p text:style-name="P105"><text:span text:style-name="T129">zypper sa </text:span><text:a xlink:type="simple" xlink:href="file:///root/xcat2/core-snap">file:///root/xcat2/xcat-core</text:a><text:span text:style-name="T129"> xcat-core</text:span></text:p>
      <text:p text:style-name="P131"/>
      <text:p text:style-name="P111">[SLES 11]:</text:p>
      <text:p text:style-name="P105"><text:span text:style-name="T132">zypper</text:span><text:span text:style-name="T127"> ar </text:span><text:a xlink:type="simple" xlink:href="file:///root/xcat2/xcat-dep/sles10/ppc64">file:///root/xcat2/xcat-dep/sles11/&lt;arch&gt;</text:a><text:span text:style-name="T127"> xCAT-dep</text:span></text:p>
      <text:p text:style-name="P105"><text:span text:style-name="T133">zypper</text:span><text:span text:style-name="T134"> ar </text:span><text:a xlink:type="simple" xlink:href="file:///root/xcat2/xcat-core"><text:span text:style-name="T135">file:///root/xcat2/xcat-core</text:span></text:a><text:a xlink:type="simple" xlink:href="file:///root/xcat2/core-snap"><text:span text:style-name="T135"> </text:span></text:a><text:a xlink:type="simple" xlink:href="file:///root/xcat2/core-snap"><text:span text:style-name="T136"><text:s/></text:span></text:a><text:a xlink:type="simple" xlink:href="file:///root/xcat2/core-snap">xcat-core</text:a></text:p>
      <text:p text:style-name="Default_20_Text"/>
      <text:p text:style-name="Default_20_Text">You can check status of zypper <text:span text:style-name="T69">using command “</text:span><text:span text:style-name="T138">zypper</text:span> sl -d” <text:s/><text:span text:style-name="T69">and remove the zypper repository using command zypper sd on SLES 10.2+ or zypper rr on SLES 11.</text:span></text:p>
      <text:p text:style-name="P139"/>
      <text:p text:style-name="Default_20_Text"/>
      <text:list text:style-name="Outline" text:continue-numbering="true">
        <text:list-item>
          <text:list text:continue-numbering="true">
            <text:list-item>
              <text:h text:style-name="Heading_20_2" text:outline-level="2"><text:s/>Get the Requisite Packages From the Distro</text:h>
            </text:list-item>
          </text:list>
        </text:list-item>
      </text:list>
      <text:p text:style-name="Default_20_Text">xCAT depends on several packages that come <text:span text:style-name="T69">from</text:span> the <text:span text:style-name="T69">L</text:span>inux distr<text:span text:style-name="T69">o</text:span>. <text:s/><text:span text:style-name="T69">Follow this section to create the repository of the OS of the Management Node.</text:span></text:p>
      <text:p text:style-name="Heading_20_4"><text:s/><text:span text:style-name="T69">[</text:span>F<text:span text:style-name="T69">EDORA] Setup the respository</text:span></text:p>
      <text:p text:style-name="Default_20_Text">If your management node <text:span text:style-name="T99">has access</text:span> to the internet, you can simply create a file called <text:span text:style-name="T73">/etc/yum.repos.d/fedora-internet.repo</text:span> that contains:</text:p>
      <text:p text:style-name="Default_20_Text"/>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40">gpgkey=file:///etc/pki/rpm-gpg/RPM-GPG-KEY-fedora </text:span><text:a xlink:type="simple" xlink:href="file:///etc/pki/rpm-gpg/RPM-GPG-KEY"><text:span text:style-name="T141">file:///etc/pki/rpm-gpg/RPM-GPG-KEY</text:span></text:a></text:p>
      <text:p text:style-name="Default_20_Text"/>
      <text:p text:style-name="Default_20_Text">If you<text:span text:style-name="T69">r</text:span> management node <text:span text:style-name="T99">does not have internet access</text:span>, then download the necessary fedora RPMs, copy them to the MN, and create a local YUM repository:</text:p>
      <text:p text:style-name="Default_20_Text"/>
      <text:p text:style-name="P53">Note: <text:s text:c="2"/><text:span text:style-name="T69">The value of &lt;releasever&gt; in following link can be the release number of Fedora, it can be 8,9,12,13</text:span>. </text:p>
      <text:p text:style-name="Default_20_Text"/>
      <text:p text:style-name="Code">cd /root/xcat2/xcat-dep/rh5/x86_64</text:p>
      <text:p text:style-name="Code">export BASEURL=http://download.fedora.redhat.com/pub/fedora/linux/releases/<text:span text:style-name="T69">&lt;releasever&gt;</text:span>/Everything/x86_64/os/Packages/</text:p>
      <text:p text:style-name="P142"/>
      <text:p text:style-name="P143">[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44">[Fedora9]</text:p>
      <text:p text:style-name="P145">You need to download rpm packages which are same with the Fedata8, but net-snmp-5.4.1-19.fc9 is needed for Fedora9.</text:p>
      <text:p text:style-name="P146">[<text:span text:style-name="T73">Fedora12</text:span>]</text:p>
      <text:p text:style-name="P147">wget $BASEURL/expect-5.43.0-19.fc12.i686.rpm</text:p>
      <text:p text:style-name="P147">wget $BASEURL/net-snmp-perl-5.4.2.1-18.fc12.x86_64.rpm</text:p>
      <text:p text:style-name="P147">wget $BASEURL/syslinux-3.75-4.fc12.x86_64.rpm</text:p>
      <text:p text:style-name="P147">wget $BASEURL/dhcp-4.1.0p1-12.fc12.x86_64.rpm</text:p>
      <text:p text:style-name="P147">wget $BASEURL/perl-XML-Simple-2.18-5.fc12.noarch.rpm</text:p>
      <text:p text:style-name="P147">wget $BASEURL/ksh-20090630-1.fc12.x86_64.rpm</text:p>
      <text:p text:style-name="P147">wget $BASEURL/perl-Test-Simple-0.92-82.fc12.x86_64.rpm</text:p>
      <text:p text:style-name="P147">wget $BASEURL/perl-Net-Telnet-3.03-9.fc12.noarch.rpm</text:p>
      <text:p text:style-name="P147">wget $BASEURL/ipmitool-1.8.11-4.fc12.x86_64.rpm</text:p>
      <text:p text:style-name="P147">wget $BASEURL/perl-Crypt-PasswdMD5-1.3-5.fc12.noarch.rpm</text:p>
      <text:p text:style-name="P147">wget $BASEURL/perl-DBD-SQLite-1.25-4.fc12.x86_64.rpm</text:p>
      <text:p text:style-name="P146">[Fedora13]</text:p>
      <text:p text:style-name="P148">wget $BASEURL/dhcp-4.1.1-15.fc13.x86_64.rpm</text:p>
      <text:p text:style-name="P148">wget $BASEURL/ipmitool-1.8.11-4.fc13.x86_64.rpm</text:p>
      <text:p text:style-name="P148">wget $BASEURL/syslinux-3.84-1.fc13.x86_64.rpm</text:p>
      <text:p text:style-name="P148">wget $BASEURL/ksh-20100309-3.fc13.x86_64.rpm</text:p>
      <text:p text:style-name="P148">wget $BASEURL/net-snmp-perl-5.5-12.fc13.x86_64.rpm</text:p>
      <text:p text:style-name="P148">wget $BASEURL/expect-5.43.0-19.fc12.i686.rpm</text:p>
      <text:p text:style-name="P148">wget $BASEURL/perl-Test-Simple-0.92-112.fc13.x86_64.rpm</text:p>
      <text:p text:style-name="P148">wget $BASEURL/perl-Crypt-PasswdMD5-1.3-6.fc13.noarch.rpm</text:p>
      <text:p text:style-name="P148">wget $BASEURL/perl-DBD-SQLite-1.27-3.fc13.x86_64.rpm</text:p>
      <text:p text:style-name="P149"/>
      <text:p text:style-name="Code">createrepo .</text:p>
      <text:p text:style-name="Default_20_Text"/>
      <text:p text:style-name="P150"/>
      <text:p text:style-name="Default_20_Text"/>
      <text:p text:style-name="Heading_20_4"><text:span text:style-name="T69">[RHEL] </text:span>Set<text:span text:style-name="T69">up</text:span> repository</text:p>
      <text:p text:style-name="Default_20_Text">To make the necessary RHEL RPM prereqs available to the xCAT install process, mount the RHEL <text:span text:style-name="T69">CD/</text:span>DVD or ISO and then create a repo file in /etc/yum.repos.d that points to it. <text:s/></text:p>
      <text:p text:style-name="Default_20_Text"/>
      <text:p text:style-name="P114">If you have the RHEL CD(s) or DVD(s):</text:p>
      <text:p text:style-name="P151"><text:span text:style-name="T78">If the RHEL distro only has one CD or DVD:</text:span></text:p>
      <text:list text:style-name="L9">
        <text:list-item text:start-value="1">
          <text:p text:style-name="P152">Insert the RHEL CD or DVD into the CD or DVD drive.</text:p>
        </text:list-item>
        <text:list-item>
          <text:p text:style-name="P153"><text:span text:style-name="T69">Mount the <text:s/>disk into some directory, for example, /media/cdrom/.</text:span></text:p>
        </text:list-item>
        <text:list-item>
          <text:p text:style-name="P153"><text:span text:style-name="T69">C</text:span>reate a <text:span text:style-name="T69">YUM repository file, for example, <text:s/>rhel-dvd.repo, under directory /etc/yum.repos.d. The YUM repository contents should </text:span><text:s/><text:span text:style-name="T69">look like</text:span>:</text:p>
        </text:list-item>
      </text:list>
      <text:p text:style-name="P154">[rhel-5.3]</text:p>
      <text:p text:style-name="P155">name=RHEL 5.3 from DVD </text:p>
      <text:p text:style-name="P155">baseurl=file:///media/cdrom/Server </text:p>
      <text:p text:style-name="P155">enabled=1 </text:p>
      <text:p text:style-name="P155">gpgcheck=1</text:p>
      <text:p text:style-name="P156"><text:span text:style-name="T69">Note: </text:span>To make the YUM repository work persistently after management node reboot, the CD/DVD drive mount needs to be added into the /etc/fstab, <text:span text:style-name="T69">or add the mount command into Linux startup scripts</text:span>.</text:p>
      <text:p text:style-name="P157"/>
      <text:p text:style-name="P158">If the RHEL distro has more than one CDs or DVDs:</text:p>
      <text:p text:style-name="P159"><text:span text:style-name="T160">1.</text:span><text:span text:style-name="T161">I</text:span><text:span text:style-name="T162">nsert the R</text:span><text:span text:style-name="T163">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p>
      <text:list text:style-name="L9" text:continue-numbering="true">
        <text:list-header>
          <text:p text:style-name="P165"/>
          <text:p text:style-name="P166"/>
        </text:list-header>
      </text:list>
      <text:p text:style-name="Code"/>
      <text:p text:style-name="P114">If you have the RHEL iso files:</text:p>
      <text:p text:style-name="P158">If the RHEL distro only has one iso file:</text:p>
      <text:list text:style-name="L10">
        <text:list-item text:start-value="1">
          <text:p text:style-name="P167">Copy the iso file to any directory, such as <text:span text:style-name="T69">/</text:span>iso</text:p>
        </text:list-item>
      </text:list>
      <text:p text:style-name="P168">mkdir /iso</text:p>
      <text:p text:style-name="P169"><text:span text:style-name="T69">c</text:span>p RHEL5.2-Server-20080430.0-ppc-DVD.iso /iso/</text:p>
      <text:list text:style-name="L10" text:continue-numbering="true">
        <text:list-item>
          <text:p text:style-name="P167"><text:span text:style-name="T69">Mount the iso file to a directory such as /iso/rhels5.2</text:span></text:p>
        </text:list-item>
      </text:list>
      <text:p text:style-name="P94"/>
      <text:p text:style-name="P169">cd /iso</text:p>
      <text:p text:style-name="P169">mount -o loop RHEL5.2-Server-20080430.0-ppc-DVD.iso <text:span text:style-name="T69">/iso/rhels5.2</text:span></text:p>
      <text:list text:style-name="L10" text:continue-numbering="true">
        <text:list-item>
          <text:p text:style-name="P170">Create a YUM repository file, for example, rhel-dvd.repo, under directory /etc/yum.repos.d. The YUM repository contents should <text:s/>look like:</text:p>
        </text:list-item>
      </text:list>
      <text:p text:style-name="P169">[rhe-5-server]</text:p>
      <text:p text:style-name="P169">name=RHEL 5 SERVER packages</text:p>
      <text:p text:style-name="P169">baseurl=file:///iso/<text:span text:style-name="T69">rhels5.2</text:span>/Server</text:p>
      <text:p text:style-name="P169">enabled=1</text:p>
      <text:p text:style-name="P169">gpgcheck=1</text:p>
      <text:p text:style-name="P171"><text:span text:style-name="T69">Note: </text:span>To make the YUM repository work persistently after management node reboot, the <text:span text:style-name="T69">iso</text:span> mount needs to be added into the /etc/fstab, <text:span text:style-name="T69">or add the mount command into Linux startup scripts</text:span>.</text:p>
      <text:p text:style-name="P158">If the RHEL distro has more than one iso files</text:p>
      <text:p text:style-name="P158"/>
      <text:p text:style-name="P172">1.For each iso file:</text:p>
      <text:p text:style-name="P173"><text:s text:c="18"/>A. Loopback mount the iso file</text:p>
      <text:p text:style-name="P173"><text:s text:c="18"/>B. For the 1st iso file only, cd to the mounted directory and run: <text:s/>rpm --import RPM-GPG-KEY-redhat-release</text:p>
      <text:p text:style-name="P173"><text:s text:c="18"/>C.Copy the RPMs from the Server subdirectory of the mounted directory to a directory on your hard disk (for example /rhels5.3). <text:s/>You can put the RPMs from all of the iso files into the same directory.</text:p>
      <text:p text:style-name="P173"><text:s text:c="14"/>2. Cd into the newly created RPM directory, install the createrepo RPM, and run: <text:s/>createrepo .</text:p>
      <text:p text:style-name="P173"><text:s text:c="14"/>3.Create a YUM repository file, for example, rhel-cd.repo, in directory /etc/yum.repos.d. The YUM repository contents should look like:</text:p>
      <text:p text:style-name="P173"><text:s text:c="16"/>[rhel-5.3]</text:p>
      <text:p text:style-name="P173"><text:s text:c="16"/>name=RHEL 5.3 from directory</text:p>
      <text:p text:style-name="P173"><text:s text:c="16"/>baseurl=file:///rhels5.3</text:p>
      <text:p text:style-name="P173"><text:s text:c="16"/>enabled=1</text:p>
      <text:p text:style-name="P173"><text:s text:c="16"/>gpgcheck=1</text:p>
      <text:list text:style-name="L10" text:continue-numbering="true">
        <text:list-header>
          <text:p text:style-name="P170"/>
        </text:list-header>
      </text:list>
      <text:list text:style-name="L11">
        <text:list-header>
          <text:p text:style-name="P174"/>
        </text:list-header>
      </text:list>
      <text:p text:style-name="P175">For either case above:</text:p>
      <text:p text:style-name="Code"><text:span text:style-name="T69">change directory</text:span> to where the RHEL CD image is and run</text:p>
      <text:p text:style-name="Code">rpm --import RPM-GPG-KEY-redhat-release </text:p>
      <text:p text:style-name="P72"/>
      <text:p text:style-name="Heading_20_4"><text:span text:style-name="T69">[SLES] Set</text:span>up repository </text:p>
      <text:p text:style-name="Default_20_Text">If <text:span text:style-name="T69">you have</text:span> a SLES ISO:</text:p>
      <text:p text:style-name="P176">mkdir /iso</text:p>
      <text:p text:style-name="P176">copy <text:span text:style-name="T134">SLES11-DVD-ppc-GM-DVD1.iso </text:span><text:s/>to /iso/</text:p>
      <text:p text:style-name="P176">mkdir /iso/1</text:p>
      <text:p text:style-name="P176">cd /iso</text:p>
      <text:p text:style-name="P72">mount -o lo<text:span text:style-name="T177">op </text:span><text:span text:style-name="T75">SLES11-DVD-ppc-GM-DVD1.iso 1</text:span></text:p>
      <text:p text:style-name="Code"><text:s/></text:p>
      <text:p text:style-name="Code"><text:span text:style-name="T69">zypper ar </text:span><text:a xlink:type="simple" xlink:href="file:///iso/1"><text:span text:style-name="T112">file:///iso/1</text:span></text:a><text:span text:style-name="T69"> sles11</text:span></text:p>
      <text:p text:style-name="Default_20_Text"/>
      <text:list text:style-name="Outline" text:continue-numbering="true">
        <text:list-item>
          <text:list text:continue-numbering="true">
            <text:list-item>
              <text:h text:style-name="Heading_20_2" text:outline-level="2"><text:s/>Install <text:s/>xCAT and Dependencies on the MN ( yum/zypper)</text:h>
            </text:list-item>
          </text:list>
        </text:list-item>
      </text:list>
      <text:p text:style-name="Default_20_Text"><text:span text:style-name="T78">[</text:span><text:span text:style-name="T73">RH</text:span><text:span text:style-name="T78">]</text:span><text:span text:style-name="T73">:</text:span></text:p>
      <text:p text:style-name="Code">yum clean metadata</text:p>
      <text:p text:style-name="Code">yum install xCAT</text:p>
      <text:p text:style-name="Text_20_Body_20_Single"/>
      <text:p text:style-name="P178"><text:span text:style-name="T69">[</text:span>SLES<text:span text:style-name="T69">]</text:span>:</text:p>
      <text:p text:style-name="Code">zypper install xCAT</text:p>
      <text:p text:style-name="Code"/>
      <text:list text:style-name="Outline" text:continue-numbering="true">
        <text:list-item>
          <text:list text:continue-numbering="true">
            <text:list-item>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list-item>
          </text:list>
        </text:list-item>
      </text:list>
      <text:p text:style-name="Default_20_Text">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Default_20_Text">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Default_20_Text"/>
      <text:p text:style-name="Heading_20_3"/>
      <text:p text:style-name="Default_20_Text">A list of all the dependencies and xCAT rpms must be <text:s/>input to rpm. <text:s/>There are cross dependencies, <text:s/>xCAT requires some dependency rpms and some of the dependency rpms require xCAT <text:s/>rpms. </text:p>
      <text:p text:style-name="Default_20_Text"/>
      <text:p text:style-name="Code">cd /root/xcat2</text:p>
      <text:p text:style-name="Code">rpm -Uvh xcat-dep/&lt;release&gt;/&lt;arch&gt;/*.rpm xcat-core/perl-xCAT*.rpm xcat-core/xCAT-2*.rpm xcat-core/xCAT-client*.rpm xcat-core/xCAT-nbroot-core*.rpm xcat-core/xCAT-server*.rpm --replacepkgs</text:p>
      <text:p text:style-name="Code"/>
      <text:p text:style-name="Default_20_Text">for example:</text:p>
      <text:p text:style-name="Code">rpm -Uvh xcat-dep/fedora9/x86_64/*.rpm xcat-core/perl-xCAT*.rpm xcat-core/xCAT-2*.rpm xcat-core/xCAT-client*.rpm xcat-core/xCAT-nbroot-core*.rpm xcat-core/xCAT-server*.rpm --replacepkgs</text:p>
      <text:p text:style-name="Default_20_Text"/>
      <text:p text:style-name="Default_20_Text">You can add these optional rpms to the list:</text:p>
      <text:p text:style-name="Default_20_Text"><text:s text:c="5"/>xcat-core/xCAT-rmc*.rpm <text:s text:c="2"/>xcat-core/xCAT-IBMhpc*.rpm <text:s/>xcat-core/xCAT-UI*.rpm </text:p>
      <text:p text:style-name="Default_20_Text"><text:s text:c="5"/>for rmc monitoring, <text:s/>hpc stack support and the web interface. </text:p>
      <text:p text:style-name="Code"/>
      <text:p text:style-name="Default_20_Text">Do not install xCATsn*- this is only for a service node.</text:p>
      <text:p text:style-name="Default_20_Text"/>
      <text:p text:style-name="Default_20_Text">Note: you may end up with two atftp rpms during this install, remove atftp and leave atftp-xcat, unless on Power5, then do the reverse leave atftp and remove atftp-xcat. </text:p>
      <text:p text:style-name="Default_20_Text"/>
      <text:p text:style-name="Code">rpm -qa | grep atftp</text:p>
      <text:p text:style-name="Code">atfpt*</text:p>
      <text:p text:style-name="Code">atftp-xcat*</text:p>
      <text:p text:style-name="Default_20_Text"/>
      <text:p text:style-name="Default_20_Text">The rpms installed on the MN, <text:s/>without the optional rpms, should look similar to <text:s/>this:</text:p>
      <text:p text:style-name="Default_20_Text"/>
      <text:p text:style-name="Default_20_Text">xCAT-nbkernel-x86_64-2.6.18_92-4.noarch</text:p>
      <text:p text:style-name="Default_20_Text">perl-xCAT-2.4-snap201005031505.noarch</text:p>
      <text:p text:style-name="Default_20_Text">xCAT-nbkernel-ppc64-2.6.18_92-4.noarch</text:p>
      <text:p text:style-name="Default_20_Text">xCAT-nbroot-oss-x86_64-2.0-snap200801291344.noarch</text:p>
      <text:p text:style-name="Default_20_Text">xCAT-nbroot-core-ppc64-2.4-snap201005031505.noarch</text:p>
      <text:p text:style-name="Default_20_Text">xCAT-nbkernel-x86-2.6.18_92-4.noarch</text:p>
      <text:p text:style-name="Default_20_Text">xCAT-client-2.4-snap201005031505.noarch</text:p>
      <text:p text:style-name="Default_20_Text">xCAT-nbroot-core-ppc64-2.4-snap201004300946.noarch</text:p>
      <text:p text:style-name="Default_20_Text">xCAT-nbroot-oss-x86-2.0-snap200804021050.noarch</text:p>
      <text:p text:style-name="Default_20_Text">xCAT-nbroot-oss-ppc64-2.0-snap200801291320.noarch</text:p>
      <text:p text:style-name="Default_20_Text">xCAT-nbroot-core-x86-2.4-snap201005031505.noarch</text:p>
      <text:p text:style-name="Default_20_Text">xCAT-2.4-snap201005031505.x86_64</text:p>
      <text:p text:style-name="Default_20_Text">xCAT-nbroot-core-x86_64-2.2-snap200904010841.noarch</text:p>
      <text:p text:style-name="Default_20_Text">xCAT-server-2.4-snap201005031505.noarch</text:p>
      <text:p text:style-name="Default_20_Text"/>
      <text:p text:style-name="Heading_20_3">Install/Update Service Node ( without yum/zypper)</text:p>
      <text:p text:style-name="Default_20_Text">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Default_20_Text">Instead of the installing the <text:s/>xcat-core/xCAT-2*.rpm which is for the MN, <text:s/>you will install the <text:s/>xcat-core/xCATsn-2*.rpm for the service node.</text:p>
      <text:p text:style-name="Default_20_Text"/>
      <text:p text:style-name="Default_20_Text">So the command would look like the following:</text:p>
      <text:p text:style-name="Default_20_Text"/>
      <text:p text:style-name="Code">cd /root/xcat2</text:p>
      <text:p text:style-name="Code">rpm -Uvh xcat-dep/&lt;release&gt;/&lt;arch&gt;/*.rpm xcat-core/perl-xCAT*.rpm xcat-core/<text:span text:style-name="T101">xCATsn-2*.rpm</text:span> xcat-core/xCAT-client*.rpm xcat-core/xCAT-nbroot-core*.rpm xcat-core/xCAT-server*.rpm --replacepkgs</text:p>
      <text:p text:style-name="Default_20_Text"/>
      <text:p text:style-name="Code"/>
      <text:list text:style-name="Outline" text:continue-numbering="true">
        <text:list-item>
          <text:list text:continue-numbering="true">
            <text:list-item>
              <text:h text:style-name="Heading_20_2" text:outline-level="2"><text:s/>Install Yaboot on the MN for pLinux(pre2.3) </text:h>
            </text:list-item>
          </text:list>
        </text:list-item>
      </text:list>
      <text:p text:style-name="Default_20_Text">Note: it is only necessary to install yaboot-xcat on releases earlier than 2.2. </text:p>
      <text:p text:style-name="Default_20_Text">If using yum/zypper it will automatically be installed for you in xCAT 2.2. </text:p>
      <text:p text:style-name="Default_20_Text">On pre-2.2 releases of xCAT, it is only necessary to manually install yaboot-xcat,</text:p>
      <text:p text:style-name="Default_20_Text">if you are planning to manage any ppc nodes. </text:p>
      <text:p text:style-name="Default_20_Text"/>
      <text:p text:style-name="P175"><text:span text:style-name="T69">[RHEL]</text:span>:</text:p>
      <text:p text:style-name="Code">yum install yaboot-xcat.noarch</text:p>
      <text:p text:style-name="P94"/>
      <text:p text:style-name="Heading_20_3"><text:s text:c="2"/>Test xCAT Installation</text:p>
      <text:p text:style-name="Default_20_Text">Add command to the path:</text:p>
      <text:p text:style-name="P72"><text:span text:style-name="T177">source /e</text:span>tc/profile.d/xcat.sh</text:p>
      <text:p text:style-name="Code"/>
      <text:p text:style-name="Default_20_Text">Check to see the database is initialized:</text:p>
      <text:p text:style-name="Code">tabdump site</text:p>
      <text:p text:style-name="Code"/>
      <text:p text:style-name="Default_20_Text">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list text:style-name="Outline" text:continue-numbering="true">
        <text:list-item>
          <text:list text:continue-numbering="true">
            <text:list-item>
              <text:h text:style-name="Heading_20_2" text:outline-level="2"><text:s/>Update xCAT Software after Installation</text:h>
            </text:list-item>
          </text:list>
        </text:list-item>
      </text:list>
      <text:p text:style-name="Default_20_Text"/>
      <text:p text:style-name="Default_20_Text">If you need to update the xCAT 2 rpms later:</text:p>
      <text:list text:style-name="L12">
        <text:list-item>
          <text:p text:style-name="P179"><text:span text:style-name="T10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79">If the management node has access to the internet, the yum<text:span text:style-name="T69">/zypper</text:span> command below will pull the updates directly from the xCAT site.</text:p>
        </text:list-item>
      </text:list>
      <text:p text:style-name="Default_20_Text"/>
      <text:p text:style-name="P114">[RH]:</text:p>
      <text:p text:style-name="P180">If you want to just update the xCAT rpms then run the below command. <text:s/>Note: this will not apply the changes that may have been made to the xCAT deps packages. </text:p>
      <text:p text:style-name="Code">yum update '*xCAT*'</text:p>
      <text:p text:style-name="Code"/>
      <text:p text:style-name="Default_20_Text">If you want to make all updates for xCAT, <text:s/>xCAT rpms and deps, run the following command. <text:s/>This command may also pick up additional OS updates.</text:p>
      <text:p text:style-name="Default_20_Text"/>
      <text:p text:style-name="Code">yum update </text:p>
      <text:p text:style-name="Code"/>
      <text:p text:style-name="P178"><text:span text:style-name="T69">[</text:span>SLES<text:span text:style-name="T69">]</text:span>:</text:p>
      <text:p text:style-name="P181">If you want to just update the xCAT rpms then run the below commands. <text:s/>Note: this will not apply the changes that may have been made to the xCAT deps packages. </text:p>
      <text:p text:style-name="P72">zypper refresh</text:p>
      <text:p text:style-name="Code">zypper update -t package '*xCAT*'</text:p>
      <text:p text:style-name="Code"/>
      <text:p text:style-name="Default_20_Text">If you want to make all updates for xCAT, <text:s/>xCAT rpms and deps, run the following commands. <text:s/>These command may also pick up additional OS updates.</text:p>
      <text:p text:style-name="Default_20_Text"/>
      <text:p text:style-name="P72">zypper refresh</text:p>
      <text:p text:style-name="Code">zypper update</text:p>
      <text:p text:style-name="Text_20_Body_20_Single"/>
      <text:p text:style-name="P182">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83"/>
            </text:list-item>
          </text:list>
        </text:list-item>
      </text:list>
      <text:list text:style-name="Outline" text:continue-numbering="true">
        <text:list-item>
          <text:h text:style-name="P9" text:outline-level="1">Deploying and Maintaining Cluster Nodes </text:h>
        </text:list-item>
      </text:list>
      <text:p text:style-name="P184">Note: <text:span text:style-name="T69">In </text:span>xCAT 2.3 <text:span text:style-name="T69">and beyond</text:span>, the node deployment progress can be monitored and reinitiated if necessary, see rnetboot and rpower manpages for more details.</text:p>
      <text:list text:style-name="Outline" text:continue-numbering="true">
        <text:list-item>
          <text:list text:continue-numbering="true">
            <text:list-item>
              <text:h text:style-name="P185" text:outline-level="2">Linux Nodes</text:h>
            </text:list-item>
          </text:list>
        </text:list-item>
      </text:list>
      <text:p text:style-name="Body_20_Text_20_First_20_Indent">xCAT supports deployment of diskfull and diskless <text:s/>Linux nodes in the cluster. </text:p>
      <text:p text:style-name="Heading_20_3"/>
      <text:list text:style-name="Outline" text:continue-numbering="true">
        <text:list-item>
          <text:list text:continue-numbering="true">
            <text:list-item>
              <text:h text:style-name="Heading_20_2" text:outline-level="2">pLinux Cookbook</text:h>
            </text:list-item>
          </text:list>
        </text:list-item>
      </text:list>
      <text:p text:style-name="P186">The <text:a xlink:type="simple" xlink:href="http://xcat.svn.sourceforge.net/viewvc/xcat/xcat-core/trunk/xCAT-client/share/doc/xCAT2pLinux.pdf">xCAT2 pLinux Cookbook</text:a> provides <text:s/>information on setting up diskfull and diskless pLinux clusters. </text:p>
      <text:list text:style-name="Outline" text:continue-numbering="true">
        <text:list-item>
          <text:list text:continue-numbering="true">
            <text:list-item>
              <text:h text:style-name="Heading_20_2" text:outline-level="2">Linux BladeCenter How-To</text:h>
            </text:list-item>
          </text:list>
        </text:list-item>
      </text:list>
      <text:p text:style-name="Body_20_Text_20_First_20_Indent">Instructions for installation of a BladeCenter configuration are contained in the <text:a xlink:type="simple" xlink:href="http://xcat.svn.sourceforge.net/viewvc/xcat/xcat-core/trunk/xCAT-client/share/doc/xCAT2bladecenter.pdf"><text:span text:style-name="T187">BladeCenter How-to.</text:span></text:a></text:p>
      <text:list text:style-name="Outline" text:continue-numbering="true">
        <text:list-item>
          <text:list text:continue-numbering="true">
            <text:list-item>
              <text:h text:style-name="Heading_20_2" text:outline-level="2">IdataPlex How-To</text:h>
            </text:list-item>
          </text:list>
        </text:list-item>
      </text:list>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list text:style-name="Outline" text:continue-numbering="true">
        <text:list-item>
          <text:list text:continue-numbering="true">
            <text:list-item>
              <text:h text:style-name="Heading_20_2" text:outline-level="2">SLES 10.1 notes</text:h>
            </text:list-item>
          </text:list>
        </text:list-item>
      </text:list>
      <text:p text:style-name="Body_20_Text_20_First_20_Indent"><text:span text:style-name="T10">Some helpful notes on <text:s/>installing <text:s/>SLES 10 SP1 are contained in the “</text:span><text:a xlink:type="simple" xlink:href="http://sourceforge.net/apps/mediawiki/xcat/index.php?title=SLES10.1">SLES 10 SP 1 notes</text:a><text:span text:style-name="T10">”</text:span><text:span text:style-name="T188">. </text:span></text:p>
      <text:list text:style-name="Outline" text:continue-numbering="true">
        <text:list-item>
          <text:h text:style-name="Heading_20_1" text:outline-level="1">AIX Nodes</text:h>
        </text:list-item>
      </text:list>
      <text:p text:style-name="Default_20_Text"/>
      <text:p text:style-name="Default_20_Text">XCAT supports the deployment of AIX nodes. <text:s/>This includes the standard “rte” type installation, the cloning of nodes using mksysb images and the booting of diskless nodes. <text:s/>XCAT uses the base AIX support called NIM (Network Installation Management). </text:p>
      <text:list text:style-name="Outline" text:continue-numbering="true">
        <text:list-item>
          <text:list text:continue-numbering="true">
            <text:list-item>
              <text:h text:style-name="Heading_20_2" text:outline-level="2">Installing AIX standalone nodes (using standard NIM rte method)</text:h>
            </text:list-item>
          </text:list>
        </text:list-item>
      </text:list>
      <text:p text:style-name="P189"><text:a xlink:type="simple" xlink:href="http://xcat.svn.sourceforge.net/viewvc/xcat/xcat-core/trunk/xCAT-client/share/doc/xCAT2onAIXinstall.pdf"><text:span text:style-name="T190">http://xcat.svn.sourceforge.net/viewvc/xcat/xcat-core/trunk/xCAT-client/share/doc/xCAT2onAIXinstall.pdf</text:span></text:a></text:p>
      <text:list text:style-name="Outline" text:continue-numbering="true">
        <text:list-item>
          <text:list text:continue-numbering="true">
            <text:list-item>
              <text:h text:style-name="Heading_20_2" text:outline-level="2">Booting AIX diskless nodes</text:h>
            </text:list-item>
          </text:list>
        </text:list-item>
      </text:list>
      <text:p text:style-name="P191"><text:a xlink:type="simple" xlink:href="http://xcat.svn.sourceforge.net/viewvc/xcat/xcat-core/trunk/xCAT-client/share/doc/xCAT2onAIXDiskless.pdf"><text:span text:style-name="T190">http://xcat.svn.sourceforge.net/viewvc/xcat/xcat-core/trunk/xCAT-client/share/doc/xCAT2onAIXDiskless.pdf</text:span></text:a></text:p>
      <text:list text:style-name="Outline" text:continue-numbering="true">
        <text:list-item>
          <text:list text:continue-numbering="true">
            <text:list-item>
              <text:h text:style-name="Heading_20_2" text:outline-level="2">Cloning AIX nodes (using an AIX mksysb image)</text:h>
            </text:list-item>
          </text:list>
        </text:list-item>
      </text:list>
      <text:p text:style-name="P115"><text:a xlink:type="simple" xlink:href="http://xcat.svn.sourceforge.net/viewvc/xcat/xcat-core/trunk/xCAT-client/share/doc/xCAT2onAIXmksysb.pdf">http://xcat.svn.sourceforge.net/viewvc/xcat/xcat-core/trunk/xCAT-client/share/doc/xCAT2onAIXmksysb.pdf</text:a></text:p>
      <text:list text:style-name="Outline" text:continue-numbering="true">
        <text:list-item>
          <text:list text:continue-numbering="true">
            <text:list-item>
              <text:h text:style-name="Heading_20_2" text:outline-level="2">AIX on JS blade installation</text:h>
            </text:list-item>
          </text:list>
        </text:list-item>
      </text:list>
      <text:p text:style-name="P192"/>
      <text:p text:style-name="P193"><text:span text:style-name="T69">The docume</text:span><text:span text:style-name="T194">nt </text:span><text:a xlink:type="simple" xlink:href="http://xcat.svn.sourceforge.net/viewvc/xcat/xcat-core/trunk/xCAT-client/share/doc/xCAT2AIXonJSblade.pdf"><text:span text:style-name="T195">xCAT2 AIX on JS blade – Howto</text:span></text:a><text:span text:style-name="T196"> </text:span><text:span text:style-name="T194">fo</text:span><text:span text:style-name="T69">cuses on the step by step installation introduction for AIX on a JS blade center.</text:span></text:p>
      <text:list text:style-name="Outline" text:continue-numbering="true">
        <text:list-item>
          <text:h text:style-name="Heading_20_1" text:outline-level="1">Updating the <text:s/>xCAT Cluster</text:h>
          <text:list>
            <text:list-item>
              <text:h text:style-name="Heading_20_2" text:outline-level="2">Updating Linux </text:h>
            </text:list-item>
          </text:list>
        </text:list-item>
      </text:list>
      <text:p text:style-name="Body_20_Text_20_First_20_Indent"><text:span text:style-name="T19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updatenode</text:a><text:span text:style-name="T197"> function in xCAT to install additional software on the nodes. <text:s text:c="2"/>Other options are to use </text:span><text:span text:style-name="T199">nimnodecust, rolling update, <text:s text:c="2"/></text:span><text:a xlink:type="simple" xlink:href="http://xcat.sourceforge.net/man1/xdsh.1.html">xdsh </text:a><text:span text:style-name="T199">, update the <text:s/>diskless image and reboot etc.</text:span></text:p>
      <text:p text:style-name="P200"/>
      <text:list text:style-name="Outline" text:continue-numbering="true">
        <text:list-item>
          <text:list text:continue-numbering="true">
            <text:list-item>
              <text:h text:style-name="Heading_20_2" text:outline-level="2">Updating AIX cluster nodes</text:h>
            </text:list-item>
          </text:list>
        </text:list-item>
      </text:list>
      <text:p text:style-name="Default_20_Text"/>
      <text:p text:style-name="Default_20_Text">Use <text:s/><text:a xlink:type="simple" xlink:href="http://xcat.svn.sourceforge.net/viewvc/xcat/xcat-core/trunk/xCAT-client/share/doc/xCAT2onAIXUpdates.pdf">Updating AIX Cluster</text:a> Nodes <text:s/>for information on updating your nodes in the cluster.</text:p>
      <text:p text:style-name="Default_20_Text"/>
      <text:p text:style-name="P201"/>
      <text:list text:style-name="Outline" text:continue-numbering="true">
        <text:list-item>
          <text:h text:style-name="P9" text:outline-level="1">Node Discovery</text:h>
        </text:list-item>
      </text:list>
      <text:p text:style-name="Default_20_Text">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Default_20_Text"/>
      <text:p text:style-name="Default_20_Text">The xCAT wiki section on <text:a xlink:type="simple" xlink:href="http://sourceforge.net/apps/mediawiki/xcat/index.php?title=Node_Discovery">Node Discovery</text:a> contains information on the setup required to use the Discovery function. </text:p>
      <text:p text:style-name="Default_20_Text"/>
      <text:list text:style-name="Outline" text:continue-numbering="true">
        <text:list-item>
          <text:h text:style-name="P202" text:outline-level="1"/>
        </text:list-item>
        <text:list-item>
          <text:h text:style-name="P9" text:outline-level="1">Using Hierarchy </text:h>
        </text:list-item>
      </text:list>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list text:style-name="Outline" text:continue-numbering="true">
        <text:list-item>
          <text:list text:continue-numbering="true">
            <text:list-item>
              <text:h text:style-name="Heading_20_2" text:outline-level="2">Setting up a hierarchical cluster </text:h>
            </text:list-item>
          </text:list>
        </text:list-item>
      </text:list>
      <text:p text:style-name="Default_20_Text"><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list text:style-name="Outline" text:continue-numbering="true">
        <text:list-item>
          <text:h text:style-name="Heading_20_1" text:outline-level="1">Setting up alternate databases</text:h>
          <text:list>
            <text:list-item>
              <text:h text:style-name="P203" text:outline-level="2"/>
            </text:list-item>
          </text:list>
        </text:list-item>
      </text:list>
      <text:p text:style-name="P20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list text:style-name="Outline" text:continue-numbering="true">
        <text:list-item>
          <text:list text:continue-numbering="true">
            <text:list-item>
              <text:h text:style-name="Heading_20_2" text:outline-level="2">SQLite</text:h>
            </text:list-item>
          </text:list>
        </text:list-item>
      </text:list>
      <text:p text:style-name="P1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list text:style-name="Outline" text:continue-numbering="true">
        <text:list-item>
          <text:list text:continue-numbering="true">
            <text:list-item>
              <text:h text:style-name="Heading_20_2" text:outline-level="2">PostgreSQL</text:h>
            </text:list-item>
          </text:list>
        </text:list-item>
      </text:list>
      <text:p text:style-name="Body_20_Text_20_First_20_Indent"><text:span text:style-name="T50"><text:s/>Instructions for setting up a PostgreSQL database on Linux, are found in the </text:span><text:a xlink:type="simple" xlink:href="http://xcat.svn.sourceforge.net/viewvc/xcat/xcat-core/trunk/xCAT-client/share/doc/xCAT2SetupPostgresql.pdf">xCAT2 Setup Posgresql documentation. </text:a></text:p>
      <text:list text:style-name="Outline" text:continue-numbering="true">
        <text:list-item>
          <text:list text:continue-numbering="true">
            <text:list-item>
              <text:h text:style-name="Heading_20_2" text:outline-level="2">MySQL</text:h>
            </text:list-item>
          </text:list>
        </text:list-item>
      </text:list>
      <text:p text:style-name="P14">Instructions for setting up a MySQL data base for xCAT on AIX or Linux are found in the <text:s/></text:p>
      <text:p text:style-name="Body_20_Text_20_First_20_Indent"><text:a xlink:type="simple" xlink:href="http://xcat.svn.sourceforge.net/viewvc/xcat/xcat-core/trunk/xCAT-client/share/doc/xCAT2.SetupMySQL.pdf">xCAT2 MySQL setup </text:a><text:s/>documentation. </text:p>
      <text:list text:style-name="Outline" text:continue-numbering="true">
        <text:list-item>
          <text:list text:continue-numbering="true">
            <text:list-item>
              <text:h text:style-name="Heading_20_2" text:outline-level="2">DB2 </text:h>
            </text:list-item>
          </text:list>
        </text:list-item>
      </text:list>
      <text:p text:style-name="Default_20_Text"><text:s text:c="4"/>Instructions for setting up a DB2 database for xCAT on AIX or Linux Power systems are found in the <text:a xlink:type="simple" xlink:href="http://xcat.svn.sourceforge.net/viewvc/xcat/xcat-core/trunk/xCAT-client/share/doc/xCAT2SetupDB2.pdf">xCAT2 DB2 setup </text:a>documentation.</text:p>
      <text:list text:style-name="Outline" text:continue-numbering="true">
        <text:list-item>
          <text:h text:style-name="P207" text:outline-level="1"><text:span text:style-name="T63">Synchronizing files from the MN to the nodes.</text:span></text:h>
        </text:list-item>
      </text:list>
      <text:p text:style-name="Text_20_Body_20_Indent"><text:span text:style-name="T63">In xCAT2.3 and later support is provided to automatically sync fileSyncfiles How-To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208">Syncfiles How-To</text:span></text:a><text:a xlink:type="simple" xlink:href="https://xcat.svn.sourceforge.net/svnroot/xcat/xcat-core/trunk/xCAT-client/share/doc/xCAT2SyncFilesHowTo.pdf"><text:span text:style-name="T208"> </text:span></text:a><text:span text:style-name="T63">describes how to do this. <text:s text:c="2"/></text:span></text:p>
      <text:list text:style-name="Outline" text:continue-numbering="true">
        <text:list-item>
          <text:h text:style-name="P209" text:outline-level="1">Monitoring </text:h>
        </text:list-item>
      </text:list>
      <text:p text:style-name="Body_20_Text_20_First_20_Indent"><text:span text:style-name="T210">There are two monitoring infrastructures <text:s/>in xCAT 2.0. The </text:span><text:span text:style-name="T211">xCAT Monitoring Plug-in Infrastructure </text:span><text:span text:style-name="T210">allows you to plug-in one or more third party </text:span>monitoring software such as Ganglia, RMC, SNMP etc. to monitor the xCAT cluster. The <text:span text:style-name="T211">xCAT Notification Infrastructure </text:span><text:span text:style-name="T210">allows you to watch for the changes in xCAT </text:span><text:span text:style-name="T212">database tables.</text:span></text:p>
      <text:p text:style-name="Body_20_Text_20_First_20_Indent"><text:span text:style-name="T212">How to enable and use the xCAT Monitoring infrastructure is documented in the <text:s/></text:span><text:a xlink:type="simple" xlink:href="http://xcat.svn.sourceforge.net/viewvc/xcat/xcat-core/trunk/xCAT-client/share/doc/xCAT2-Monitoring.pdf">xCAT 2.0 Monitoring How-to</text:a> .</text:p>
      <text:p text:style-name="Body_20_Text_20_First_20_Indent"/>
      <text:list text:style-name="Outline" text:continue-numbering="true">
        <text:list-item>
          <text:h text:style-name="Heading_20_1" text:outline-level="1"/>
        </text:list-item>
        <text:list-item>
          <text:h text:style-name="P214" text:outline-level="1">xCAT imaging </text:h>
        </text:list-item>
      </text:list>
      <text:p text:style-name="P186"><text:span text:style-name="T215"><text:s/>Steps for <text:s/>imaging with xCAT are documented in </text:span><text:a xlink:type="simple" xlink:href="http://sourceforge.net/apps/mediawiki/xcat/index.php?title=Partimage">xCAT imaging with Partimage</text:a><text:span text:style-name="T215">. <text:s/>Note: this code and documentation is <text:s/>user supplied and not tested by the xCAT development team. </text:span></text:p>
      <text:list text:style-name="Outline" text:continue-numbering="true">
        <text:list-item>
          <text:h text:style-name="P214" text:outline-level="1">xCAT Statelite</text:h>
        </text:list-item>
      </text:list>
      <text:p text:style-name="Body_20_Text_20_First_20_Indent"><text:span text:style-name="T212">Information on setting up a Linux Cluster with </text:span><text:s/>NFS root diskless nodes is contained in the <text:a xlink:type="simple" xlink:href="http://xcat.svn.sourceforge.net/viewvc/xcat/xcat-core/trunk/xCAT-client/share/doc/xCAT-Statelite.pdf">xCAT Statelite Cookbook.</text:a></text:p>
      <text:list text:style-name="Outline" text:continue-numbering="true">
        <text:list-item>
          <text:h text:style-name="P214" text:outline-level="1">xCAT IB Support</text:h>
        </text:list-item>
      </text:list>
      <text:p text:style-name="Text_20_Body_20_Indent"><text:span text:style-name="T215">The </text:span><text:a xlink:type="simple" xlink:href="http://xcat.svn.sourceforge.net/viewvc/xcat/xcat-core/trunk/xCAT-client/share/doc/xCAT2IBsupport.pdf">xCAT IB support document</text:a><text:span text:style-name="T215"> will explain how to configure xCAT for infiniband.</text:span></text:p>
      <text:list text:style-name="Outline" text:continue-numbering="true">
        <text:list-item>
          <text:h text:style-name="P218" text:outline-level="1">SystemP <text:span text:style-name="T69">hardware </text:span>discovery <text:span text:style-name="T69">a</text:span>nd <text:span text:style-name="T69">HMC connection</text:span></text:h>
        </text:list-item>
      </text:list>
      <text:p text:style-name="P219">How to perform system P hardware automation discovery and setup HMC connection are documented in <text:a xlink:type="simple" xlink:href="http://xcat.svn.sourceforge.net/viewvc/xcat/xcat-core/trunk/xCAT-client/share/doc/xCAT2pHWManagement.pdf">System p Hardware Management</text:a>.</text:p>
      <text:p text:style-name="P220"/>
      <text:list text:style-name="Outline" text:continue-numbering="true">
        <text:list-item>
          <text:h text:style-name="P214" text:outline-level="1">xCAT IBM HPC Integration Support</text:h>
        </text:list-item>
      </text:list>
      <text:p text:style-name="P221"><text:span text:style-name="T215">The wiki page <text:s/></text:span><text:a xlink:type="simple" xlink:href="http://sourceforge.net/apps/mediawiki/xcat/index.php?title=Setting_up_the_IBM_HPC_Stack_in_an_xCAT_Cluster">Setting up the IBM HPC Stack in an xCAT Cluster</text:a><text:span text:style-name="T215"> will explain how to install and configure the following IBM HPC software products in your xCAT cluster:</text:span></text:p>
      <text:list text:style-name="L13">
        <text:list-item>
          <text:p text:style-name="P222">GPFS </text:p>
        </text:list-item>
        <text:list-item>
          <text:p text:style-name="P222">LoadLeveler</text:p>
        </text:list-item>
        <text:list-item>
          <text:p text:style-name="P222">Parallel Environment (PE), including:</text:p>
          <text:list>
            <text:list-item>
              <text:p text:style-name="P222">Parallel Operating Environment (POE)</text:p>
            </text:list-item>
            <text:list-item>
              <text:p text:style-name="P222">Low-Level Application Programming Interface (LAPI)</text:p>
            </text:list-item>
            <text:list-item>
              <text:p text:style-name="P222">Protocol Network Services Daemo(PNSD)</text:p>
            </text:list-item>
            <text:list-item>
              <text:p text:style-name="P222">Parallel Debugger (PDB)</text:p>
            </text:list-item>
          </text:list>
        </text:list-item>
        <text:list-item>
          <text:p text:style-name="P222">ESSL and PESSL</text:p>
        </text:list-item>
        <text:list-item>
          <text:p text:style-name="P222">IBM vacpp and xlf compilers</text:p>
        </text:list-item>
        <text:list-item>
          <text:p text:style-name="P222">RSCT</text:p>
        </text:list-item>
      </text:list>
      <text:p text:style-name="P220"/>
      <text:list text:style-name="Outline" text:continue-numbering="true">
        <text:list-item>
          <text:h text:style-name="Heading_20_1" text:outline-level="1">Customize your installation methods</text:h>
        </text:list-item>
      </text:list>
      <text:p text:style-name="P223">How to setup customized methods of installation are documented in </text:p>
      <text:p text:style-name="Body_20_Text_20_First_20_Indent"><text:a xlink:type="simple" xlink:href="http://sourceforge.net/apps/mediawiki/xcat/index.php?title=BootTarget">Boot Targets and Customized Installation methods.</text:a></text:p>
      <text:list text:style-name="Outline" text:continue-numbering="true">
        <text:list-item>
          <text:h text:style-name="P209" text:outline-level="1">Uninstalling xCAT on Linux</text:h>
        </text:list-item>
      </text:list>
      <text:p text:style-name="Body_20_Text_20_First_20_Indent">Steps for removing xCAT from your Management Node are <text:s/>documented in <text:a xlink:type="simple" xlink:href="http://xcat.svn.sourceforge.net/viewvc/xcat/xcat-core/trunk/xCAT-client/share/doc/xCAT2Uninstall.pdf">Uninstalling xCAT2.</text:a></text:p>
      <text:list text:style-name="Outline" text:continue-numbering="true">
        <text:list-item>
          <text:h text:style-name="P209" text:outline-level="1">Migrating from xCAT 1.3 to 2.x</text:h>
        </text:list-item>
      </text:list>
      <text:p text:style-name="P225">This information is a quick overview, and has not been updated with each new release of xCAT, so some parts become out of date over time. </text:p>
      <text:p text:style-name="P225"/>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list text:style-name="Outline" text:continue-numbering="true">
        <text:list-item>
          <text:h text:style-name="P226" text:outline-level="1">x<text:span text:style-name="T197">CAT for CSM Admin</text:span></text:h>
        </text:list-item>
      </text:list>
      <text:p text:style-name="P225"><text:s text:c="3"/>These redbooks contain great information, but they are all one-time efforts and are not updated with each new release of xCAT, so some parts become more out of date as time goes on. </text:p>
      <text:p text:style-name="P225"/>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list text:style-name="Outline" text:continue-numbering="true">
        <text:list-item>
          <text:h text:style-name="P227" text:outline-level="1"><text:reference-mark-start text:name="xCAT How-To(s)"/>xCAT How-To(s)<text:reference-mark-end text:name="xCAT How-To(s)"/></text:h>
        </text:list-item>
      </text:list>
      <text:p text:style-name="P228"/>
      <text:p text:style-name="P83"><text:span text:style-name="T229">The </text:span><text:a xlink:type="simple" xlink:href="http://sourceforge.net/apps/mediawiki/xcat/index.php?title=Main_Page">wiki</text:a><text:span text:style-name="T229"> has a great </text:span><text:a xlink:type="simple" xlink:href="http://sourceforge.net/apps/mediawiki/xcat/index.php?title=HowTos">"HowTo" section</text:a><text:span text:style-name="T229">. </text:span></text:p>
      <text:p text:style-name="P232"/>
      <text:p text:style-name="P83"><text:reference-mark-start text:name="Note about How-Tos"/><text:span text:style-name="T229">Note about How-Tos</text:span><text:reference-mark-end text:name="Note about How-Tos"/><text:span text:style-name="T229">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229"><text:line-break/></text:span><text:reference-mark-end text:name="note that much of this documentation is user contributed and hasn't been verified by the core xCAT development team, so use this documentation with that in mind."/></text:p>
      <text:p text:style-name="P233"/>
      <text:list text:style-name="Outline" text:continue-numbering="true">
        <text:list-item>
          <text:list text:continue-numbering="true">
            <text:list-item>
              <text:h text:style-name="Heading_20_2" text:outline-level="2"><text:s/>xCAT on Windows</text:h>
            </text:list-item>
          </text:list>
        </text:list-item>
      </text:list>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list text:style-name="Outline" text:continue-numbering="true">
        <text:list-item>
          <text:list text:continue-numbering="true">
            <text:list-item>
              <text:h text:style-name="Heading_20_2" text:outline-level="2"><text:s/>xCAT and Xen</text:h>
            </text:list-item>
          </text:list>
        </text:list-item>
      </text:list>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list text:style-name="Outline" text:continue-numbering="true">
        <text:list-item>
          <text:list text:continue-numbering="true">
            <text:list-item>
              <text:h text:style-name="Heading_20_2" text:outline-level="2"><text:s/>Stateless GPFS</text:h>
            </text:list-item>
          </text:list>
        </text:list-item>
      </text:list>
      <text:p text:style-name="Default_20_Text">GPFS is a premier cluster filesystem. You can run it stateless on nodes.</text:p>
      <text:p text:style-name="Default_20_Text"><text:s/><text:a xlink:type="simple" xlink:href="http://sourceforge.net/apps/mediawiki/xcat/index.php?title=Stateless_GPFS">How to setup a Stateless GPFS Cluster</text:a> documents the process. See <text:reference-ref text:reference-format="text" text:ref-name="Note about How-Tos">Note about How-Tos</text:reference-ref>.</text:p>
      <text:list text:style-name="Outline" text:continue-numbering="true">
        <text:list-item>
          <text:list text:continue-numbering="true">
            <text:list-item>
              <text:h text:style-name="Heading_20_2" text:outline-level="2"><text:s/>Maui</text:h>
            </text:list-item>
          </text:list>
        </text:list-item>
      </text:list>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234"> See </text:span></text:a><text:a xlink:type="simple" xlink:href="http://sourceforge.net/apps/mediawiki/xcat/index.php?title=Maui"><text:span text:style-name="T234"><text:reference-ref text:reference-format="text" text:ref-name="Note about How-Tos">Note about How-Tos</text:reference-ref></text:span></text:a><text:a xlink:type="simple" xlink:href="http://sourceforge.net/apps/mediawiki/xcat/index.php?title=Maui"><text:span text:style-name="T234">.</text:span></text:a></text:p>
      <text:list text:style-name="Outline" text:continue-numbering="true">
        <text:list-item>
          <text:list text:continue-numbering="true">
            <text:list-item>
              <text:h text:style-name="Heading_20_2" text:outline-level="2"><text:a xlink:type="simple" xlink:href="https://xcat.wiki.sourceforge.net/Maui"><text:s/>Moab</text:a></text:h>
            </text:list-item>
          </text:list>
        </text:list-item>
      </text:list>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234"><text:s/>See </text:span></text:a><text:a xlink:type="simple" xlink:href="http://sourceforge.net/apps/mediawiki/xcat/index.php?title=Moab_Adaptive_Computing"><text:span text:style-name="T234"><text:reference-ref text:reference-format="text" text:ref-name="Note about How-Tos">Note about How-Tos</text:reference-ref></text:span></text:a></text:p>
      <text:list text:style-name="Outline" text:continue-numbering="true">
        <text:list-item>
          <text:list text:continue-numbering="true">
            <text:list-item>
              <text:h text:style-name="Heading_20_2" text:outline-level="2">Torque </text:h>
            </text:list-item>
          </text:list>
        </text:list-item>
      </text:list>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list text:style-name="Outline" text:continue-numbering="true">
        <text:list-item>
          <text:list text:continue-numbering="true">
            <text:list-item>
              <text:h text:style-name="Heading_20_2" text:outline-level="2">Ganglia</text:h>
            </text:list-item>
          </text:list>
        </text:list-item>
      </text:list>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234"><text:s/>See </text:span></text:a><text:a xlink:type="simple" xlink:href="http://sourceforge.net/apps/mediawiki/xcat/index.php?title=Ganglia"><text:span text:style-name="T234"><text:reference-ref text:reference-format="text" text:ref-name="Note about How-Tos">Note about How-Tos</text:reference-ref></text:span></text:a><text:a xlink:type="simple" xlink:href="http://sourceforge.net/apps/mediawiki/xcat/index.php?title=Ganglia"><text:span text:style-name="T234">.</text:span></text:a></text:p>
      <text:list text:style-name="Outline" text:continue-numbering="true">
        <text:list-item>
          <text:list text:continue-numbering="true">
            <text:list-item>
              <text:h text:style-name="Heading_20_2" text:outline-level="2"><text:s/>LDAP</text:h>
            </text:list-item>
          </text:list>
        </text:list-item>
      </text:list>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list text:style-name="Outline" text:continue-numbering="true">
        <text:list-item>
          <text:list text:continue-numbering="true">
            <text:list-item>
              <text:h text:style-name="Heading_20_2" text:outline-level="2"><text:s/><text:span text:style-name="T235">XCAT Developer Guide </text:span></text:h>
            </text:list-item>
          </text:list>
        </text:list-item>
      </text:list>
      <text:p text:style-name="P186">If you would like to develop code for the xCAT project, <text:s/>read the <text:a xlink:type="simple" xlink:href="http://xcat.svn.sourceforge.net/viewvc/xcat/xcat-core/trunk/xCAT-client/share/doc/xCAT2DevGuide.pdf">Developer's Guide</text:a> for information on the process. </text:p>
      <text:list text:style-name="Outline" text:continue-numbering="true">
        <text:list-item>
          <text:h text:style-name="Heading_20_1" text:outline-level="1"><text:s/><text:span text:style-name="T235">Known Bugs</text:span></text:h>
        </text:list-item>
      </text:list>
      <text:p text:style-name="Text_20_Body_20_Single"><text:a xlink:type="simple" xlink:href="https://sourceforge.net/tracker/?group_id=208749&amp;atid=1006945">https://sourceforge.net/tracker/?group_id=208749&amp;atid=1006945</text:a></text:p>
      <text:list text:style-name="Outline" text:continue-numbering="true">
        <text:list-item>
          <text:h text:style-name="Heading_20_1" text:outline-level="1"><text:s/><text:span text:style-name="T235">Feature requests</text:span></text:h>
        </text:list-item>
      </text:list>
      <text:p text:style-name="Text_20_Body_20_Single"><text:a xlink:type="simple" xlink:href="https://sourceforge.net/tracker/?group_id=208749&amp;atid=1006948">https://sourceforge.net/tracker/?group_id=208749&amp;atid=1006948</text:a></text:p>
      <text:list text:style-name="Outline" text:continue-numbering="true">
        <text:list-item>
          <text:h text:style-name="Heading_20_1" text:outline-level="1"><text:s/><text:span text:style-name="T236">References</text:span></text:h>
        </text:list-item>
      </text:list>
      <text:list text:style-name="L14">
        <text:list-item text:start-value="1">
          <text:p text:style-name="P237">xCAT web site: <text:s/><text:a xlink:type="simple" xlink:href="http://xcat.sourceforge.net/">http://xcat.sourceforge.net/</text:a></text:p>
        </text:list-item>
        <text:list-item>
          <text:p text:style-name="P237">xCAT wiki: <text:a xlink:type="simple" xlink:href="http://sourceforge.net/apps/mediawiki/xcat/index.php?title=Main_Page">WIKI main page</text:a></text:p>
        </text:list-item>
        <text:list-item>
          <text:p text:style-name="P237">xCAT mailing list: <text:s/><text:a xlink:type="simple" xlink:href="https://lists.sourceforge.net/lists/listinfo/xcat-user">Joining the mailing list</text:a></text:p>
        </text:list-item>
      </text:list>
      <text:p text:style-name="Text_20_Body_20_Single"/>
      <text:list text:style-name="Outline" text:continue-numbering="true">
        <text:list-item>
          <text:h text:style-name="P238" text:outline-level="1">Appendix A: <text:s/>xCAT Commands and Database Tables</text:h>
        </text:list-item>
      </text:list>
      <text:list text:style-name="L14">
        <text:list-header>
          <text:p text:style-name="P237"/>
        </text:list-header>
      </text:list>
      <text:p text:style-name="Body_20_Text_20_First_20_Indent">Note: some of these commands run on Linux and AIX, some are targeted only for AIX or Linux. </text:p>
      <text:p text:style-name="Heading_20_3"/>
      <text:p text:style-name="P239">Database support</text:p>
      <text:list text:style-name="L15">
        <text:list-item text:start-value="1">
          <text:p text:style-name="P240"><text:a xlink:type="simple" xlink:href="http://xcat.sourceforge.net/man5/xcatdb.5.html">DB Tables</text:a>– Complete list of xCAT database tables descriptions. </text:p>
        </text:list-item>
        <text:list-item>
          <text:p text:style-name="P240"><text:a xlink:type="simple" xlink:href="http://xcat.sourceforge.net/man1/chdef.1.html">chdef</text:a> - Change xCAT data object definitions. </text:p>
        </text:list-item>
        <text:list-item>
          <text:p text:style-name="P240"><text:a xlink:type="simple" xlink:href="http://xcat.sourceforge.net/man8/chtab.8.html">chtab </text:a>- Add, delete or update rows in the database tables. </text:p>
        </text:list-item>
        <text:list-item>
          <text:p text:style-name="P240"><text:a xlink:type="simple" xlink:href="http://xcat.sourceforge.net/man1/dumpxCATdb.1.html">dumpxCATdb</text:a> – dumps entire xCAT database.</text:p>
        </text:list-item>
        <text:list-item>
          <text:p text:style-name="P240"><text:a xlink:type="simple" xlink:href="http://xcat.sourceforge.net/man1/gettab.1.html">gettab</text:a> – searches through tables with keys and return matching attributes. </text:p>
        </text:list-item>
        <text:list-item>
          <text:p text:style-name="P240"><text:a xlink:type="simple" xlink:href="http://xcat.sourceforge.net/man1/lsdef.1.html">lsdef</text:a> - used to display xCAT object definitions which are stored in the xCAT database. </text:p>
        </text:list-item>
        <text:list-item>
          <text:p text:style-name="P240"><text:a xlink:type="simple" xlink:href="http://xcat.sourceforge.net/man1/lsflexnode.1.html">lsflexnode</text:a> – Displays the information of <text:s/>a flexible node. ( 2.5 or later)</text:p>
        </text:list-item>
        <text:list-item>
          <text:p text:style-name="P240"><text:a xlink:type="simple" xlink:href="http://xcat.sourceforge.net/man1/mkdef.1.html">mkdef </text:a>– used to create xCAT data object definitions.</text:p>
        </text:list-item>
        <text:list-item>
          <text:p text:style-name="P240"><text:a xlink:type="simple" xlink:href="http://xcat.sourceforge.net/man1/mkflexnode.1.html">mkflexnode</text:a> – Create <text:s/>a flexible node. ( 2.5 or later)</text:p>
        </text:list-item>
        <text:list-item>
          <text:p text:style-name="P240"><text:a xlink:type="simple" xlink:href="http://xcat.sourceforge.net/man8/mkrrbc.8.html">mkrrbc</text:a> - Adds or deletes BladeCenter management module and switch node definitions in the xCAT cluster database.</text:p>
        </text:list-item>
        <text:list-item>
          <text:p text:style-name="P240"><text:a xlink:type="simple" xlink:href="http://xcat.sourceforge.net/man8/mkrrnodes.8.html">mkrrnodes</text:a> – adds or deletes nodes in the xCAT cluster database. <text:s/>Allows creation/deletion of many nodes at once. <text:bookmark text:name="item_mkrrnodes1"/></text:p>
        </text:list-item>
        <text:list-item>
          <text:p text:style-name="P240"><text:a xlink:type="simple" xlink:href="http://xcat.sourceforge.net/man8/nodeadd.8.html">nodeadd</text:a> - <text:s/>Adds nodes to the xCAT cluster database. </text:p>
        </text:list-item>
        <text:list-item>
          <text:p text:style-name="P240"><text:a xlink:type="simple" xlink:href="http://xcat.sourceforge.net/man1/nodech.1.html">nodech</text:a> - Changes nodes' attributes in the xCAT cluster database. </text:p>
        </text:list-item>
        <text:list-item>
          <text:p text:style-name="P240"><text:a xlink:type="simple" xlink:href="http://xcat.sourceforge.net/man1/nodech.1.html">nodels</text:a> - lists the nodes, and their attributes, from the xCAT database. </text:p>
        </text:list-item>
        <text:list-item>
          <text:p text:style-name="P240"><text:a xlink:type="simple" xlink:href="http://xcat.sourceforge.net/man1/noderm.1.html">noderm </text:a>- removes the nodes in the noderange from all database table. </text:p>
        </text:list-item>
        <text:list-item>
          <text:p text:style-name="P240"><text:a xlink:type="simple" xlink:href="http://xcat.sourceforge.net/man1/restorexCATdb.1.html">restorexCATdb</text:a> – restore the xCAT database. </text:p>
        </text:list-item>
        <text:list-item>
          <text:p text:style-name="P240"><text:a xlink:type="simple" xlink:href="http://xcat.sourceforge.net/man1/rmdef.1.html">rmdef </text:a>- remove xCAT data object definitions. </text:p>
        </text:list-item>
        <text:list-item>
          <text:p text:style-name="P240"><text:a xlink:type="simple" xlink:href="http://xcat.sourceforge.net/man1/rmflexnode.1.html">rmflexnode</text:a> – Remove <text:s/>a flexible node. ( 2.5 or later)</text:p>
        </text:list-item>
        <text:list-item>
          <text:p text:style-name="P240"><text:a xlink:type="simple" xlink:href="http://xcat.sourceforge.net/man8/tabdump.8.html">tabdump</text:a> - display an xCAT database table in CSV format. </text:p>
        </text:list-item>
        <text:list-item>
          <text:p text:style-name="P240"><text:a xlink:type="simple" xlink:href="http://xcat.sourceforge.net/man8/tabedit.8.html">tabedit</text:a> - view an xCAT database table in an editor and make changes. </text:p>
        </text:list-item>
        <text:list-item>
          <text:p text:style-name="P240"><text:a xlink:type="simple" xlink:href="http://xcat.sourceforge.net/man1/tabgrep.1.html">tabgrep</text:a> - list table names in which an entry for the given node appears. </text:p>
        </text:list-item>
        <text:list-item>
          <text:p text:style-name="P240"><text:a xlink:type="simple" xlink:href="http://xcat.sourceforge.net/man8/tabprune.8.html">tabprune</text:a> – delete records from the eventlog and auditlog tables (2.4 or later). </text:p>
        </text:list-item>
        <text:list-item>
          <text:p text:style-name="P240"><text:a xlink:type="simple" xlink:href="http://xcat.sourceforge.net/man8/tabrestore.8.html">tabrestore </text:a>- replaces the contents of an xCAT database table with the contents in a csv file. </text:p>
        </text:list-item>
        <text:list-item>
          <text:p text:style-name="P240"><text:a xlink:type="simple" xlink:href="http://xcat.sourceforge.net/man5/xcatstanzafile.5.html">xcatstanzafile</text:a> - Format of a stanza file that can be used with xCAT data object definition commands. </text:p>
        </text:list-item>
      </text:list>
      <text:p text:style-name="P239">Hardware Control </text:p>
      <text:list text:style-name="L16">
        <text:list-item>
          <text:p text:style-name="P241"><text:a xlink:type="simple" xlink:href="http://xcat.sourceforge.net/man1/getmacs.1.html">getmacs</text:a> - Collects node MAC address. </text:p>
        </text:list-item>
        <text:list-item>
          <text:p text:style-name="P241"><text:a xlink:type="simple" xlink:href="http://xcat.sourceforge.net/man1/lshwconn.1.html">lshwconn</text:a> – Display the connection status for FSP and BPA nodes (2.3)</text:p>
        </text:list-item>
        <text:list-item>
          <text:p text:style-name="P241"><text:a xlink:type="simple" xlink:href="http://xcat.sourceforge.net/man1/lsslp.1.html">lsslp</text:a> - Discovers selected networked services information within the same subnet. </text:p>
        </text:list-item>
        <text:list-item>
          <text:p text:style-name="P241"><text:a xlink:type="simple" xlink:href="http://xcat.sourceforge.net/man1/lsvm.1.html">lsvm </text:a>- Lists partition profile information for HMC- and IVM-managed nodes. </text:p>
        </text:list-item>
        <text:list-item>
          <text:p text:style-name="P241"><text:a xlink:type="simple" xlink:href="http://xcat.sourceforge.net/man1/mkhwconn.1.html">mkhwconn</text:a> - <text:s/>Sets up <text:s/>connections for FSP and BPA nodes to HMC nodes (2.3). <text:s text:c="2"/></text:p>
        </text:list-item>
        <text:list-item>
          <text:p text:style-name="P241"><text:a xlink:type="simple" xlink:href="http://xcat.sourceforge.net/man1/nodestat.1.html">nodestat </text:a>- display the running status of a noderange </text:p>
        </text:list-item>
      </text:list>
      <text:list text:style-name="L17">
        <text:list-item>
          <text:p text:style-name="P242"><text:a xlink:type="simple" xlink:href="http://xcat.sourceforge.net/man1/rbeacon.1.html">rbeacon </text:a>- Turns beacon on/off/blink or gives status of a node or noderange. </text:p>
        </text:list-item>
        <text:list-item>
          <text:p text:style-name="P242"><text:a xlink:type="simple" xlink:href="http://xcat.sourceforge.net/man1/rcons.1.html">rcons </text:a>- <text:s/>remotely accesses the serial console of a node.</text:p>
        </text:list-item>
        <text:list-item>
          <text:p text:style-name="P242"><text:span text:style-name="T243">renergy</text:span> – remote energy management tools (2.3)</text:p>
        </text:list-item>
        <text:list-item>
          <text:p text:style-name="P242"><text:a xlink:type="simple" xlink:href="http://xcat.sourceforge.net/man1/replaycons.1.html">replaycons</text:a> - replay the console output for a node </text:p>
        </text:list-item>
        <text:list-item>
          <text:p text:style-name="P242"><text:a xlink:type="simple" xlink:href="http://xcat.sourceforge.net/man1/reventlog.1.html">reventlog</text:a> - retrieve or clear remote hardware event logs </text:p>
        </text:list-item>
        <text:list-item>
          <text:p text:style-name="P242"><text:a xlink:type="simple" xlink:href="http://xcat.sourceforge.net/man1/rflash.1.html">rflash </text:a>- Performs Licensed Internal Code (LIC) update support for HMC-attached P5/P6</text:p>
        </text:list-item>
        <text:list-item>
          <text:p text:style-name="P242"><text:a xlink:type="simple" xlink:href="http://xcat.sourceforge.net/man1/rmhwconn.1.html">rmhwconn </text:a>– Remove the connections from the FSP and BPA nodes to the HMC nodes (2.3).</text:p>
        </text:list-item>
        <text:list-item>
          <text:p text:style-name="P242"><text:a xlink:type="simple" xlink:href="http://xcat.sourceforge.net/man1/rmigrate.1.html">rmigrate</text:a> - Execute migration of a guest VM between hosts/hypervisors .</text:p>
        </text:list-item>
        <text:list-item>
          <text:p text:style-name="P242"><text:a xlink:type="simple" xlink:href="http://xcat.sourceforge.net/man1/rmvm.1.html">rmvm</text:a> - Removes HMC- and IVM-managed partitions. </text:p>
        </text:list-item>
      </text:list>
      <text:list text:style-name="L18">
        <text:list-item>
          <text:p text:style-name="P244"><text:a xlink:type="simple" xlink:href="http://xcat.sourceforge.net/man1/rnetboot.1.html">rnetboot</text:a> - Cause the range of nodes to boot to network. </text:p>
        </text:list-item>
      </text:list>
      <text:list text:style-name="L19">
        <text:list-item>
          <text:p text:style-name="P245"><text:a xlink:type="simple" xlink:href="http://xcat.sourceforge.net/man1/rpower.1.html">rpower </text:a>- remote power control of nodes </text:p>
        </text:list-item>
        <text:list-item>
          <text:p text:style-name="P245"><text:a xlink:type="simple" xlink:href="http://xcat.sourceforge.net/man1/rscan.1.html">rscan</text:a> - Collects node information from one or more hardware control points. </text:p>
        </text:list-item>
        <text:list-item>
          <text:p text:style-name="P245"><text:a xlink:type="simple" xlink:href="http://xcat.sourceforge.net/man1/rsetboot.1.html">rsetboot</text:a> - Sets the boot device to be used for BMC-based servers for the next boot only. </text:p>
        </text:list-item>
        <text:list-item>
          <text:p text:style-name="P245"><text:a xlink:type="simple" xlink:href="http://xcat.sourceforge.net/man1/rspconfig.1.html">rspconfig</text:a> - configures various settings in the nodes' service processors. </text:p>
        </text:list-item>
        <text:list-item>
          <text:p text:style-name="P245"><text:a xlink:type="simple" xlink:href="http://xcat.sourceforge.net/man1/rspreset.1.html">rspreset</text:a> - resets the service processors associated with the specified nodes </text:p>
        </text:list-item>
        <text:list-item>
          <text:p text:style-name="P245"><text:a xlink:type="simple" xlink:href="http://xcat.sourceforge.net/man1/switchblade.1.html">switchblade</text:a> - reassign the BladeCenter media tray and/or KVM to the specified blade </text:p>
        </text:list-item>
        <text:list-item>
          <text:p text:style-name="P245"><text:a xlink:type="simple" xlink:href="http://xcat.sourceforge.net/man1/wcons.1.html">wcons</text:a> – windowed remote console</text:p>
        </text:list-item>
        <text:list-item>
          <text:p text:style-name="P245"><text:a xlink:type="simple" xlink:href="http://xcat.sourceforge.net/man1/wkill.1.html">wkill </text:a>– kill windowed remote consoles</text:p>
        </text:list-item>
      </text:list>
      <text:p text:style-name="P246">Monitoring </text:p>
      <text:list text:style-name="L20">
        <text:list-item>
          <text:p text:style-name="P247"><text:a xlink:type="simple" xlink:href="http://xcat.sourceforge.net/man1/monadd.1.html">monadd</text:a> - Registers a monitoring plug-in to the xCAT cluster. </text:p>
        </text:list-item>
        <text:list-item>
          <text:p text:style-name="P247"><text:a xlink:type="simple" xlink:href="http://xcat.sourceforge.net/man1/moncfg.1.html">moncfg</text:a> - Configures a 3rd party monitoring software to monitor the xCAT cluster. </text:p>
        </text:list-item>
        <text:list-item>
          <text:p text:style-name="P247"><text:a xlink:type="simple" xlink:href="http://xcat.sourceforge.net/man1/mondecfg.1.html">mondecfg</text:a> - Deconfigures a 3rd party monitoring software from monitoring the xCAT cluster. </text:p>
        </text:list-item>
        <text:list-item>
          <text:p text:style-name="P247"><text:a xlink:type="simple" xlink:href="http://xcat.sourceforge.net/man1/monls.1.html">monls </text:a>- Lists monitoring plug-in modules that can be used to monitor the xCAT cluster. </text:p>
        </text:list-item>
        <text:list-item>
          <text:p text:style-name="P247"><text:a xlink:type="simple" xlink:href="http://xcat.sourceforge.net/man1/monrm.1.html">monrm</text:a> - Unregisters a monitoring plug-in module from the xCAT cluster. </text:p>
        </text:list-item>
        <text:list-item>
          <text:p text:style-name="P247"><text:a xlink:type="simple" xlink:href="http://xcat.sourceforge.net/man1/monstart.1.html">monstart</text:a> - Starts a plug-in module to monitor the xCAT cluster. </text:p>
        </text:list-item>
        <text:list-item>
          <text:p text:style-name="P247"><text:a xlink:type="simple" xlink:href="http://xcat.sourceforge.net/man1/monstop.1.html">monstop</text:a> - Stops a monitoring plug-in module to monitor the xCAT cluster. </text:p>
        </text:list-item>
      </text:list>
      <text:list text:style-name="L21">
        <text:list-item>
          <text:p text:style-name="P248"><text:a xlink:type="simple" xlink:href="http://xcat.sourceforge.net/man1/regnotif.1.html">regnotif </text:a>- Registers a Perl module or a command that will get called when changes occur in the desired xCAT database tables. </text:p>
        </text:list-item>
        <text:list-item>
          <text:p text:style-name="P248"><text:a xlink:type="simple" xlink:href="http://xcat.sourceforge.net/man1/unregnotif.1.html">unregnotif </text:a>- unregister a Perl module or a command that was watching for the changes of the desired xCAT database tables. </text:p>
        </text:list-item>
      </text:list>
      <text:p text:style-name="P239">Inventory</text:p>
      <text:list text:style-name="L22">
        <text:list-item>
          <text:p text:style-name="P249"><text:a xlink:type="simple" xlink:href="http://xcat.sourceforge.net/man1/rinv.1.html">rinv </text:a>- remote hardware inventory.</text:p>
        </text:list-item>
        <text:list-item>
          <text:p text:style-name="P249"><text:a xlink:type="simple" xlink:href="http://xcat.sourceforge.net/man1/rvitals.1.html">rvitals</text:a> – retrieves remote hardware vitals information.</text:p>
        </text:list-item>
        <text:list-item>
          <text:p text:style-name="P249"><text:a xlink:type="simple" xlink:href="http://xcat.sourceforge.net/man1/sinv.1.html">sinv </text:a>- Checks the software configuration of the nodes in the cluster. </text:p>
        </text:list-item>
      </text:list>
      <text:p text:style-name="P239">Parallel Commands</text:p>
      <text:list text:style-name="L23">
        <text:list-item>
          <text:p text:style-name="P250"><text:a xlink:type="simple" xlink:href="http://xcat.sourceforge.net/man1/pcons.1.html">pcons</text:a> <text:s/>- runs a command on the noderange using the out-of-band console.</text:p>
        </text:list-item>
        <text:list-item>
          <text:p text:style-name="P250"><text:a xlink:type="simple" xlink:href="http://xcat.sourceforge.net/man1/pping.1.html">pping</text:a> <text:s/>- parallel ping.</text:p>
        </text:list-item>
        <text:list-item>
          <text:p text:style-name="P250"><text:a xlink:type="simple" xlink:href="http://xcat.sourceforge.net/man1/ppping.1.html">ppping</text:a> – parallel ping between nodes in a cluster. </text:p>
        </text:list-item>
        <text:list-item>
          <text:p text:style-name="P250"><text:a xlink:type="simple" xlink:href="http://xcat.sourceforge.net/man1/prsync.1.html">prsync</text:a> – parallel rsync</text:p>
        </text:list-item>
        <text:list-item>
          <text:p text:style-name="P250"><text:a xlink:type="simple" xlink:href="http://xcat.sourceforge.net/man1/pscp.1.html">pscp</text:a> – parallel remote copy ( supports scp and not hierarchy)</text:p>
        </text:list-item>
        <text:list-item>
          <text:p text:style-name="P250"><text:a xlink:type="simple" xlink:href="http://xcat.sourceforge.net/man1/psh.1.html">psh</text:a> – parallel remote shell ( supports <text:s/>ssh and not hierarchy)</text:p>
        </text:list-item>
        <text:list-item>
          <text:p text:style-name="P250"><text:a xlink:type="simple" xlink:href="http://xcat.sourceforge.net/man1/xdcp.1.html">xdcp</text:a> – concurrently copies files too and from multiple nodes. ( scp/rcp and hierarchy)</text:p>
        </text:list-item>
        <text:list-item>
          <text:p text:style-name="P250"><text:a xlink:type="simple" xlink:href="http://xcat.sourceforge.net/man1/xdsh.1.html">xdsh </text:a>– concurrently runs commands on multiple nodes. ( supports ssh/rsh and hierarchy)</text:p>
        </text:list-item>
        <text:list-item>
          <text:p text:style-name="P250"><text:a xlink:type="simple" xlink:href="http://xcat.sourceforge.net/man1/xdshbak.1.html">xdshbak</text:a>- formats the output of the xdsh command. </text:p>
        </text:list-item>
      </text:list>
      <text:list text:style-name="L24">
        <text:list-item>
          <text:p text:style-name="P251"><text:a xlink:type="simple" xlink:href="http://xcat.sourceforge.net/man1/xcoll.1.html">xcoll</text:a> – Formats command output of the psh, xdsh, rinv command</text:p>
        </text:list-item>
      </text:list>
      <text:p text:style-name="Default_20_Text"/>
      <text:p text:style-name="P239">Deployment</text:p>
      <text:list text:style-name="L25">
        <text:list-item>
          <text:p text:style-name="P252"><text:a xlink:type="simple" xlink:href="http://xcat.sourceforge.net/man8/copycds-cdrom.8.html">copycds-cdrom</text:a> - client side wrapper for copycds supporting physical drives. </text:p>
        </text:list-item>
        <text:list-item>
          <text:p text:style-name="P252"><text:a xlink:type="simple" xlink:href="http://xcat.sourceforge.net/man8/copycds.8.html">copycds </text:a>- Copies Linux distributions and service levels from CDs to install directory. </text:p>
        </text:list-item>
      </text:list>
      <text:list text:style-name="L26">
        <text:list-item>
          <text:p text:style-name="P253"><text:a xlink:type="simple" xlink:href="http://xcat.sourceforge.net/man1/genimage.1.html">genimage</text:a> - Generates a stateless image to be used for a diskless install. </text:p>
        </text:list-item>
        <text:list-item>
          <text:p text:style-name="P253"><text:a xlink:type="simple" xlink:href="http://xcat.sourceforge.net/man1/geninitrd.1.html">geninitrd</text:a> - Regenerates the initrd for a stateless image to be used for a diskless install. </text:p>
        </text:list-item>
        <text:list-item>
          <text:p text:style-name="P253"><text:a xlink:type="simple" xlink:href="http://xcat.sourceforge.net/man1/liteimg.1.html">liteimg</text:a> - <text:s text:c="2"/>Modify statelite image</text:p>
        </text:list-item>
        <text:list-item>
          <text:p text:style-name="P253"><text:a xlink:type="simple" xlink:href="http://xcat.sourceforge.net/man1/mkdsklsnode.1.html">mkdsklsnode</text:a> - <text:s/>xCAT command to define and initialize AIX/NIM diskless machines. </text:p>
        </text:list-item>
        <text:list-item>
          <text:p text:style-name="P253"><text:a xlink:type="simple" xlink:href="http://xcat.sourceforge.net/man1/mknimimage.1.html">mknimimage</text:a> - xCAT command to create AIX image definitions. </text:p>
        </text:list-item>
        <text:list-item>
          <text:p text:style-name="P253"><text:a xlink:type="simple" xlink:href="http://xcat.sourceforge.net/man8/makeroutes.8.html">makeroutes</text:a> – connect nodes to the Management Node using Service node as gateway. ( 2.5+)</text:p>
        </text:list-item>
        <text:list-item>
          <text:p text:style-name="P253"><text:a xlink:type="simple" xlink:href="http://xcat.sourceforge.net/man8/mknb.8.html">mknb</text:a> - creates a network boot root image for node discovery and flashing </text:p>
        </text:list-item>
        <text:list-item>
          <text:p text:style-name="P253"><text:a xlink:type="simple" xlink:href="http://xcat.sourceforge.net/man1/nimnodecust.1.html">nimnodecust </text:a>- xCAT command to customize AIX/NIM standalone machines. </text:p>
        </text:list-item>
        <text:list-item>
          <text:p text:style-name="P253"><text:a xlink:type="simple" xlink:href="http://xcat.sourceforge.net/man1/nimnodeset.1.html">nimnodeset </text:a>- xCAT command to initialize AIX/NIM standalone machines. </text:p>
        </text:list-item>
        <text:list-item>
          <text:p text:style-name="P253"><text:a xlink:type="simple" xlink:href="http://xcat.sourceforge.net/man8/nodeset.8.html">nodeset </text:a>- set the boot state for a noderange </text:p>
        </text:list-item>
      </text:list>
      <text:list text:style-name="L27">
        <text:list-item>
          <text:p text:style-name="P254"><text:a xlink:type="simple" xlink:href="http://xcat.sourceforge.net/man1/packimage.1.html">packimage</text:a> - Packs the stateless image from the chroot file system. </text:p>
        </text:list-item>
        <text:list-item>
          <text:p text:style-name="P254"><text:a xlink:type="simple" xlink:href="http://xcat.sourceforge.net/man1/rbootseq.1.html">rbootseq</text:a> - Persistently sets the order of boot devices for BladeCenter blades. </text:p>
        </text:list-item>
        <text:list-item>
          <text:p text:style-name="P254"><text:a xlink:type="simple" xlink:href="http://xcat.sourceforge.net/man8/rinstall.8.html">rinstall</text:a> - Begin installation on a noderange </text:p>
        </text:list-item>
        <text:list-item>
          <text:p text:style-name="P254"><text:a xlink:type="simple" xlink:href="http://xcat.sourceforge.net/man1/rmdsklsnode.1.html">rmdsklsnode</text:a> - Use this xCAT command to remove AIX/NIM diskless machine definitions.</text:p>
        </text:list-item>
        <text:list-item>
          <text:p text:style-name="P254"><text:a xlink:type="simple" xlink:href="http://xcat.sourceforge.net/man1/rmnimimage.1.html">rmnimimage</text:a> - xCAT command to remove an xCAT osimage definition and the associated NIM resources. </text:p>
        </text:list-item>
        <text:list-item>
          <text:p text:style-name="P254"><text:a xlink:type="simple" xlink:href="http://xcat.sourceforge.net/man8/setupiscsidev.8.html">setupiscsidev</text:a> - creates a LUN for a node to boot up with, using iSCSI. </text:p>
        </text:list-item>
        <text:list-item>
          <text:p text:style-name="P254"><text:a xlink:type="simple" xlink:href="http://xcat.sourceforge.net/man1/snmove.1.html">snmove</text:a> – moves nodes from one Service Node to another. <text:s/>( 2.5 or later)</text:p>
        </text:list-item>
        <text:list-item>
          <text:p text:style-name="P254"><text:a xlink:type="simple" xlink:href="http://xcat.sourceforge.net/man1/updateSNimage.1.html">updateSNimage</text:a> – (No longer used) Adds the needed Service Node configuration files to the install image. </text:p>
        </text:list-item>
        <text:list-item>
          <text:p text:style-name="P254"><text:a xlink:type="simple" xlink:href="http://xcat.sourceforge.net/man1/updatenode.1.html">updatenode</text:a> - Reruns postsctipts or runs additional scripts on the nodes.</text:p>
        </text:list-item>
        <text:list-item>
          <text:p text:style-name="P254"><text:a xlink:type="simple" xlink:href="http://xcat.sourceforge.net/man8/winstall.8.html">winstall</text:a> - <text:s/>Begin installation on a noderange and display in wcons </text:p>
        </text:list-item>
        <text:list-item>
          <text:p text:style-name="P254"><text:a xlink:type="simple" xlink:href="http://xcat.sourceforge.net/man1/xcat2nim.1.html">xcat2nim</text:a> - Use this command to create and manage AIX NIM definitions based on xCAT object definitions. </text:p>
        </text:list-item>
        <text:list-item>
          <text:p text:style-name="P254"><text:a xlink:type="simple" xlink:href="http://xcat.sourceforge.net/man1/xcatchroot.1.html">xcatchroot</text:a>- Use this command to modify an xCAT AIX diskless operating system image. (2.5)</text:p>
        </text:list-item>
        <text:list-item>
          <text:p text:style-name="P254"><text:a xlink:type="simple" xlink:href="http://xcat.sourceforge.net/man1/chkosimage.1.html">chkosimage</text:a>- Use this command to check an osimage. <text:s/>(2.5 or later)</text:p>
          <text:p text:style-name="P254"/>
        </text:list-item>
      </text:list>
      <text:p text:style-name="P239">csm to xCAT migration tools</text:p>
      <text:p text:style-name="P255"/>
      <text:p text:style-name="P255"/>
      <text:list text:style-name="L28">
        <text:list-item>
          <text:p text:style-name="P256"><text:a xlink:type="simple" xlink:href="http://xcat.sourceforge.net/man1/csm2xcat.1.html">csm2xcat</text:a><text:span text:style-name="T10"> </text:span><text:span text:style-name="T257">-</text:span><text:span text:style-name="T10"> </text:span>Migrates a CSM database to a xCAT database. </text:p>
        </text:list-item>
        <text:list-item>
          <text:p text:style-name="P256"><text:a xlink:type="simple" xlink:href="http://xcat.sourceforge.net/man1/cfm2xcat.1.html">cfm2xcat</text:a> – (2.3+)Migrates a CSM cfmupdatenode set to the xdcp -F sync files setup in xCAT.</text:p>
        </text:list-item>
        <text:list-item>
          <text:p text:style-name="P256"><text:a xlink:type="simple" xlink:href="http://xcat.sourceforge.net/man1/groupfiles4dsh.1.html">groupfiles4dsh</text:a><text:span text:style-name="T10"> </text:span><text:span text:style-name="T257">- <text:s/>Creates a directory of nodegroup files to be used with AIX dsh. </text:span></text:p>
        </text:list-item>
      </text:list>
      <text:p text:style-name="P258"/>
      <text:p text:style-name="P259"><text:s/>Others</text:p>
      <text:p text:style-name="P258"/>
      <text:list text:style-name="L29">
        <text:list-item>
          <text:p text:style-name="P260"><text:a xlink:type="simple" xlink:href="http://xcat.sourceforge.net/man8/makedhcp.8.html">makedhcp</text:a> - Creates new dhcp configuration files and updates live dhcp configuration using omapi. <text:s text:c="4"/></text:p>
        </text:list-item>
        <text:list-item>
          <text:p text:style-name="P260"><text:a xlink:type="simple" xlink:href="http://xcat.sourceforge.net/man8/makedns.8.html">makedns</text:a> - sets up domain name services (DNS) from the entries in /etc/hosts. </text:p>
        </text:list-item>
        <text:list-item>
          <text:p text:style-name="P260"><text:a xlink:type="simple" xlink:href="http://xcat.sourceforge.net/man8/makehosts.8.html">makehosts</text:a> - sets up /etc/hosts from the xCAT hosts table.</text:p>
        </text:list-item>
        <text:list-item>
          <text:p text:style-name="P260"><text:a xlink:type="simple" xlink:href="http://xcat.sourceforge.net/man8/makeconservercf.8.html"><text:span text:style-name="T112">m</text:span></text:a><text:a xlink:type="simple" xlink:href="http://xcat.sourceforge.net/man8/makeconservercf.8.html"><text:span text:style-name="T261">akeconservercf</text:span></text:a><text:a xlink:type="simple" xlink:href="http://xcat.sourceforge.net/man8/makeconservercf.8.html"><text:span text:style-name="T262"> </text:span></text:a><text:a xlink:type="simple" xlink:href="http://xcat.sourceforge.net/man8/makeconservercf.8.html"><text:span text:style-name="T263">- </text:span></text:a><text:span text:style-name="T10">creates the conserver.cf configuration file and stops and starts conserver.</text:span></text:p>
        </text:list-item>
        <text:list-item>
          <text:p text:style-name="P260"><text:a xlink:type="simple" xlink:href="http://xcat.sourceforge.net/man8/makeknownhosts.8.html">makeknownhosts </text:a><text:span text:style-name="T10">– creates a ssh known_hosts file from the input node range. </text:span></text:p>
        </text:list-item>
      </text:list>
      <text:list text:style-name="L29">
        <text:list-item text:start-value="1">
          <text:p text:style-name="P260"><text:a xlink:type="simple" xlink:href="http://xcat.sourceforge.net/man8/makenetworks.8.html">makenetworks</text:a> - populates the xCAT networks table, using network information from the local system </text:p>
        </text:list-item>
        <text:list-item>
          <text:p text:style-name="P260"><text:a xlink:type="simple" xlink:href="http://xcat.sourceforge.net/man8/mysqlsetup.8.html">mysqlsetup</text:a> – automatically setup of the MySQL database and xCAT to use MySql. </text:p>
        </text:list-item>
      </text:list>
      <text:list text:style-name="L30">
        <text:list-item>
          <text:p text:style-name="P264"><text:a xlink:type="simple" xlink:href="http://xcat.sourceforge.net/man3/noderange.3.html">noderange</text:a> – Supported syntax for compactly expressing a list of node names.</text:p>
        </text:list-item>
        <text:list-item>
          <text:p text:style-name="P264"><text:a xlink:type="simple" xlink:href="http://xcat.sourceforge.net/man1/pbstop.1.html">pbstop</text:a> - Monitors your cluster in a terminal window. </text:p>
        </text:list-item>
        <text:list-item>
          <text:p text:style-name="P264"><text:a xlink:type="simple" xlink:href="http://xcat.sourceforge.net/man8/pgsqlsetup.8.html">pgsqlsetup</text:a> - ( 2.5 or later)automatically setup of the PostgreSQL <text:s/>database and xCAT to use PostgreSQL.</text:p>
        </text:list-item>
        <text:list-item>
          <text:p text:style-name="P264"><text:a xlink:type="simple" xlink:href="http://xcat.sourceforge.net/man8/xcatconfig.8.html">xcatconfig</text:a> – setups up MN during install. <text:s/>Can be used to reinitialize keys, credentials, site table after install. </text:p>
        </text:list-item>
      </text:list>
      <text:list text:style-name="L31">
        <text:list-item text:start-value="1">
          <text:p text:style-name="P265"><text:a xlink:type="simple" xlink:href="http://xcat.sourceforge.net/man1/xcatstart.1.html">xcatstart</text:a> - Starts the xCAT daemon (xcatd) on AIX. </text:p>
        </text:list-item>
        <text:list-item>
          <text:p text:style-name="P265"><text:a xlink:type="simple" xlink:href="http://xcat.sourceforge.net/man1/xcatstop.1.html">xcatstop</text:a> - Stops the xCAT daemon (xcatd) on AIX. </text:p>
        </text:list-item>
      </text:list>
      <text:list text:style-name="L29">
        <text:list-item text:start-value="1">
          <text:p text:style-name="P260"><text:a xlink:type="simple" xlink:href="http://xcat.sourceforge.net/man1/xcatstart.1.html"><text:span text:style-name="T112">restartxcatd</text:span></text:a> - <text:span text:style-name="T69">restart</text:span> the xCAT daemon (xcatd) on AIX. <text:span text:style-name="T69">(xCAT2.4)</text:span></text:p>
        </text:list-item>
        <text:list-item>
          <text:p text:style-name="P260"><text:a xlink:type="simple" xlink:href="http://xcat.sourceforge.net/man1/xcatchroot.1.html"><text:span text:style-name="T112">xcatchroot</text:span></text:a><text:span text:style-name="T69"> – AIX command (2.4+) to modify an xCAT diskless operating system image.</text:span></text:p>
        </text:list-item>
      </text:list>
      <text:list text:style-name="L32">
        <text:list-item>
          <text:p text:style-name="P266"><text:a xlink:type="simple" xlink:href="http://xcat.sourceforge.net/man1/xCATWorld.1.html">xCATWorld</text:a> – Sample client program for xCAT. </text:p>
        </text:list-item>
      </text:list>
      <text:list text:style-name="L24">
        <text:list-item text:start-value="1">
          <text:p text:style-name="P251"><text:a xlink:type="simple" xlink:href="http://xcat.sourceforge.net/man1/xpbsnodes.1.html">xpbsnodes</text:a> - PBS pbsnodes front-end for a noderange. </text:p>
        </text:list-item>
      </text:list>
      <text:list text:style-name="L33">
        <text:list-item>
          <text:p text:style-name="P267"><text:a xlink:type="simple" xlink:href="http://xcat.sourceforge.net/man1/xcat.1.html"><text:span text:style-name="T268">Summary of <text:s/>xCAT Commands</text:span></text:a><text:span text:style-name="T235"> </text:span></text:p>
        </text:list-item>
      </text:list>
      <text:p text:style-name="P269"/>
      <text:p text:style-name="P269"/>
      <text:list text:style-name="Outline" text:continue-numbering="true">
        <text:list-item>
          <text:h text:style-name="Heading_20_1" text:outline-level="1"><text:span text:style-name="T236">Appendix B: <text:s/>xCAT node group support ( static and dynamic)</text:span></text:h>
        </text:list-item>
      </text:list>
      <text:p text:style-name="P269"/>
      <text:p text:style-name="Default_20_Text">A node group is essentially a named collection of cluster nodes that can be used as a simple way to target an action to a specific set of nodes. <text:s text:c="2"/>The node group names can be used in any xCAT command that targets a node range.</text:p>
      <text:p text:style-name="Default_20_Text"/>
      <text:p text:style-name="P270">XCAT supports both <text:span text:style-name="T271">static</text:span> and <text:span text:style-name="T271">dynamic</text:span> groups. <text:s text:c="2"/>A <text:span text:style-name="T271">static</text:span> group is defined to contain a specific set of cluster nodes. <text:s/><text:span text:style-name="T97">A </text:span><text:span text:style-name="T272">dynamic</text:span><text:span text:style-name="T9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32"/>
      <text:p text:style-name="P32">Note: Dynamic node group support is available in xCAT version 2.3 and later.</text:p>
      <text:p text:style-name="Default_20_Text"/>
      <text:p text:style-name="Default_20_Text">In xCAT, the definition of a <text:span text:style-name="T271">static</text:span> group has been extended to include additional attributes that would normally be assigned to individual nodes. <text:s/>When a node is part of a <text:span text:style-name="T27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71">dynamic</text:span> groups.</text:p>
      <text:p text:style-name="Default_20_Text"/>
      <text:p text:style-name="Default_20_Text">To list all the attributes that may be set for a group definition you can run:</text:p>
      <text:p text:style-name="Default_20_Text"/>
      <text:p text:style-name="Default_20_Text"><text:tab/><text:span text:style-name="T271">lsdef -t group -h</text:span></text:p>
      <text:p text:style-name="Default_20_Text"/>
      <text:p text:style-name="Default_20_Text">When a node is included in one or more <text:span text:style-name="T271">static</text:span> groups a particular node attribute could actually be stored in several different object definitions. <text:s text:c="2"/>It could be in the node definition itself or it could be in one or more <text:span text:style-name="T271">static</text:span> group definitions. <text:s/>The precedence for determining which value to use is to choose the attribute value specified in the node definition if it is provided. If not, then each <text:span text:style-name="T27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Default_20_Text"/>
      <text:p text:style-name="Default_20_Text">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32"/>
      <text:p text:style-name="P270"><text:span text:style-name="T97">Group definitions can be created using the </text:span><text:span text:style-name="T273">mkdef</text:span><text:span text:style-name="T97"> command, changed using the </text:span><text:span text:style-name="T273">chdef</text:span><text:span text:style-name="T97"> command, listed using the </text:span><text:span text:style-name="T273">lsdef</text:span><text:span text:style-name="T97"> command and removed using the </text:span><text:span text:style-name="T273">rmdef</text:span><text:span text:style-name="T97"> command.</text:span></text:p>
      <text:p text:style-name="P274"/>
      <text:p text:style-name="Heading_20_3">Creating a static node group</text:p>
      <text:p text:style-name="Text_20_Body_20_Single">There are two basic ways to create xCAT static node groups. <text:s text:c="2"/>You can either set the “groups” attribute of the node definition or you can create a group definition directly. <text:s/></text:p>
      <text:p text:style-name="P275">You can set the “groups” attribute of the node definition when you are defining the node with the <text:span text:style-name="T73">mkdef</text:span> <text:span text:style-name="T69">or </text:span><text:span text:style-name="T78">nodeadd</text:span><text:span text:style-name="T69"> </text:span>command or you can modify the attribute later using the <text:span text:style-name="T73">chdef</text:span> <text:span text:style-name="T69">or </text:span><text:span text:style-name="T78">nodech</text:span><text:span text:style-name="T69"> </text:span>command. <text:s/>For example, <text:s/>if you want a set of nodes to be added to the group “<text:span text:style-name="T271">aixnodes</text:span>” you could run <text:span text:style-name="T73">chdef</text:span> <text:span text:style-name="T69">or </text:span><text:span text:style-name="T78">nodech</text:span><text:span text:style-name="T69"> </text:span>as follows.</text:p>
      <text:list text:style-name="WW8Num2">
        <text:list-header>
          <text:p text:style-name="P276"/>
        </text:list-header>
      </text:list>
      <text:p text:style-name="P277"><text:tab/><text:span text:style-name="T278">chdef –t node -p –o node01,node02,node03 groups=aixnodes </text:span></text:p>
      <text:p text:style-name="P279"><text:tab/>or</text:p>
      <text:p text:style-name="P279"><text:tab/>nodech node01,node02,node03 groups=aixnodes</text:p>
      <text:p text:style-name="P277">The “-p” (plus) option specifies that “<text:span text:style-name="T271">aixnodes</text:span>” be added to any existing value for the “groups” attribute. <text:span text:style-name="T69">The “-p” (plus) option is not supported by </text:span><text:span text:style-name="T78">nodech</text:span><text:span text:style-name="T69"> command.</text:span></text:p>
      <text:list text:style-name="WW8Num2" text:continue-numbering="true">
        <text:list-header>
          <text:p text:style-name="P276">The second option would be to create a new group definition directly using the <text:span text:style-name="T37">mkdef</text:span><text:span text:style-name="T69"> </text:span>command as follows.</text:p>
        </text:list-header>
      </text:list>
      <text:p text:style-name="P277"><text:tab/><text:span text:style-name="T278">mkdef –t group –o aixnodes members=”node01,node02,node03”</text:span></text:p>
      <text:p text:style-name="P277">These two options will result in exactly the same definitions and attribute values being created in the xCAT database.</text:p>
      <text:p text:style-name="Heading_20_3">Creating a dynamic node group</text:p>
      <text:p text:style-name="Default_20_Text"/>
      <text:p text:style-name="P280">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73">lsdef</text:span> command. The "val" field in selection criteria can be a simple sting or a regular expression. <text:s/>A<text:span text:style-name="T281"> regular expression can only be specified when using the "=~" or "!~" operators.</text:span><text:span text:style-name="T282"> </text:span><text:span text:style-name="T283">See </text:span><text:a xlink:type="simple" xlink:href="http://www.perl.com/doc/manual/html/pod/perlre.html">http://www.perl.com/doc/manual/html/pod/perlre.html</text:a><text:span text:style-name="T283"> for information on the format and syntax of <text:s/>regular expressions.</text:span></text:p>
      <text:p text:style-name="P284"/>
      <text:p text:style-name="P285">Operator descriptions:</text:p>
      <text:p text:style-name="P286"><text:tab/>==<text:tab/>Select nodes where the attribute value is exactly this value.</text:p>
      <text:p text:style-name="P286"><text:s text:c="10"/><text:tab/>!= <text:s text:c="2"/><text:tab/>Select nodes where the attribute value is not this specific value.</text:p>
      <text:p text:style-name="P286"><text:tab/> =~ <text:tab/>Select nodes where the attribute value matches this regular expression.</text:p>
      <text:p text:style-name="P286"><text:tab/>!~ <text:tab/>Select nodes where the attribute value does not match this regular expression.</text:p>
      <text:p text:style-name="P286"/>
      <text:p text:style-name="P284"><text:span text:style-name="T22">The selection criteria can be specified using one or more </text:span><text:span text:style-name="T281">“-w attr&lt;operator&gt;val” options on the command line.</text:span></text:p>
      <text:p text:style-name="P286"/>
      <text:p text:style-name="P286">If the “val” field includes spaces or any other characters that will be parsed by shell then the "attr&lt;operator&gt;val" needs to be quoted.</text:p>
      <text:p text:style-name="P286"/>
      <text:p text:style-name="P286">For example, to create a <text:span text:style-name="T271">dynamic</text:span> node group called <text:span text:style-name="T271">mygroup</text:span>, <text:s/>where the hardware control point is <text:span text:style-name="T271">hmc01</text:span> and the partition profile is not set to <text:span text:style-name="T271">service</text:span>.</text:p>
      <text:p text:style-name="P286"/>
      <text:p text:style-name="P286"><text:tab/><text:span text:style-name="T271">mkdef -t group -o mygroup -d -w hcp==hmc01 -w pprofile!=service</text:span></text:p>
      <text:p text:style-name="P287"/>
      <text:p text:style-name="P288"><text:span text:style-name="T289">To create a </text:span><text:span text:style-name="T290">dynamic</text:span><text:span text:style-name="T289"> node group called </text:span><text:span text:style-name="T290">pslesnodes</text:span><text:span text:style-name="T289">, where the operating system name includes </text:span><text:span text:style-name="T290">sles</text:span><text:span text:style-name="T289"> and the architecture includes </text:span><text:span text:style-name="T290">ppc</text:span><text:span text:style-name="T289">.</text:span></text:p>
      <text:p text:style-name="P291"><text:tab/>mkdef -t group -o pslesnodes -d -w os=~sles[0-9]+ -w arch=~ppc</text:p>
      <text:p text:style-name="P291"/>
      <text:p text:style-name="P288"><text:span text:style-name="T289">To create a dynamic node group called </text:span><text:span text:style-name="T290">nonpbladenodes</text:span><text:span text:style-name="T289"> where the node hardware management method is not set to </text:span><text:span text:style-name="T290">blade </text:span><text:span text:style-name="T289">and the architecture does not include </text:span><text:span text:style-name="T290">ppc</text:span></text:p>
      <text:p text:style-name="P291"><text:s text:c="11"/>mkdef -t group -o nonpbladenodes -d -w mgt!=blade -w 'arch!~ppc'</text:p>
      <text:p text:style-name="P292"/>
      <text:p text:style-name="Default_20_Text"/>
      <text:list text:style-name="Outline" text:continue-numbering="true">
        <text:list-item>
          <text:list text:continue-numbering="true">
            <text:list-item>
              <text:h text:style-name="Heading_20_2" text:outline-level="2"/>
            </text:list-item>
          </text:list>
        </text:list-item>
        <text:list-item>
          <text:h text:style-name="Heading_20_1" text:outline-level="1"><text:span text:style-name="T236">Appendix C: <text:s/>xCAT Database Tables and Object Defs</text:span></text:h>
        </text:list-item>
        <text:list-item>
          <text:h text:style-name="Heading_20_1" text:outline-level="1"/>
        </text:list-item>
      </text:list>
      <text:p text:style-name="Default_20_Text">The xCAT data that is used to manage a cluster is contained in a relational database. <text:s text:c="2"/>Different types of data are stored in different tables. <text:s/>You can manage this information directly using a set of table oriented commands provided by xCAT. </text:p>
      <text:p text:style-name="Default_20_Text"/>
      <text:p text:style-name="Text_20_Body_20_Single"><text:span text:style-name="T10">See </text:span><text:a xlink:type="simple" xlink:href="http://xcat.sf.net/man5/xcatdb.5.html"><text:span text:style-name="T293">the man page for xcatdb</text:span></text:a><text:span text:style-name="T10"> </text:span><text:a xlink:type="simple" xlink:href="http://xcat.sf.net/man5/xcatdb.5.html"><text:span text:style-name="T293">for a description of the xCAT tables.</text:span></text:a></text:p>
      <text:p text:style-name="Text_20_Body_20_Single"><text:a xlink:type="simple" xlink:href="http://xcat.sf.net/man5/xcatdb.5.html"><text:span text:style-name="T293">Note:</text:span></text:a></text:p>
      <text:p text:style-name="P294"><text:a xlink:type="simple" xlink:href="http://xcat.sf.net/man5/xcatdb.5.html">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a></text:p>
      <text:p text:style-name="P296"/>
      <text:p text:style-name="P296">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_20_Single"><text:a xlink:type="simple" xlink:href="http://xcat.sf.net/man5/xcatdb.5.html"><text:span text:style-name="T293"/></text:a></text:p>
      <text:p text:style-name="Default_20_Text">To manage these tables directly, xCAT provides the <text:span text:style-name="T37">chtab, tabdump, tabrestore</text:span>, and <text:span text:style-name="T37">tabedit</text:span> commands.</text:p>
      <text:list text:style-name="Outline" text:continue-numbering="true">
        <text:list-item>
          <text:list text:continue-numbering="true">
            <text:list-item>
              <text:h text:style-name="Heading_20_2" text:outline-level="2">Object definitions</text:h>
            </text:list-item>
          </text:list>
        </text:list-item>
      </text:list>
      <text:p text:style-name="Default_20_Text"/>
      <text:p text:style-name="Default_20_Text">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9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98"/>
      <text:p text:style-name="P298">The following data object types are currently supported.</text:p>
      <text:list text:style-name="WW8Num17">
        <text:list-item text:start-value="1">
          <text:p text:style-name="P299"><text:span text:style-name="T73">site</text:span> - Cluster-wide information. All the data is stored in the <text:span text:style-name="T300">site</text:span> table. </text:p>
        </text:list-item>
        <text:list-item>
          <text:p text:style-name="P299"><text:span text:style-name="T7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9"><text:span text:style-name="T73">network</text:span> - A description of a unique network. <text:s/>This data is stored in the <text:span text:style-name="T300">networks</text:span> table. </text:p>
        </text:list-item>
        <text:list-item>
          <text:p text:style-name="P299"><text:span text:style-name="T73">monitoring</text:span> - A description of a monitoring plugin. <text:s/>This data is stored in the <text:span text:style-name="T300">monitoring </text:span>table.</text:p>
        </text:list-item>
        <text:list-item>
          <text:p text:style-name="P301"><text:span text:style-name="T37">notification</text:span> - <text:s/>Defines <text:span text:style-name="T15">the Perl modules and commands that will get called for changes in certain xCAT database tables. <text:s/></text:span>The data is stored in the <text:span text:style-name="T300">notification</text:span> table.<text:span text:style-name="T15"> </text:span></text:p>
        </text:list-item>
        <text:list-item>
          <text:p text:style-name="P299"><text:span text:style-name="T7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2"><text:span text:style-name="T73">osimage</text:span> – Defines a unique operating system image and related resources that are required for xCAT to deploy a cluster node.</text:p>
        </text:list-item>
        <text:list-item>
          <text:p text:style-name="P302"><text:span text:style-name="T73">policy</text:span> - Controls who has authority to run specific xCAT operations.</text:p>
        </text:list-item>
        <text:list-item>
          <text:p text:style-name="P303">boottarget <text:span text:style-name="T22">- Target profiles with their accompanying kernel parameters.</text:span></text:p>
        </text:list-item>
        <text:list-item>
          <text:p text:style-name="P303">eventlog -<text:span text:style-name="T22"> Stores events that occurred.</text:span></text:p>
        </text:list-item>
      </text:list>
      <text:p text:style-name="P175"/>
      <text:p text:style-name="Default_20_Text">There are four basic xCAT commands that may be used to manage any of the data object definitions.</text:p>
      <text:list text:style-name="WW8Num15">
        <text:list-item text:start-value="1">
          <text:p text:style-name="P304"><text:span text:style-name="T73">mkdef</text:span> – Make data object definitions.</text:p>
        </text:list-item>
        <text:list-item>
          <text:p text:style-name="P305"><text:span text:style-name="T73">chdef</text:span> - Change data object definitions.</text:p>
        </text:list-item>
        <text:list-item>
          <text:p text:style-name="P305"><text:span text:style-name="T73">lsdef</text:span> - List data object definitions.</text:p>
        </text:list-item>
        <text:list-item>
          <text:p text:style-name="P306"><text:span text:style-name="T73">rmdef</text:span> - Remove data object definitions.</text:p>
        </text:list-item>
      </text:list>
      <text:p text:style-name="P255">In addition to the standard command line input and output the <text:span text:style-name="T37">mkdef</text:span>, <text:span text:style-name="T37">chdef</text:span>, and <text:span text:style-name="T37">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255"><text:s/></text:p>
      <text:list text:style-name="WW8Num4">
        <text:list-item text:start-value="1">
          <text:p text:style-name="P307">To create a set of definitions using information contained in a stanza file.</text:p>
        </text:list-item>
      </text:list>
      <text:p text:style-name="P308">cat mystanzafile <text:s/>| mkdef <text:s/>-z</text:p>
      <text:list text:style-name="WW8Num4" text:continue-numbering="true">
        <text:list-header>
          <text:p text:style-name="P309"/>
        </text:list-header>
        <text:list-item>
          <text:p text:style-name="P307">To write all node definitions to a stanza file.</text:p>
          <text:p text:style-name="P310">lsdef –t node -l -z &gt; nodestanzafile</text:p>
        </text:list-item>
      </text:list>
      <text:p text:style-name="P255"/>
      <text:p text:style-name="P255">The stanza file support also provides an easy way to backup and restore the cluster data.</text:p>
      <text:p text:style-name="P255"/>
      <text:p text:style-name="P270">For more information on the use of stanza files see the <text:span text:style-name="T37">xcatstanzafile</text:span> <text:span text:style-name="T37">man</text:span> page.</text:p>
      <text:list text:style-name="Outline" text:continue-numbering="true">
        <text:list-item>
          <text:h text:style-name="P311" text:outline-level="1"><text:bookmark-start text:name="_Ref191868728"/><text:span text:style-name="T236">A</text:span><text:bookmark-end text:name="_Ref191868728"/><text:span text:style-name="T236">ppendix D: Customizing Your Nodes by Creating Your Own Postscripts</text:span></text:h>
        </text:list-item>
      </text:list>
      <text:p text:style-name="P312"/>
      <text:p text:style-name="Default_20_Text">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13">chtab node=mygroup postscripts.postscripts=mypostscript</text:p>
      <text:p text:style-name="P313"/>
      <text:p text:style-name="Text_20_Body_20_Single">On each node, 1<text:span text:style-name="T3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_20_Single">When your postscript is executed on the node, serveral variable will be set in the environment, which your script can use to control its actions:</text:p>
      <text:list text:style-name="L34">
        <text:list-item>
          <text:p text:style-name="P315">MASTER – the management node or service node that this node is booting from</text:p>
        </text:list-item>
        <text:list-item>
          <text:p text:style-name="P315">NODE – the hostname of this node</text:p>
        </text:list-item>
        <text:list-item>
          <text:p text:style-name="P315">OSVER, ARCH, PROFILE – this node's attributes from the nodetype table</text:p>
        </text:list-item>
        <text:list-item>
          <text:p text:style-name="P315">NODESETSTATE – the argument given to nodeset for this node</text:p>
        </text:list-item>
        <text:list-item>
          <text:p text:style-name="P315">NTYPE - “service” or “compute”</text:p>
        </text:list-item>
        <text:list-item>
          <text:p text:style-name="P315">all the site table attributes <text:s/>are exported. <text:s/>You can add your own site table attributes to have other data available to your postscript. </text:p>
        </text:list-item>
      </text:list>
      <text:list text:style-name="Outline" text:continue-numbering="true">
        <text:list-item>
          <text:list text:continue-numbering="true">
            <text:list-item>
              <text:h text:style-name="Heading_20_2" text:outline-level="2"/>
            </text:list-item>
          </text:list>
        </text:list-item>
      </text:list>
      <text:p text:style-name="Text_20_Body_20_Single"/>
      <text:p text:style-name="P316"/>
      <text:list text:style-name="Outline" text:continue-numbering="true">
        <text:list-item>
          <text:list text:continue-numbering="true">
            <text:list-item>
              <text:h text:style-name="P317" text:outline-level="2"><text:s/>Suggestions for writing postscripts</text:h>
            </text:list-item>
          </text:list>
        </text:list-item>
      </text:list>
      <text:list text:style-name="L35">
        <text:list-item>
          <text:p text:style-name="P318"><text:span text:style-name="T319">S</text:span><text:span text:style-name="T320">ome compute node profiles exclude perl to keep the image as small as possible. <text:s/>If this is your case, your postscripts should obviously be written in another shell language, e.g. bash, ksh. </text:span></text:p>
        </text:list-item>
        <text:list-item>
          <text:p text:style-name="P321">If a postscript is specific for an os, <text:s/>name your postscript <text:s text:c="3"/>mypostscript.osname, e.g <text:s/>setupssh.aix.</text:p>
        </text:list-item>
        <text:list-item>
          <text:p text:style-name="P321">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list-style-name="Outline" style:list-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Default_20_Text" style:next-style-name="Default_20_Text" style:list-style-name="" style:list-level="1" style:class="text">
      <style:paragraph-properties fo:margin-left="0in" fo:margin-right="0in" fo:margin-top="0.1665in" fo:margin-bottom="0.0417in" fo:text-indent="0in" style:auto-text-indent="false" fo:background-color="transparent" fo:keep-with-next="alway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list-style-name="" style:list-level="1"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2" style:display-name="Bullet 2" style:family="paragraph" style:parent-style-name="Default_20_Text">
      <style:paragraph-properties fo:margin-left="0.5in" fo:margin-right="0in" fo:text-indent="-0.25in" style:auto-text-indent="false"/>
    </style:style>
    <style:style style:name="Default_20_Text" style:display-name="Default Text" style:family="paragraph" style:class="text"/>
    <style:style style:name="Heading_20_1" style:display-name="Heading 1" style:family="paragraph" style:parent-style-name="Default_20_Text" style:next-style-name="Default_20_Text" style:list-style-name="Outline" style:list-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list-style-name="Outline" style:list-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_20_Single" style:display-name="Text Body Single" style:family="paragraph" style:parent-style-name="Default_20_Text" style:class="text">
      <style:paragraph-properties fo:margin-top="0in" fo:margin-bottom="0.0835in"/>
    </style:style>
    <style:style style:name="Title" style:family="paragraph" style:parent-style-name="Default_20_Text" style:next-style-name="Subtitle">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list-level="1">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list-level="1">
      <style:paragraph-properties fo:margin-left="0in" fo:margin-right="0in" fo:text-indent="0in" style:auto-text-indent="false"/>
    </style:style>
    <style:style style:name="List_20_Bullet_20_3" style:display-name="List Bullet 3" style:family="paragraph" style:parent-style-name="Default_20_Text" style:list-style-name="WW8Num7" style:list-level="1">
      <style:paragraph-properties fo:margin-left="0in" fo:margin-right="0in" fo:text-indent="0in" style:auto-text-indent="false"/>
    </style:style>
    <style:style style:name="List_20_Bullet_20_4" style:display-name="List Bullet 4" style:family="paragraph" style:parent-style-name="Default_20_Text" style:list-style-name="WW8Num6" style:list-level="1">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list-level="1">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list-level="1">
      <style:paragraph-properties fo:margin-left="0in" fo:margin-right="0in" fo:text-indent="0in" style:auto-text-indent="false"/>
    </style:style>
    <style:style style:name="List_20_Number_20_4" style:display-name="List Number 4" style:family="paragraph" style:parent-style-name="Default_20_Text" style:list-style-name="WW8Num2" style:list-level="1">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list-level="1">
      <style:paragraph-properties fo:margin-left="0in" fo:margin-right="0in" fo:text-indent="0in" style:auto-text-indent="false"/>
    </style:style>
    <style:style style:name="Code" style:family="paragraph" style:parent-style-name="Default_20_Text"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List_20_Paragraph" style:display-name="List Paragraph" style:family="paragraph" style:parent-style-name="Default_20_Text">
      <style:paragraph-properties fo:margin-left="0.5in" fo:margin-right="0in" fo:text-indent="0in" style:auto-text-indent="false"/>
    </style:style>
    <style:style style:name="Untitled1" style:family="paragraph" style:parent-style-name="Heading_20_3" style:class="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type="single"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type="single"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Tahoma1"/>
      </text:list-level-style-bullet>
      <text:list-level-style-bullet text:level="2" text:style-name="Numbering_20_Symbols" text:bullet-char="•">
        <style:list-level-properties text:space-before="0.1579in" text:min-label-width="0.1575in"/>
        <style:text-properties style:font-name="Tahoma1"/>
      </text:list-level-style-bullet>
      <text:list-level-style-bullet text:level="3" text:style-name="Numbering_20_Symbols" text:bullet-char="•">
        <style:list-level-properties text:space-before="0.3146in" text:min-label-width="0.1575in"/>
        <style:text-properties style:font-name="Tahoma1"/>
      </text:list-level-style-bullet>
      <text:list-level-style-bullet text:level="4" text:style-name="Numbering_20_Symbols" text:bullet-char="•">
        <style:list-level-properties text:space-before="0.4724in" text:min-label-width="0.1575in"/>
        <style:text-properties style:font-name="Tahoma1"/>
      </text:list-level-style-bullet>
      <text:list-level-style-bullet text:level="5" text:style-name="Numbering_20_Symbols" text:bullet-char="•">
        <style:list-level-properties text:space-before="0.6299in" text:min-label-width="0.1575in"/>
        <style:text-properties style:font-name="Tahoma1"/>
      </text:list-level-style-bullet>
      <text:list-level-style-bullet text:level="6" text:style-name="Numbering_20_Symbols" text:bullet-char="•">
        <style:list-level-properties text:space-before="0.7878in" text:min-label-width="0.1575in"/>
        <style:text-properties style:font-name="Tahoma1"/>
      </text:list-level-style-bullet>
      <text:list-level-style-bullet text:level="7" text:style-name="Numbering_20_Symbols" text:bullet-char="•">
        <style:list-level-properties text:space-before="0.9445in" text:min-label-width="0.1575in"/>
        <style:text-properties style:font-name="Tahoma1"/>
      </text:list-level-style-bullet>
      <text:list-level-style-bullet text:level="8" text:style-name="Numbering_20_Symbols" text:bullet-char="•">
        <style:list-level-properties text:space-before="1.1024in" text:min-label-width="0.1575in"/>
        <style:text-properties style:font-name="Tahoma1"/>
      </text:list-level-style-bullet>
      <text:list-level-style-bullet text:level="9" text:style-name="Numbering_20_Symbols" text:bullet-char="•">
        <style:list-level-properties text:space-before="1.2598in" text:min-label-width="0.1575in"/>
        <style:text-properties style:font-name="Tahoma1"/>
      </text:list-level-style-bullet>
      <text:list-level-style-bullet text:level="10" text:style-name="Numbering_20_Symbols" text:bullet-char="•">
        <style:list-level-properties text:space-before="1.4177in" text:min-label-width="0.1575in"/>
        <style:text-properties style:font-name="Tahoma1"/>
      </text:list-level-style-bullet>
    </text:list-style>
    <text:list-style style:name="List_20_5" style:display-name="List 5">
      <text:list-level-style-bullet text:level="1" text:style-name="Numbering_20_Symbols" text:bullet-char="✗">
        <style:list-level-properties text:min-label-width="0.1575in"/>
        <style:text-properties style:font-name="Tahoma1"/>
      </text:list-level-style-bullet>
      <text:list-level-style-bullet text:level="2" text:style-name="Numbering_20_Symbols" text:bullet-char="✗">
        <style:list-level-properties text:space-before="0.1579in" text:min-label-width="0.1575in"/>
        <style:text-properties style:font-name="Tahoma1"/>
      </text:list-level-style-bullet>
      <text:list-level-style-bullet text:level="3" text:style-name="Numbering_20_Symbols" text:bullet-char="✗">
        <style:list-level-properties text:space-before="0.3146in" text:min-label-width="0.1575in"/>
        <style:text-properties style:font-name="Tahoma1"/>
      </text:list-level-style-bullet>
      <text:list-level-style-bullet text:level="4" text:style-name="Numbering_20_Symbols" text:bullet-char="✗">
        <style:list-level-properties text:space-before="0.4724in" text:min-label-width="0.1575in"/>
        <style:text-properties style:font-name="Tahoma1"/>
      </text:list-level-style-bullet>
      <text:list-level-style-bullet text:level="5" text:style-name="Numbering_20_Symbols" text:bullet-char="✗">
        <style:list-level-properties text:space-before="0.6299in" text:min-label-width="0.1575in"/>
        <style:text-properties style:font-name="Tahoma1"/>
      </text:list-level-style-bullet>
      <text:list-level-style-bullet text:level="6" text:style-name="Numbering_20_Symbols" text:bullet-char="✗">
        <style:list-level-properties text:space-before="0.7878in" text:min-label-width="0.1575in"/>
        <style:text-properties style:font-name="Tahoma1"/>
      </text:list-level-style-bullet>
      <text:list-level-style-bullet text:level="7" text:style-name="Numbering_20_Symbols" text:bullet-char="✗">
        <style:list-level-properties text:space-before="0.9445in" text:min-label-width="0.1575in"/>
        <style:text-properties style:font-name="Tahoma1"/>
      </text:list-level-style-bullet>
      <text:list-level-style-bullet text:level="8" text:style-name="Numbering_20_Symbols" text:bullet-char="✗">
        <style:list-level-properties text:space-before="1.1024in" text:min-label-width="0.1575in"/>
        <style:text-properties style:font-name="Tahoma1"/>
      </text:list-level-style-bullet>
      <text:list-level-style-bullet text:level="9" text:style-name="Numbering_20_Symbols" text:bullet-char="✗">
        <style:list-level-properties text:space-before="1.2598in" text:min-label-width="0.1575in"/>
        <style:text-properties style:font-name="Tahoma1"/>
      </text:list-level-style-bullet>
      <text:list-level-style-bullet text:level="10" text:style-name="Numbering_20_Symbols" text:bullet-char="✗">
        <style:list-level-properties text:space-before="1.4177in" text:min-label-width="0.1575in"/>
        <style:text-properties style:font-name="Tahoma1"/>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fo:font-family="'Times New Roman'" style:font-charset="x-symbol"/>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fo:font-family="'Times New Roman'" style:font-charset="x-symbol"/>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fo:font-family="'Times New Roman'" style:font-charset="x-symbol"/>
      </text:list-level-style-bullet>
      <text:list-level-style-bullet text:level="2" text:style-name="Bullet_20_Symbols" style:num-suffix=")" text:bullet-char="■">
        <style:list-level-properties text:space-before="0.25in" text:min-label-width="0.25in"/>
        <style:text-properties fo:font-family="'Times New Roman'" style:font-charset="x-symbol"/>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fo:font-family="'Times New Roman'" style:font-charset="x-symbol"/>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fo:font-family="'Times New Roman'" style:font-charset="x-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dc:title>xCAT 2 Top</dc:title>
    <!--645(Build:8693)-->
    <dc:title>xCAT 2 Top</dc:title>
    <meta:initial-creator>IBM_USER</meta:initial-creator>
    <meta:creation-date>2008-03-11T09:00:00</meta:creation-date>
    <dc:creator>mellor</dc:creator>
    <dc:date>2010-07-12T14:33:50</dc:date>
    <meta:printed-by>Egan Ford</meta:printed-by>
    <meta:print-date>2008-05-08T10:26:10</meta:print-date>
    <dc:language>en-US</dc:language>
    <meta:editing-cycles>721</meta:editing-cycles>
    <meta:editing-duration>P11DT16H45M44S</meta:editing-duration>
    <meta:user-defined meta:name="Info 1"/>
    <meta:user-defined meta:name="Info 2"/>
    <meta:user-defined meta:name="Info 3"/>
    <meta:user-defined meta:name="Info 4"/>
    <meta:document-statistic meta:table-count="0" meta:image-count="0" meta:object-count="0" meta:page-count="32" meta:paragraph-count="1029" meta:word-count="9966" meta:character-count="64832"/>
  </office:meta>
</office:document-meta>
</file>